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Font544" svg:font-family="Font544, 'Times New Roman'"/>
    <style:font-face style:name="Font555" svg:font-family="Font555, 'Times New Roman'"/>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0_0_20_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 style:family="paragraph" style:parent-style-name="_30_0_20_ANA_20_METIN">
      <style:paragraph-properties fo:margin-left="0cm" fo:margin-right="0.3cm" fo:line-height="0.564cm"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3" style:family="paragraph" style:parent-style-name="_30_0_20_ANA_20_METIN">
      <style:paragraph-properties fo:margin-left="0cm" fo:margin-right="0.3cm" fo:line-height="0.564cm" fo:text-indent="1cm" style:auto-text-indent="false"/>
      <style:text-properties style:font-name="DejaVu Sans" fo:font-size="11pt" fo:language="tr" fo:country="TR" style:font-size-asian="11pt" style:font-name-complex="Times New Roman" style:font-size-complex="11pt"/>
    </style:style>
    <style:style style:name="P4" style:family="paragraph" style:parent-style-name="_30_0_20_ANA_20_METIN" style:list-style-name="">
      <style:paragraph-properties fo:margin-left="0cm" fo:margin-right="0.3cm" fo:line-height="0.564cm" fo:text-indent="1cm" style:auto-text-indent="false"/>
      <style:text-properties style:font-name="DejaVu Sans" fo:font-size="11pt" fo:language="tr" fo:country="TR" style:font-size-asian="11pt" style:font-name-complex="Times New Roman" style:font-size-complex="11pt"/>
    </style:style>
    <style:style style:name="P5" style:family="paragraph" style:parent-style-name="_30_0_20_ANA_20_METIN">
      <style:paragraph-properties fo:margin-left="0cm" fo:margin-right="0.3cm" fo:line-height="0.564cm"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6" style:family="paragraph" style:parent-style-name="_30_0_20_ANA_20_METIN">
      <style:paragraph-properties fo:margin-left="0cm" fo:margin-right="0.3cm" fo:line-height="0.564cm" fo:text-indent="1cm" style:auto-text-indent="false"/>
      <style:text-properties style:font-name="DejaVu Sans"/>
    </style:style>
    <style:style style:name="P7" style:family="paragraph" style:parent-style-name="_30_0_20_ANA_20_METIN" style:list-style-name="WW8Num8">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8" style:family="paragraph" style:parent-style-name="_30_0_20_ARA_20_BASLIK">
      <style:paragraph-properties fo:margin-left="0cm" fo:margin-right="0.3cm" fo:line-height="0.564cm" fo:text-align="justify" style:justify-single-word="false" fo:text-indent="1cm" style:auto-text-indent="false"/>
      <style:text-properties style:font-name="DejaVu Sans" fo:font-size="14pt" fo:letter-spacing="normal" fo:language="tr" fo:country="TR" style:font-size-asian="14pt" style:font-name-complex="Times New Roman" style:font-size-complex="14pt"/>
    </style:style>
    <style:style style:name="P9" style:family="paragraph" style:parent-style-name="_30_0_20_ARA_20_BASLIK" style:list-style-name="">
      <style:paragraph-properties fo:margin-left="0cm" fo:margin-right="0.3cm" fo:line-height="0.564cm" fo:text-align="justify" style:justify-single-word="false" fo:text-indent="1cm" style:auto-text-indent="false"/>
      <style:text-properties style:font-name="DejaVu Sans" fo:font-size="14pt" fo:language="tr" fo:country="TR" style:font-size-asian="14pt" style:font-name-complex="Times New Roman" style:font-size-complex="14pt"/>
    </style:style>
    <style:style style:name="P10" style:family="paragraph" style:parent-style-name="_30_0_20_ARA_20_BASLIK" style:list-style-name="">
      <style:paragraph-properties fo:margin-left="0cm" fo:margin-right="0.3cm" fo:line-height="0.564cm" fo:text-align="justify" style:justify-single-word="false" fo:text-indent="1cm" style:auto-text-indent="false"/>
      <style:text-properties style:font-name="DejaVu Sans" fo:font-size="11pt" fo:letter-spacing="normal" fo:language="tr" fo:country="TR" fo:font-style="italic" fo:font-weight="normal" style:font-size-asian="11pt" style:font-style-asian="italic" style:font-weight-asian="normal" style:font-name-complex="Times New Roman" style:font-size-complex="11pt"/>
    </style:style>
    <style:style style:name="P11" style:family="paragraph" style:parent-style-name="_30_0_20_ARA_20_BASLIK">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style>
    <style:style style:name="P12" style:family="paragraph" style:parent-style-name="_30_0_20_ARA_20_BASLIK" style:list-style-name="">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style>
    <style:style style:name="P13" style:family="paragraph" style:parent-style-name="_30_0_20_ARA_20_BASLIK">
      <style:paragraph-properties fo:margin-left="0cm" fo:margin-right="0.3cm" fo:line-height="0.564cm" fo:text-align="justify" style:justify-single-word="false" fo:text-indent="1cm" style:auto-text-indent="false"/>
      <style:text-properties style:font-name="DejaVu Sans" fo:font-size="11pt" fo:language="tr" fo:country="TR" fo:font-weight="normal" style:font-size-asian="11pt" style:font-weight-asian="normal" style:font-name-complex="Times New Roman" style:font-size-complex="11pt"/>
    </style:style>
    <style:style style:name="P14" style:family="paragraph" style:parent-style-name="_30_0_20_ARA_20_BASLIK" style:list-style-name="">
      <style:paragraph-properties fo:margin-left="0cm" fo:margin-right="0.3cm" fo:line-height="0.564cm" fo:text-align="justify" style:justify-single-word="false" fo:text-indent="1cm" style:auto-text-indent="false"/>
      <style:text-properties style:font-name="DejaVu Sans" fo:font-size="11pt" fo:language="tr" fo:country="TR" fo:font-weight="normal" style:font-size-asian="11pt" style:font-weight-asian="normal" style:font-name-complex="Times New Roman" style:font-size-complex="11pt"/>
    </style:style>
    <style:style style:name="P15" style:family="paragraph" style:parent-style-name="_30_0_20_ARA_20_BASLIK">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16" style:family="paragraph" style:parent-style-name="_30_0_20_ARA_20_BASLIK" style:list-style-name="">
      <style:paragraph-properties fo:margin-left="0cm" fo:margin-right="0.3cm" fo:line-height="100%" fo:text-align="justify" style:justify-single-word="false" fo:text-indent="1cm" style:auto-text-indent="false" fo:break-before="page"/>
      <style:text-properties style:font-name="DejaVu Sans" fo:font-size="18pt" fo:language="tr" fo:country="TR" style:font-size-asian="18pt" style:font-name-complex="Times New Roman" style:font-size-complex="18pt"/>
    </style:style>
    <style:style style:name="P17" style:family="paragraph" style:parent-style-name="_30_0_20_AYET">
      <style:paragraph-properties fo:margin-left="0cm" fo:margin-right="0.3cm" fo:line-height="0.564cm" fo:text-indent="1cm" style:auto-text-indent="false">
        <style:tab-stops>
          <style:tab-stop style:position="1.27cm"/>
        </style:tab-stops>
      </style:paragraph-properties>
      <style:text-properties style:font-name="DejaVu Sans" fo:font-size="11pt" fo:font-weight="normal" style:font-size-asian="11pt" style:font-weight-asian="normal" style:font-name-complex="Times New Roman" style:font-size-complex="11pt"/>
    </style:style>
    <style:style style:name="P18" style:family="paragraph" style:parent-style-name="_30_0_20_AYET">
      <style:paragraph-properties fo:margin-left="0cm" fo:margin-right="0.3cm" fo:line-height="0.564cm" fo:text-indent="1cm" style:auto-text-indent="false">
        <style:tab-stops>
          <style:tab-stop style:position="1.27cm"/>
        </style:tab-stops>
      </style:paragraph-properties>
      <style:text-properties style:font-name="DejaVu Sans" fo:font-size="11pt" style:font-size-asian="11pt" style:font-name-complex="Times New Roman" style:font-size-complex="11pt"/>
    </style:style>
    <style:style style:name="P19" style:family="paragraph" style:parent-style-name="_30_0_20_AYET">
      <style:paragraph-properties fo:margin-left="0cm" fo:margin-right="0.3cm" fo:line-height="0.564cm" fo:text-indent="1cm" style:auto-text-indent="false"/>
      <style:text-properties style:font-name="DejaVu Sans" fo:font-size="11pt" fo:language="tr" fo:country="TR" fo:font-weight="normal" style:font-size-asian="11pt" style:font-weight-asian="normal" style:font-name-complex="Times New Roman" style:font-size-complex="11pt"/>
    </style:style>
    <style:style style:name="P20" style:family="paragraph" style:parent-style-name="_30_0_20_AYET">
      <style:paragraph-properties fo:margin-left="0cm" fo:margin-right="0.3cm" fo:line-height="0.564cm" fo:text-indent="1cm" style:auto-text-indent="false"/>
      <style:text-properties style:font-name="DejaVu Sans" fo:font-size="11pt" fo:language="tr" fo:country="TR" style:font-size-asian="11pt" style:font-name-complex="Times New Roman" style:font-size-complex="11pt"/>
    </style:style>
    <style:style style:name="P21" style:family="paragraph" style:parent-style-name="_30_0_20_AYET">
      <style:paragraph-properties fo:margin-left="0cm" fo:margin-right="0.3cm" fo:line-height="0.564cm"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22" style:family="paragraph" style:parent-style-name="_30_0_20_AYET">
      <style:paragraph-properties fo:margin-left="0cm" fo:margin-right="0.3cm" fo:line-height="0.564cm" fo:text-indent="1cm" style:auto-text-indent="false"/>
      <style:text-properties style:font-name="DejaVu Sans" fo:font-size="11pt" fo:letter-spacing="-0.009cm" fo:language="tr" fo:country="TR" fo:font-weight="normal" style:letter-kerning="true" style:font-size-asian="11pt" style:font-weight-asian="normal" style:font-name-complex="Times New Roman" style:font-size-complex="11pt"/>
    </style:style>
    <style:style style:name="P23" style:family="paragraph" style:parent-style-name="_30_0_20_AYET">
      <style:paragraph-properties fo:margin-left="0cm" fo:margin-right="0.3cm" fo:line-height="0.564cm" fo:text-indent="1cm" style:auto-text-indent="false"/>
      <style:text-properties style:font-name="DejaVu Sans"/>
    </style:style>
    <style:style style:name="P24" style:family="paragraph" style:parent-style-name="_30_0_20_AYET">
      <style:paragraph-properties fo:margin-left="0cm" fo:margin-right="0.3cm" fo:line-height="0.564cm" fo:text-indent="1cm" style:auto-text-indent="false" fo:break-before="page"/>
      <style:text-properties style:font-name="DejaVu Sans" fo:font-size="11pt" fo:language="tr" fo:country="TR" style:font-size-asian="11pt" style:font-name-complex="Times New Roman" style:font-size-complex="11pt"/>
    </style:style>
    <style:style style:name="P25" style:family="paragraph" style:parent-style-name="_30_0_20_HADIS">
      <style:paragraph-properties fo:margin-left="0cm" fo:margin-right="0.3cm" fo:margin-top="0cm" fo:margin-bottom="0cm" loext:contextual-spacing="false" fo:line-height="0.564cm" fo:text-indent="1cm" style:auto-text-indent="false"/>
    </style:style>
    <style:style style:name="P26" style:family="paragraph" style:parent-style-name="_30_0_20_HADIS">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tr" fo:country="TR" style:font-size-asian="11pt" style:font-name-complex="Times New Roman" style:font-size-complex="11pt"/>
    </style:style>
    <style:style style:name="P27" style:family="paragraph" style:parent-style-name="_30_0_20_HADIS">
      <style:paragraph-properties fo:margin-left="0cm" fo:margin-right="0.3cm" fo:margin-top="0cm" fo:margin-bottom="0cm" loext:contextual-spacing="false" fo:line-height="0.564cm" fo:text-indent="1cm" style:auto-text-indent="false"/>
      <style:text-properties fo:color="#000000" style:font-name="DejaVu Sans" fo:font-size="11pt" fo:language="tr" fo:country="TR" style:font-size-asian="11pt" style:font-name-complex="Times New Roman" style:font-size-complex="11pt"/>
    </style:style>
    <style:style style:name="P28" style:family="paragraph" style:parent-style-name="_30_0_20_HADIS" style:list-style-name="">
      <style:paragraph-properties fo:margin-left="0cm" fo:margin-right="0.3cm" fo:margin-top="0cm" fo:margin-bottom="0cm" loext:contextual-spacing="false" fo:line-height="0.564cm" fo:text-indent="1cm" style:auto-text-indent="false"/>
      <style:text-properties fo:color="#000000" style:font-name="DejaVu Sans" fo:font-size="11pt" fo:language="tr" fo:country="TR" style:font-size-asian="11pt" style:font-name-complex="Times New Roman" style:font-size-complex="11pt"/>
    </style:style>
    <style:style style:name="P29" style:family="paragraph" style:parent-style-name="_30_0_20_HADIS">
      <style:paragraph-properties fo:margin-left="0cm" fo:margin-right="0.3cm" fo:margin-top="0cm" fo:margin-bottom="0cm" loext:contextual-spacing="false" fo:line-height="0.564cm" fo:text-indent="1cm" style:auto-text-indent="false"/>
      <style:text-properties fo:color="#000000" style:font-name="DejaVu Sans" fo:font-size="11pt" fo:letter-spacing="0.009cm" fo:language="tr" fo:country="TR" style:font-size-asian="11pt" style:font-name-complex="Times New Roman" style:font-size-complex="11pt"/>
    </style:style>
    <style:style style:name="P30" style:family="paragraph" style:parent-style-name="_30_0_20_HADIS" style:list-style-name="">
      <style:paragraph-properties fo:margin-left="0cm" fo:margin-right="0.3cm" fo:margin-top="0cm" fo:margin-bottom="0cm" loext:contextual-spacing="false" fo:line-height="0.564cm" fo:text-indent="1cm" style:auto-text-indent="false"/>
      <style:text-properties fo:color="#000000" style:font-name="DejaVu Sans" fo:font-size="11pt" fo:letter-spacing="0.009cm" fo:language="tr" fo:country="TR" style:font-size-asian="11pt" style:font-name-complex="Times New Roman" style:font-size-complex="11pt"/>
    </style:style>
    <style:style style:name="P31" style:family="paragraph" style:parent-style-name="_30_0_20_HADIS">
      <style:paragraph-properties fo:margin-left="0cm" fo:margin-right="0.3cm" fo:margin-top="0cm" fo:margin-bottom="0cm" loext:contextual-spacing="false" fo:line-height="0.564cm" fo:text-indent="1cm" style:auto-text-indent="false"/>
      <style:text-properties style:font-name="DejaVu Sans"/>
    </style:style>
    <style:style style:name="P32" style:family="paragraph" style:parent-style-name="_30_0_20_HADIS" style:list-style-name="">
      <style:paragraph-properties fo:margin-left="0cm" fo:margin-right="0.3cm" fo:margin-top="0cm" fo:margin-bottom="0cm" loext:contextual-spacing="false" fo:line-height="0.564cm" fo:text-indent="1cm" style:auto-text-indent="false"/>
      <style:text-properties style:font-name="DejaVu Sans"/>
    </style:style>
    <style:style style:name="P33" style:family="paragraph" style:parent-style-name="_30_0_20_HADIS">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font-name-complex="Times New Roman" style:font-size-complex="11pt"/>
    </style:style>
    <style:style style:name="P34" style:family="paragraph" style:parent-style-name="_30_0_20_HADIS">
      <style:paragraph-properties fo:margin-left="0cm" fo:margin-right="0.3cm" fo:margin-top="0cm" fo:margin-bottom="0cm" loext:contextual-spacing="false" fo:line-height="0.564cm" fo:text-indent="1cm" style:auto-text-indent="false"/>
      <style:text-properties style:font-name="DejaVu Sans" fo:font-size="11pt" fo:language="tr" fo:country="TR" style:font-size-asian="11pt" style:font-name-complex="Times New Roman" style:font-size-complex="11pt"/>
    </style:style>
    <style:style style:name="P35" style:family="paragraph" style:parent-style-name="_30_0_20_HADIS" style:list-style-name="">
      <style:paragraph-properties fo:margin-left="0cm" fo:margin-right="0.3cm" fo:margin-top="0cm" fo:margin-bottom="0cm" loext:contextual-spacing="false" fo:line-height="0.564cm" fo:text-indent="1cm" style:auto-text-indent="false"/>
      <style:text-properties style:font-name="DejaVu Sans" fo:font-size="11pt" fo:language="tr" fo:country="TR" style:font-size-asian="11pt" style:font-name-complex="Times New Roman" style:font-size-complex="11pt"/>
    </style:style>
    <style:style style:name="P36" style:family="paragraph" style:parent-style-name="_30_0_20_HADIS">
      <style:paragraph-properties fo:margin-left="0cm" fo:margin-right="0.3cm" fo:margin-top="0cm" fo:margin-bottom="0cm" loext:contextual-spacing="false" fo:line-height="0.564cm"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37" style:family="paragraph" style:parent-style-name="_30_0_20_HADIS" style:list-style-name="">
      <style:paragraph-properties fo:margin-left="0cm" fo:margin-right="0.3cm" fo:margin-top="0cm" fo:margin-bottom="0cm" loext:contextual-spacing="false" fo:line-height="0.564cm"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38" style:family="paragraph" style:parent-style-name="_30_0_20_HADIS">
      <style:paragraph-properties fo:margin-left="0cm" fo:margin-right="0.3cm" fo:margin-top="0cm" fo:margin-bottom="0cm" loext:contextual-spacing="false" fo:line-height="0.564cm" fo:text-indent="1cm" style:auto-text-indent="false"/>
      <style:text-properties style:font-name="DejaVu Sans" fo:font-size="11pt" fo:language="tr" fo:country="TR" fo:font-style="normal" style:font-size-asian="11pt" style:font-style-asian="normal" style:font-name-complex="Times New Roman" style:font-size-complex="11pt"/>
    </style:style>
    <style:style style:name="P39" style:family="paragraph" style:parent-style-name="_30_0_20_HADIS">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0" style:family="paragraph" style:parent-style-name="Gövde_20_Metni_20_2">
      <style:paragraph-properties fo:margin-left="0cm" fo:margin-right="0.3cm" fo:line-height="0.564cm" fo:text-align="justify" style:justify-single-word="false" fo:text-indent="1cm" style:auto-text-indent="false"/>
      <style:text-properties style:font-name="DejaVu Sans" fo:font-size="11pt" fo:font-style="italic" fo:font-weight="normal" style:font-size-asian="11pt" style:font-style-asian="italic" style:font-weight-asian="normal" style:font-size-complex="11pt"/>
    </style:style>
    <style:style style:name="P41" style:family="paragraph" style:parent-style-name="Gövde_20_Metni_20_2">
      <style:paragraph-properties fo:margin-left="0cm" fo:margin-right="0.3cm" fo:line-height="0.564cm" fo:text-align="justify" style:justify-single-word="false" fo:text-indent="1cm" style:auto-text-indent="false"/>
      <style:text-properties style:font-name="DejaVu Sans"/>
    </style:style>
    <style:style style:name="P42" style:family="paragraph" style:parent-style-name="Gövde_20_Metni_20_3">
      <style:paragraph-properties fo:margin-left="0cm" fo:margin-right="0.3cm" fo:line-height="0.564cm" fo:text-indent="1cm" style:auto-text-indent="false"/>
      <style:text-properties style:font-name="DejaVu Sans"/>
    </style:style>
    <style:style style:name="P43" style:family="paragraph" style:parent-style-name="Gövde_20_Metni_20_3">
      <style:paragraph-properties fo:margin-left="0cm" fo:margin-right="0.3cm" fo:line-height="0.564cm" fo:text-indent="1cm" style:auto-text-indent="false"/>
      <style:text-properties style:font-name="DejaVu Sans" fo:font-size="11pt" fo:font-weight="normal" style:font-size-asian="11pt" style:font-weight-asian="normal" style:font-size-complex="11pt"/>
    </style:style>
    <style:style style:name="P44" style:family="paragraph" style:parent-style-name="Gövde_20_Metni_20_Girintisi_20_2">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style>
    <style:style style:name="P45" style:family="paragraph" style:parent-style-name="Gövde_20_Metni_20_Girintisi_20_2">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46" style:family="paragraph" style:parent-style-name="Heading_20_1">
      <style:paragraph-properties fo:margin-left="1cm" fo:margin-right="0.3cm" fo:text-align="center" style:justify-single-word="false" fo:text-indent="0cm" style:auto-text-indent="false">
        <style:tab-stops>
          <style:tab-stop style:position="1.383cm"/>
          <style:tab-stop style:position="7.325cm" style:type="center"/>
        </style:tab-stops>
      </style:paragraph-properties>
      <style:text-properties style:font-name="DejaVu Sans" fo:font-size="36pt" fo:language="en" fo:country="US" fo:font-weight="bold" style:font-size-asian="36pt" style:font-weight-asian="bold" style:font-size-complex="36pt"/>
    </style:style>
    <style:style style:name="P47" style:family="paragraph" style:parent-style-name="Heading_20_1" style:master-page-name="Standard">
      <style:paragraph-properties fo:margin-left="1cm" fo:margin-right="0.3cm" fo:text-align="center" style:justify-single-word="false" fo:text-indent="0cm" style:auto-text-indent="false" style:page-number="auto">
        <style:tab-stops>
          <style:tab-stop style:position="1.383cm"/>
          <style:tab-stop style:position="7.325cm" style:type="center"/>
        </style:tab-stops>
      </style:paragraph-properties>
      <style:text-properties style:font-name="DejaVu Sans" fo:font-size="36pt" fo:language="en" fo:country="US" fo:font-weight="bold" style:font-size-asian="36pt" style:font-weight-asian="bold" style:font-size-complex="36pt"/>
    </style:style>
    <style:style style:name="P48" style:family="paragraph" style:parent-style-name="Heading_20_2">
      <style:paragraph-properties fo:margin-left="0cm" fo:margin-right="0.3cm" fo:line-height="0.564cm" fo:text-align="justify" style:justify-single-word="false" fo:text-indent="1cm" style:auto-text-indent="false"/>
      <style:text-properties style:font-name="DejaVu Sans" fo:language="en" fo:country="US" style:font-size-complex="14pt"/>
    </style:style>
    <style:style style:name="P49" style:family="paragraph" style:parent-style-name="Heading_20_2">
      <style:paragraph-properties fo:margin-left="0cm" fo:margin-right="0.3cm" fo:text-indent="1cm" style:auto-text-indent="false"/>
      <style:text-properties style:font-name="DejaVu Sans" fo:font-size="16pt" fo:language="en" fo:country="US" style:font-size-asian="16pt" style:font-size-complex="16pt"/>
    </style:style>
    <style:style style:name="P50" style:family="paragraph" style:parent-style-name="Heading_20_2">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51" style:family="paragraph" style:parent-style-name="Heading_20_2">
      <style:paragraph-properties fo:margin-left="0cm" fo:margin-right="0.3cm" fo:line-height="0.564cm" fo:text-align="justify" style:justify-single-word="false" fo:text-indent="1cm" style:auto-text-indent="false"/>
      <style:text-properties style:font-name="DejaVu Sans" fo:language="tr" fo:country="TR" style:font-size-complex="14pt"/>
    </style:style>
    <style:style style:name="P52" style:family="paragraph" style:parent-style-name="Heading_20_2">
      <style:paragraph-properties fo:margin-left="0cm" fo:margin-right="0.3cm" fo:text-align="center" style:justify-single-word="false" fo:text-indent="1cm" style:auto-text-indent="false" fo:break-before="page"/>
      <style:text-properties style:font-name="DejaVu Sans" fo:font-size="18pt" fo:language="tr" fo:country="TR" style:font-size-asian="18pt" style:font-size-complex="18pt"/>
    </style:style>
    <style:style style:name="P53" style:family="paragraph" style:parent-style-name="Heading_20_3">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language="en" fo:country="US" style:font-size-asian="18pt" style:font-size-complex="18pt"/>
    </style:style>
    <style:style style:name="P54" style:family="paragraph" style:parent-style-name="Heading_20_3">
      <style:paragraph-properties fo:margin-left="0cm" fo:margin-right="0.3cm" fo:margin-top="0cm" fo:margin-bottom="0cm" loext:contextual-spacing="false" fo:text-indent="1cm" style:auto-text-indent="false"/>
      <style:text-properties style:font-name="DejaVu Sans" fo:font-size="11pt" fo:language="en" fo:country="US" style:font-size-asian="11pt" style:font-size-complex="11pt"/>
    </style:style>
    <style:style style:name="P55" style:family="paragraph" style:parent-style-name="Heading_20_3">
      <style:paragraph-properties fo:margin-left="0cm" fo:margin-right="0.3cm" fo:margin-top="0cm" fo:margin-bottom="0cm" loext:contextual-spacing="false" fo:text-indent="1cm" style:auto-text-indent="false"/>
      <style:text-properties style:font-name="DejaVu Sans" fo:font-size="14pt" fo:language="en" fo:country="US" style:font-size-asian="14pt" style:font-size-complex="14pt"/>
    </style:style>
    <style:style style:name="P56" style:family="paragraph" style:parent-style-name="Heading_20_5">
      <style:paragraph-properties fo:margin-left="0cm" fo:margin-right="0.3cm" fo:margin-top="0cm" fo:margin-bottom="0cm" loext:contextual-spacing="false" fo:text-align="justify" style:justify-single-word="false" fo:text-indent="1cm" style:auto-text-indent="false"/>
      <style:text-properties style:font-name="DejaVu Sans" fo:font-size="11pt" style:text-underline-style="solid" style:text-underline-width="auto" style:text-underline-color="font-color" style:font-size-asian="11pt" style:font-size-complex="11pt"/>
    </style:style>
    <style:style style:name="P57" style:family="paragraph" style:parent-style-name="Heading_20_6">
      <style:paragraph-properties fo:margin-left="0cm" fo:margin-right="0.3cm" fo:margin-top="0cm" fo:margin-bottom="0cm" loext:contextual-spacing="false"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58" style:family="paragraph" style:parent-style-name="Heading_20_6">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size-complex="11pt"/>
    </style:style>
    <style:style style:name="P59" style:family="paragraph" style:parent-style-name="Heading_20_6">
      <style:paragraph-properties fo:margin-left="0cm" fo:margin-right="0.3cm" fo:margin-top="0cm" fo:margin-bottom="0cm" loext:contextual-spacing="false" fo:text-align="justify" style:justify-single-word="false" fo:text-indent="1cm" style:auto-text-indent="false" fo:break-before="page"/>
      <style:text-properties style:font-name="DejaVu Sans" fo:font-size="11pt" style:font-size-asian="11pt" style:font-size-complex="11pt"/>
    </style:style>
    <style:style style:name="P60" style:family="paragraph" style:parent-style-name="Heading_20_7">
      <style:paragraph-properties fo:margin-left="0cm" fo:margin-right="0.3cm" fo:margin-top="0cm" fo:margin-bottom="0cm" loext:contextual-spacing="false" fo:text-indent="1cm" style:auto-text-indent="false"/>
      <style:text-properties style:font-name="DejaVu Sans" fo:font-size="11pt" fo:font-style="italic" style:font-size-asian="11pt" style:font-style-asian="italic" style:font-name-complex="Times New Roman" style:font-size-complex="11pt"/>
    </style:style>
    <style:style style:name="P61" style:family="paragraph" style:parent-style-name="Heading_20_7">
      <style:paragraph-properties fo:margin-left="0cm" fo:margin-right="0.3cm" fo:margin-top="0cm" fo:margin-bottom="0cm" loext:contextual-spacing="false" fo:text-indent="1cm" style:auto-text-indent="false"/>
      <style:text-properties style:font-name="DejaVu Sans" fo:font-size="11pt" style:font-size-asian="11pt" style:font-size-complex="11pt"/>
    </style:style>
    <style:style style:name="P62" style:family="paragraph" style:parent-style-name="Standard">
      <style:text-properties style:font-name="DejaVu Sans" fo:font-size="36pt" fo:language="en" fo:country="US" fo:font-weight="bold" style:font-size-asian="36pt" style:font-weight-asian="bold" style:font-size-complex="36pt"/>
    </style:style>
    <style:style style:name="P6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fo:font-style="italic" style:font-size-asian="11pt" style:font-style-asian="italic"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language="tr" fo:country="TR" fo:font-style="italic" style:font-size-asian="11pt" style:font-style-asian="italic"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7"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style:font-size-asian="11pt" style:font-name-complex="Times New Roman" style:font-size-complex="11pt"/>
    </style:style>
    <style:style style:name="P69" style:family="paragraph" style:parent-style-name="Standard" style:list-style-name="">
      <style:paragraph-properties fo:margin-left="0cm" fo:margin-right="0.3cm" fo:line-height="0.564cm" fo:text-align="justify" style:justify-single-word="false" fo:orphans="0" fo:widows="0" fo:text-indent="1cm" style:auto-text-indent="false" style:text-autospace="none"/>
      <style:text-properties style:font-name="DejaVu Sans" fo:font-size="11pt" style:font-size-asian="11pt" style:font-name-complex="Times New Roman" style:font-size-complex="11pt"/>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font-weight="bold" style:font-size-asian="11pt" style:font-weight-asian="bold" style:font-name-complex="Times New Roman" style:font-size-complex="11pt"/>
    </style:style>
    <style:style style:name="P7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27cm"/>
        </style:tab-stops>
      </style:paragraph-properties>
      <style:text-properties style:font-name="DejaVu Sans" fo:font-size="11pt" fo:font-weight="bold" style:font-size-asian="11pt" style:font-weight-asian="bold" style:font-name-complex="Times New Roman"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74"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75"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font-style="italic" style:font-size-asian="11pt" style:font-style-asian="italic" style:font-name-complex="Times New Roman" style:font-size-complex="11pt"/>
    </style:style>
    <style:style style:name="P76" style:family="paragraph" style:parent-style-name="Standard" style:list-style-name="">
      <style:paragraph-properties fo:margin-left="0cm" fo:margin-right="0.3cm" fo:line-height="0.564cm" fo:text-align="justify" style:justify-single-word="false" fo:orphans="0" fo:widows="0" fo:text-indent="1cm" style:auto-text-indent="false" style:text-autospace="none"/>
      <style:text-properties style:font-name="DejaVu Sans" fo:font-size="11pt" fo:font-style="italic" style:font-size-asian="11pt" style:font-style-asian="italic" style:font-name-complex="Times New Roman" style:font-size-complex="11pt"/>
    </style:style>
    <style:style style:name="P77" style:family="paragraph" style:parent-style-name="Standard">
      <style:paragraph-properties fo:margin-left="0cm" fo:margin-right="0.3cm" fo:line-height="0.564cm" fo:text-align="justify" style:justify-single-word="false" fo:text-indent="1cm" style:auto-text-indent="false">
        <style:tab-stops>
          <style:tab-stop style:position="8.731cm"/>
        </style:tab-stops>
      </style:paragraph-properties>
      <style:text-properties style:font-name="DejaVu Sans" fo:font-size="11pt" fo:font-style="italic" style:font-size-asian="11pt" style:font-style-asian="italic" style:font-name-complex="Times New Roman" style:font-size-complex="11pt"/>
    </style:style>
    <style:style style:name="P7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fo:font-weight="bold" style:font-size-asian="11pt" style:font-style-asian="italic" style:font-weight-asian="bold" style:font-name-complex="Times New Roman" style:font-size-complex="11pt"/>
    </style:style>
    <style:style style:name="P7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font-style="italic" fo:font-weight="bold" style:font-size-asian="11pt" style:font-style-asian="italic" style:font-weight-asian="bold" style:font-name-complex="Times New Roman" style:font-size-complex="11pt"/>
    </style:style>
    <style:style style:name="P8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name-asian="Times New Roman" style:font-size-asian="11pt" style:font-name-complex="Times New Roman" style:font-size-complex="11pt"/>
    </style:style>
    <style:style style:name="P8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8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language="tr" fo:country="TR" fo:font-style="italic" style:font-size-asian="11pt" style:font-style-asian="italic" style:font-name-complex="Times New Roman" style:font-size-complex="11pt"/>
    </style:style>
    <style:style style:name="P83"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8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name-complex="Times New Roman" style:font-size-complex="11pt" fo:background-color="#00ff00"/>
    </style:style>
    <style:style style:name="P8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fo:font-style="italic" fo:font-weight="bold" style:font-size-asian="11pt" style:font-style-asian="italic" style:font-weight-asian="bold" style:font-name-complex="Times New Roman" style:font-size-complex="11pt"/>
    </style:style>
    <style:style style:name="P8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language="tr" fo:country="TR" fo:font-style="italic" fo:font-weight="bold" style:font-size-asian="11pt" style:font-style-asian="italic" style:font-weight-asian="bold" style:font-name-complex="Times New Roman" style:font-size-complex="11pt"/>
    </style:style>
    <style:style style:name="P8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88"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8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language="tr" fo:country="TR" fo:font-weight="bold" style:font-size-asian="11pt" style:font-weight-asian="bold" style:font-name-complex="Times New Roman" style:font-size-complex="11pt"/>
    </style:style>
    <style:style style:name="P9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style>
    <style:style style:name="P9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font-style-complex="italic"/>
    </style:style>
    <style:style style:name="P9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fo:font-style="italic" style:font-size-asian="11pt" style:font-style-asian="italic" style:font-name-complex="Times New Roman" style:font-size-complex="11pt"/>
    </style:style>
    <style:style style:name="P9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name-asian="Times New Roman" style:font-size-asian="11pt" style:font-name-complex="Times New Roman" style:font-size-complex="11pt"/>
    </style:style>
    <style:style style:name="P9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tr" fo:country="TR" fo:font-weight="bold" style:font-size-asian="11pt" style:font-weight-asian="bold" style:font-name-complex="Times New Roman" style:font-size-complex="11pt"/>
    </style:style>
    <style:style style:name="P9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tr" fo:country="TR" fo:font-weight="bold" style:letter-kerning="true" style:font-size-asian="11pt" style:font-weight-asian="bold" style:font-name-complex="Times New Roman" style:font-size-complex="11pt"/>
    </style:style>
    <style:style style:name="P96"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97" style:family="paragraph" style:parent-style-name="Standard" style:list-style-name="">
      <style:paragraph-properties fo:margin-left="0cm" fo:margin-right="0.3cm" fo:text-align="justify"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98" style:family="paragraph" style:parent-style-name="Standard" style:list-style-name="">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99" style:family="paragraph" style:parent-style-name="Standard" style:list-style-name="">
      <style:paragraph-properties fo:margin-left="0cm" fo:margin-right="0.3cm" fo:text-align="center" style:justify-single-word="false" fo:text-indent="1cm" style:auto-text-indent="false"/>
      <style:text-properties style:font-name="DejaVu Sans" fo:font-size="18pt" fo:language="tr" fo:country="TR" fo:font-weight="bold" style:font-size-asian="18pt" style:font-weight-asian="bold" style:font-name-complex="Times New Roman" style:font-size-complex="18pt"/>
    </style:style>
    <style:style style:name="P100"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0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style:style>
    <style:style style:name="P102" style:family="paragraph" style:parent-style-name="Standard" style:list-style-name="">
      <style:paragraph-properties fo:margin-left="0cm" fo:margin-right="0.3cm" fo:line-height="0.564cm" fo:text-align="justify" style:justify-single-word="false" fo:orphans="0" fo:widows="0" fo:text-indent="1cm" style:auto-text-indent="false" style:text-autospace="none"/>
      <style:text-properties style:font-name="DejaVu Sans"/>
    </style:style>
    <style:style style:name="P103" style:family="paragraph" style:parent-style-name="Standard">
      <style:paragraph-properties fo:margin-left="0cm" fo:margin-right="0.3cm" fo:line-height="0.564cm" fo:text-align="justify" style:justify-single-word="false" fo:text-indent="1cm" style:auto-text-indent="false">
        <style:tab-stops>
          <style:tab-stop style:position="8.731cm"/>
        </style:tab-stops>
      </style:paragraph-properties>
      <style:text-properties style:font-name="DejaVu Sans"/>
    </style:style>
    <style:style style:name="P104"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style:style>
    <style:style style:name="P105"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106" style:family="paragraph" style:parent-style-name="Standard" style:list-style-name="">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107" style:family="paragraph" style:parent-style-name="Standard" style:list-style-name="">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0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10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110" style:family="paragraph" style:parent-style-name="Standard" style:list-style-name="WW8Num2">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11" style:family="paragraph" style:parent-style-name="Standard" style:list-style-name="WW8Num1">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12" style:family="paragraph" style:parent-style-name="Standard" style:list-style-name="WW8Num10">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13" style:family="paragraph" style:parent-style-name="Standard" style:list-style-name="WW8Num8">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14" style:family="paragraph" style:parent-style-name="Standard" style:list-style-name="WW8Num14">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15" style:family="paragraph" style:parent-style-name="Standard" style:list-style-name="WW8Num14">
      <style:paragraph-properties fo:margin-left="0cm" fo:margin-right="0.3cm" fo:line-height="0.564cm" fo:text-align="justify" style:justify-single-word="false" fo:text-indent="1cm" style:auto-text-indent="false"/>
      <style:text-properties style:font-name="DejaVu Sans" fo:font-size="11pt" fo:font-style="italic" fo:font-weight="bold" style:font-size-asian="11pt" style:font-style-asian="italic" style:font-weight-asian="bold" style:font-name-complex="Times New Roman" style:font-size-complex="11pt"/>
    </style:style>
    <style:style style:name="P116" style:family="paragraph" style:parent-style-name="Standard" style:list-style-name="WW8Num8">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117" style:family="paragraph" style:parent-style-name="Standard" style:list-style-name="WW8Num1">
      <style:paragraph-properties fo:margin-left="0cm" fo:margin-right="0.3cm" fo:line-height="0.564cm" fo:text-align="justify" style:justify-single-word="false" fo:text-indent="1cm" style:auto-text-indent="false"/>
      <style:text-properties style:font-name="DejaVu Sans"/>
    </style:style>
    <style:style style:name="P118" style:family="paragraph" style:parent-style-name="Standard" style:list-style-name="WW8Num8">
      <style:paragraph-properties fo:margin-left="0cm" fo:margin-right="0.3cm" fo:line-height="0.564cm" fo:text-align="justify" style:justify-single-word="false" fo:text-indent="1cm" style:auto-text-indent="false"/>
      <style:text-properties style:font-name="DejaVu Sans"/>
    </style:style>
    <style:style style:name="P119" style:family="paragraph" style:parent-style-name="Standard" style:list-style-name="WW8Num4">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120" style:family="paragraph" style:parent-style-name="Standard" style:list-style-name="WW8Num9">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121" style:family="paragraph" style:parent-style-name="Standard" style:list-style-name="WW8Num17">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122"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tr" fo:country="TR" fo:font-style="italic" style:font-size-asian="11pt" style:font-style-asian="italic" style:font-size-complex="11pt"/>
    </style:style>
    <style:style style:name="P123"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anguage="tr" fo:country="TR" fo:font-style="italic" fo:font-weight="bold" style:font-size-asian="11pt" style:font-style-asian="italic" style:font-weight-asian="bold" style:font-size-complex="11pt"/>
    </style:style>
    <style:style style:name="P124"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fo:letter-spacing="0.009cm" fo:language="tr" fo:country="TR" fo:font-style="italic" style:font-size-asian="11pt" style:font-style-asian="italic" style:font-name-complex="Times New Roman" style:font-size-complex="11pt"/>
    </style:style>
    <style:style style:name="P125"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style:font-size-asian="11pt" style:font-size-complex="11pt"/>
    </style:style>
    <style:style style:name="P126"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size-complex="11pt"/>
    </style:style>
    <style:style style:name="P127"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style>
    <style:style style:name="P128"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fo:background-color="#ffff00"/>
    </style:style>
    <style:style style:name="P129"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size-complex="11pt"/>
    </style:style>
    <style:style style:name="P130"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size-complex="11pt"/>
    </style:style>
    <style:style style:name="P131"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fo:font-style="italic" style:font-size-asian="11pt" style:font-style-asian="italic" style:font-name-complex="Times New Roman" style:font-size-complex="11pt"/>
    </style:style>
    <style:style style:name="P132"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fo:font-style="italic" fo:font-weight="bold" style:font-size-asian="11pt" style:font-style-asian="italic" style:font-weight-asian="bold" style:font-size-complex="11pt"/>
    </style:style>
    <style:style style:name="P133"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fo:font-size="11pt" fo:language="tr" fo:country="TR" fo:font-style="italic" fo:font-weight="bold" style:font-size-asian="11pt" style:font-style-asian="italic" style:font-weight-asian="bold" style:font-size-complex="11pt"/>
    </style:style>
    <style:style style:name="P134"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fo:font-style="italic" fo:font-weight="bold" style:font-size-asian="11pt" style:font-style-asian="italic" style:font-weight-asian="bold" style:font-name-complex="Times New Roman" style:font-size-complex="11pt"/>
    </style:style>
    <style:style style:name="P135"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fo:font-size="11pt" fo:language="tr" fo:country="TR" fo:font-style="italic" fo:font-weight="bold" style:font-size-asian="11pt" style:font-style-asian="italic" style:font-weight-asian="bold" style:font-size-complex="14pt"/>
    </style:style>
    <style:style style:name="P136"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137"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size-complex="11pt"/>
    </style:style>
    <style:style style:name="P138"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size-complex="11pt"/>
    </style:style>
    <style:style style:name="P139"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size-complex="14pt"/>
    </style:style>
    <style:style style:name="P140"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etter-spacing="-0.009cm" fo:language="tr" fo:country="TR" fo:font-weight="bold" style:font-size-asian="11pt" style:font-weight-asian="bold" style:font-name-complex="Times New Roman" style:font-size-complex="11pt"/>
    </style:style>
    <style:style style:name="P141" style:family="paragraph" style:parent-style-name="Text_20_body">
      <style:paragraph-properties fo:margin-left="0cm" fo:margin-right="0.3cm" fo:line-height="0.564cm" fo:text-align="justify" style:justify-single-word="false" fo:text-indent="1cm" style:auto-text-indent="false"/>
      <style:text-properties style:font-name="DejaVu Sans"/>
    </style:style>
    <style:style style:name="P142"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style:style>
    <style:style style:name="P143" style:family="paragraph" style:parent-style-name="Text_20_body">
      <style:paragraph-properties fo:margin-left="0cm" fo:margin-right="0.3cm" fo:line-height="0.564cm" fo:text-align="justify" style:justify-single-word="false" fo:text-indent="1cm" style:auto-text-indent="false"/>
      <style:text-properties style:font-name="DejaVu Sans" fo:language="tr" fo:country="TR" fo:font-weight="bold" style:font-weight-asian="bold" style:font-size-complex="14pt"/>
    </style:style>
    <style:style style:name="P144" style:family="paragraph" style:parent-style-name="Text_20_body" style:list-style-name="">
      <style:paragraph-properties fo:margin-left="0cm" fo:margin-right="0.3cm" fo:line-height="0.564cm" fo:text-align="justify" style:justify-single-word="false" fo:text-indent="1cm" style:auto-text-indent="false"/>
      <style:text-properties style:font-name="DejaVu Sans" fo:language="tr" fo:country="TR" fo:font-weight="bold" style:font-weight-asian="bold" style:font-size-complex="14pt"/>
    </style:style>
    <style:style style:name="P145" style:family="paragraph" style:parent-style-name="Text_20_body" style:list-style-name="">
      <style:paragraph-properties fo:margin-left="0cm" fo:margin-right="0.3cm" fo:line-height="0.564cm" fo:text-align="justify" style:justify-single-word="false" fo:text-indent="1cm" style:auto-text-indent="false" fo:break-before="page"/>
      <style:text-properties style:font-name="DejaVu Sans" fo:language="tr" fo:country="TR" fo:font-weight="bold" style:font-weight-asian="bold" style:font-size-complex="14pt"/>
    </style:style>
    <style:style style:name="P146" style:family="paragraph" style:parent-style-name="Text_20_body_20_indent">
      <style:paragraph-properties fo:margin-left="0cm" fo:margin-right="0.3cm" fo:line-height="0.564cm" fo:text-indent="1cm" style:auto-text-indent="false">
        <style:tab-stops>
          <style:tab-stop style:position="0cm"/>
          <style:tab-stop style:position="0.159cm"/>
          <style:tab-stop style:position="1.27cm"/>
        </style:tab-stops>
      </style:paragraph-properties>
      <style:text-properties style:font-name="DejaVu Sans" fo:font-size="11pt" fo:font-weight="bold" style:font-size-asian="11pt" style:font-weight-asian="bold" style:font-size-complex="11pt"/>
    </style:style>
    <style:style style:name="P147" style:family="paragraph" style:parent-style-name="c_20_anametin">
      <style:paragraph-properties fo:margin-left="0cm" fo:margin-right="0.3cm" fo:line-height="0.564cm" fo:text-indent="1cm" style:auto-text-indent="false"/>
      <style:text-properties style:font-name="DejaVu Sans" style:font-name-complex="Times New Roman" style:font-size-complex="11pt"/>
    </style:style>
    <style:style style:name="P148" style:family="paragraph" style:parent-style-name="c_20_anametin">
      <style:paragraph-properties fo:margin-left="0cm" fo:margin-right="0.3cm" fo:line-height="0.564cm" fo:text-indent="1cm" style:auto-text-indent="false"/>
      <style:text-properties style:font-name="DejaVu Sans" fo:font-style="italic" style:font-style-asian="italic" style:font-name-complex="Times New Roman" style:font-size-complex="11pt"/>
    </style:style>
    <style:style style:name="P149" style:family="paragraph" style:parent-style-name="c_20_kutu_20_ici_20_kaynak">
      <style:paragraph-properties fo:margin-left="0cm" fo:margin-right="0.3cm" fo:line-height="0.564cm" fo:text-align="justify" style:justify-single-word="false" fo:text-indent="1cm" style:auto-text-indent="false"/>
      <style:text-properties fo:color="#000000" style:font-name="DejaVu Sans" fo:font-size="11pt" fo:letter-spacing="0.009cm" fo:language="tr" fo:country="TR" style:font-size-asian="11pt" style:font-name-complex="Times New Roman" style:font-size-complex="11pt"/>
    </style:style>
    <style:style style:name="P150"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style:style>
    <style:style style:name="P151"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52"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fo:background-color="#00ff00"/>
    </style:style>
    <style:style style:name="P153" style:family="paragraph" style:parent-style-name="c_20_kutu_20_ici_20_kaynak" style:list-style-name="">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fo:background-color="#00ff00"/>
    </style:style>
    <style:style style:name="P154"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font-name-complex="Times New Roman" style:font-size-complex="11pt"/>
    </style:style>
    <style:style style:name="P155"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156"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fo:font-size="11pt" fo:language="tr" fo:country="TR" fo:font-style="normal" style:font-size-asian="11pt" style:font-style-asian="normal" style:font-name-complex="Times New Roman" style:font-size-complex="11pt"/>
    </style:style>
    <style:style style:name="P157" style:family="paragraph" style:parent-style-name="c_20_kutu_20_ici_20_kaynak">
      <style:paragraph-properties fo:margin-left="0cm" fo:margin-right="0.3cm" fo:line-height="0.564cm" fo:text-align="justify" style:justify-single-word="false" fo:text-indent="1cm" style:auto-text-indent="false"/>
      <style:text-properties style:font-name="DejaVu Sans" fo:font-size="11pt" fo:letter-spacing="0.009cm" fo:language="tr" fo:country="TR" fo:font-style="normal" fo:font-weight="bold" style:font-size-asian="11pt" style:font-style-asian="normal" style:font-weight-asian="bold" style:font-name-complex="Times New Roman" style:font-size-complex="11pt"/>
    </style:style>
    <style:style style:name="P158" style:family="paragraph" style:parent-style-name="Öbek_20_Metni">
      <style:paragraph-properties fo:margin-left="0cm" fo:margin-right="0.3cm" fo:text-indent="1cm" style:auto-text-indent="false"/>
      <style:text-properties style:font-name="DejaVu Sans" fo:font-size="11pt" fo:language="tr" fo:country="TR" style:font-size-asian="11pt" style:font-size-complex="11pt"/>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font-size="11pt" style:font-size-asian="11pt"/>
    </style:style>
    <style:style style:name="T4" style:family="text">
      <style:text-properties fo:font-size="11pt" style:font-size-asian="11pt" style:font-name-complex="Times New Roman"/>
    </style:style>
    <style:style style:name="T5" style:family="text">
      <style:text-properties fo:font-size="11pt" style:font-size-asian="11pt" style:font-name-complex="Times New Roman" style:font-size-complex="11pt"/>
    </style:style>
    <style:style style:name="T6" style:family="text">
      <style:text-properties fo:font-size="11pt" style:font-size-asian="11pt" style:font-name-complex="Times New Roman" style:font-size-complex="11pt" fo:background-color="#00ff00"/>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name-complex="Times New Roman" style:font-size-complex="11pt"/>
    </style:style>
    <style:style style:name="T9" style:family="text">
      <style:text-properties fo:font-size="11pt" fo:font-weight="bold" style:font-size-asian="11pt" style:font-weight-asian="bold" style:font-name-complex="Times New Roman" style:font-size-complex="11pt" fo:background-color="#00ff00"/>
    </style:style>
    <style:style style:name="T10" style:family="text">
      <style:text-properties fo:font-size="11pt" fo:font-style="italic" style:font-size-asian="11pt" style:font-style-asian="italic"/>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style:font-size-asian="11pt" style:font-style-asian="italic" style:font-name-complex="Times New Roman" style:font-size-complex="11pt"/>
    </style:style>
    <style:style style:name="T13" style:family="text">
      <style:text-properties fo:font-size="11pt" fo:font-style="italic" style:font-size-asian="11pt" style:font-style-asian="italic" style:font-name-complex="Times New Roman" style:font-size-complex="11pt" style:font-style-complex="italic"/>
    </style:style>
    <style:style style:name="T14" style:family="text">
      <style:text-properties fo:font-size="11pt" fo:font-style="italic" style:font-size-asian="11pt" style:font-style-asian="italic" style:font-name-complex="Times New Roman" style:font-size-complex="11pt" fo:background-color="#00ff00"/>
    </style:style>
    <style:style style:name="T15" style:family="text">
      <style:text-properties fo:font-size="11pt" fo:font-style="italic" style:font-size-asian="11pt" style:font-style-asian="italic" style:font-name-complex="Times New Roman" style:font-size-complex="11pt" style:font-weight-complex="bold"/>
    </style:style>
    <style:style style:name="T16" style:family="text">
      <style:text-properties fo:font-size="11pt" fo:font-style="italic" fo:font-weight="bold" style:font-size-asian="11pt" style:font-style-asian="italic" style:font-weight-asian="bold" style:font-name-complex="Times New Roman" style:font-size-complex="11pt"/>
    </style:style>
    <style:style style:name="T17"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18" style:family="text">
      <style:text-properties fo:font-size="11pt" fo:font-style="italic" fo:font-weight="normal" style:font-size-asian="11pt" style:font-style-asian="italic" style:font-weight-asian="normal" style:font-size-complex="11pt"/>
    </style:style>
    <style:style style:name="T19" style:family="text">
      <style:text-properties fo:font-size="11pt" fo:font-style="italic" style:font-name-asian="Times New Roman" style:font-size-asian="11pt" style:font-style-asian="italic" style:font-name-complex="Times New Roman" style:font-size-complex="11pt"/>
    </style:style>
    <style:style style:name="T20" style:family="text">
      <style:text-properties fo:font-size="11pt" fo:language="tr" fo:country="TR" style:font-size-asian="11pt" style:font-size-complex="11pt"/>
    </style:style>
    <style:style style:name="T21" style:family="text">
      <style:text-properties fo:font-size="11pt" fo:language="tr" fo:country="TR" style:font-size-asian="11pt" style:font-name-complex="Times New Roman" style:font-size-complex="11pt"/>
    </style:style>
    <style:style style:name="T22" style:family="text">
      <style:text-properties fo:font-size="11pt" fo:language="tr" fo:country="TR" style:font-size-asian="11pt" style:font-name-complex="Times New Roman" style:font-size-complex="11pt" style:font-style-complex="italic"/>
    </style:style>
    <style:style style:name="T23" style:family="text">
      <style:text-properties fo:font-size="11pt" fo:language="tr" fo:country="TR" style:font-size-asian="11pt" style:font-name-complex="Times New Roman" style:font-size-complex="11pt" fo:background-color="#ffff00"/>
    </style:style>
    <style:style style:name="T24" style:family="text">
      <style:text-properties fo:font-size="11pt" fo:language="tr" fo:country="TR" style:font-size-asian="11pt" style:font-name-complex="Times New Roman" style:font-size-complex="11pt" style:font-weight-complex="bold"/>
    </style:style>
    <style:style style:name="T25" style:family="text">
      <style:text-properties fo:font-size="11pt" fo:language="tr" fo:country="TR" fo:font-weight="normal" style:font-size-asian="11pt" style:font-weight-asian="normal" style:font-size-complex="11pt" style:font-weight-complex="bold"/>
    </style:style>
    <style:style style:name="T26" style:family="text">
      <style:text-properties fo:font-size="11pt" fo:language="tr" fo:country="TR" fo:font-weight="bold" style:font-size-asian="11pt" style:font-weight-asian="bold" style:font-size-complex="11pt"/>
    </style:style>
    <style:style style:name="T27" style:family="text">
      <style:text-properties fo:font-size="11pt" fo:language="tr" fo:country="TR" fo:font-weight="bold" style:font-size-asian="11pt" style:font-weight-asian="bold" style:font-name-complex="Times New Roman" style:font-size-complex="11pt"/>
    </style:style>
    <style:style style:name="T28" style:family="text">
      <style:text-properties fo:font-size="11pt" fo:language="tr" fo:country="TR" fo:font-weight="bold" style:font-size-asian="11pt" style:font-weight-asian="bold" style:font-name-complex="Times New Roman" style:font-size-complex="11pt" style:font-weight-complex="bold"/>
    </style:style>
    <style:style style:name="T29" style:family="text">
      <style:text-properties fo:font-size="11pt" fo:language="tr" fo:country="TR" fo:font-weight="bold" style:font-name-asian="Times New Roman" style:font-size-asian="11pt" style:font-weight-asian="bold" style:font-name-complex="Times New Roman" style:font-size-complex="11pt"/>
    </style:style>
    <style:style style:name="T30" style:family="text">
      <style:text-properties fo:font-size="11pt" fo:language="tr" fo:country="TR" fo:font-style="italic" style:font-size-asian="11pt" style:font-style-asian="italic" style:font-size-complex="11pt"/>
    </style:style>
    <style:style style:name="T31" style:family="text">
      <style:text-properties fo:font-size="11pt" fo:language="tr" fo:country="TR" fo:font-style="italic" style:font-size-asian="11pt" style:font-style-asian="italic" style:font-size-complex="11pt" style:font-weight-complex="bold"/>
    </style:style>
    <style:style style:name="T32" style:family="text">
      <style:text-properties fo:font-size="11pt" fo:language="tr" fo:country="TR" fo:font-style="italic" style:font-size-asian="11pt" style:font-style-asian="italic" style:font-name-complex="Times New Roman" style:font-size-complex="11pt"/>
    </style:style>
    <style:style style:name="T33" style:family="text">
      <style:text-properties fo:font-size="11pt" fo:language="tr" fo:country="TR" fo:font-style="italic" style:font-size-asian="11pt" style:font-style-asian="italic" style:font-name-complex="Times New Roman" style:font-size-complex="11pt" style:font-weight-complex="bold"/>
    </style:style>
    <style:style style:name="T34" style:family="text">
      <style:text-properties fo:font-size="11pt" fo:language="tr" fo:country="TR" fo:font-style="italic" fo:font-weight="bold" style:font-size-asian="11pt" style:font-style-asian="italic" style:font-weight-asian="bold" style:font-size-complex="11pt"/>
    </style:style>
    <style:style style:name="T35" style:family="text">
      <style:text-properties fo:font-size="11pt" fo:language="tr" fo:country="TR" fo:font-style="italic" fo:font-weight="bold" style:font-size-asian="11pt" style:font-style-asian="italic" style:font-weight-asian="bold" style:font-name-complex="Times New Roman" style:font-size-complex="11pt"/>
    </style:style>
    <style:style style:name="T36" style:family="text">
      <style:text-properties fo:font-size="11pt" fo:language="tr" fo:country="TR" fo:font-style="italic" fo:font-weight="bold" style:font-name-asian="Times New Roman" style:font-size-asian="11pt" style:font-style-asian="italic" style:font-weight-asian="bold" style:font-name-complex="Times New Roman" style:font-size-complex="11pt"/>
    </style:style>
    <style:style style:name="T37" style:family="text">
      <style:text-properties fo:font-size="11pt" fo:language="tr" fo:country="TR" fo:font-style="italic" style:font-name-asian="Times New Roman" style:font-size-asian="11pt" style:font-style-asian="italic" style:font-name-complex="Times New Roman" style:font-size-complex="11pt"/>
    </style:style>
    <style:style style:name="T38" style:family="text">
      <style:text-properties fo:font-size="11pt" fo:language="tr" fo:country="TR" fo:font-style="normal" style:font-size-asian="11pt" style:font-style-asian="normal" style:font-name-complex="Times New Roman" style:font-size-complex="11pt"/>
    </style:style>
    <style:style style:name="T39" style:family="text">
      <style:text-properties fo:font-size="11pt" fo:language="tr" fo:country="TR" fo:font-style="normal" style:font-size-asian="11pt" style:font-style-asian="normal" style:font-name-complex="Times New Roman" style:font-size-complex="11pt" fo:background-color="#ffff00"/>
    </style:style>
    <style:style style:name="T40" style:family="text">
      <style:text-properties fo:font-size="11pt" fo:language="tr" fo:country="TR" style:font-name-asian="Times New Roman" style:font-size-asian="11pt" style:font-name-complex="Times New Roman" style:font-size-complex="11pt"/>
    </style:style>
    <style:style style:name="T41" style:family="text">
      <style:text-properties fo:font-size="11pt" fo:language="tr" fo:country="TR" style:font-name-asian="Symbol" style:font-size-asian="11pt" style:font-name-complex="Symbol" style:font-size-complex="11pt"/>
    </style:style>
    <style:style style:name="T42" style:family="text">
      <style:text-properties fo:font-size="11pt" fo:font-weight="normal" style:font-size-asian="11pt" style:font-weight-asian="normal" style:font-size-complex="11pt"/>
    </style:style>
    <style:style style:name="T43" style:family="text">
      <style:text-properties fo:font-size="11pt" fo:font-weight="normal" style:font-size-asian="11pt" style:font-weight-asian="normal" style:font-size-complex="11pt" style:font-weight-complex="bold"/>
    </style:style>
    <style:style style:name="T44" style:family="text">
      <style:text-properties fo:font-size="11pt" fo:language="en" fo:country="GB" fo:font-style="italic" style:font-size-asian="11pt" style:font-style-asian="italic" style:font-name-complex="Times New Roman" style:font-size-complex="11pt"/>
    </style:style>
    <style:style style:name="T45" style:family="text">
      <style:text-properties fo:font-size="11pt" fo:language="en" fo:country="GB" fo:font-style="italic" fo:font-weight="bold" style:font-size-asian="11pt" style:font-style-asian="italic" style:font-weight-asian="bold" style:font-name-complex="Times New Roman" style:font-size-complex="11pt"/>
    </style:style>
    <style:style style:name="T46" style:family="text">
      <style:text-properties fo:font-size="11pt" fo:language="en" fo:country="GB" fo:font-style="italic" fo:font-weight="bold" style:font-name-asian="Times New Roman" style:font-size-asian="11pt" style:font-style-asian="italic" style:font-weight-asian="bold" style:font-name-complex="Times New Roman" style:font-size-complex="11pt"/>
    </style:style>
    <style:style style:name="T47" style:family="text">
      <style:text-properties fo:font-size="11pt" fo:language="en" fo:country="GB" fo:font-style="italic" style:font-name-asian="Times New Roman" style:font-size-asian="11pt" style:font-style-asian="italic" style:font-name-complex="Times New Roman" style:font-size-complex="11pt"/>
    </style:style>
    <style:style style:name="T48" style:family="text">
      <style:text-properties fo:font-size="11pt" style:text-underline-style="solid" style:text-underline-width="auto" style:text-underline-color="font-color" style:font-size-asian="11pt" style:font-size-complex="11pt"/>
    </style:style>
    <style:style style:name="T49" style:family="text">
      <style:text-properties fo:font-size="11pt" fo:letter-spacing="-0.009cm" fo:language="tr" fo:country="TR" fo:font-weight="bold" style:letter-kerning="true" style:font-size-asian="11pt" style:font-weight-asian="bold" style:font-name-complex="Times New Roman" style:font-size-complex="11pt"/>
    </style:style>
    <style:style style:name="T50" style:family="text">
      <style:text-properties fo:font-size="11pt" fo:letter-spacing="-0.009cm" fo:language="tr" fo:country="TR" style:letter-kerning="true" style:font-size-asian="11pt" style:font-name-complex="Times New Roman" style:font-size-complex="11pt"/>
    </style:style>
    <style:style style:name="T51" style:family="text">
      <style:text-properties fo:font-size="11pt" fo:letter-spacing="0.009cm" fo:font-style="normal" style:font-size-asian="11pt" style:font-style-asian="normal" style:font-name-complex="Times New Roman"/>
    </style:style>
    <style:style style:name="T52" style:family="text">
      <style:text-properties fo:font-size="11pt" fo:letter-spacing="normal" fo:font-style="italic" style:font-size-asian="11pt" style:font-style-asian="italic" style:font-name-complex="Times New Roman"/>
    </style:style>
    <style:style style:name="T53" style:family="text">
      <style:text-properties style:font-name="Times New Roman" fo:font-size="11pt" style:font-size-asian="11pt" style:font-name-complex="Times New Roman"/>
    </style:style>
    <style:style style:name="T54" style:family="text">
      <style:text-properties style:font-name="Times New Roman" fo:font-size="11pt" style:font-size-asian="11pt" style:font-name-complex="Times New Roman" style:font-size-complex="11pt"/>
    </style:style>
    <style:style style:name="T55" style:family="text">
      <style:text-properties style:font-name="Times New Roman" fo:font-size="11pt" style:font-size-asian="11pt" style:font-name-complex="Times New Roman" style:font-size-complex="11pt" fo:background-color="#00ff00"/>
    </style:style>
    <style:style style:name="T56" style:family="text">
      <style:text-properties style:font-name="Times New Roman" fo:font-size="11pt" fo:font-weight="bold" style:font-size-asian="11pt" style:font-weight-asian="bold" style:font-name-complex="Times New Roman" style:font-size-complex="11pt"/>
    </style:style>
    <style:style style:name="T57" style:family="text">
      <style:text-properties style:font-name="Times New Roman" fo:font-size="11pt" fo:font-weight="bold" style:font-size-asian="11pt" style:font-weight-asian="bold" style:font-name-complex="Times New Roman" style:font-size-complex="11pt" fo:background-color="#00ff00"/>
    </style:style>
    <style:style style:name="T58" style:family="text">
      <style:text-properties style:font-name="Times New Roman" fo:font-size="11pt" fo:font-style="italic" style:font-size-asian="11pt" style:font-style-asian="italic" style:font-name-complex="Times New Roman" style:font-size-complex="11pt"/>
    </style:style>
    <style:style style:name="T59" style:family="text">
      <style:text-properties style:font-name="Times New Roman" fo:font-size="11pt" fo:font-style="italic" style:font-size-asian="11pt" style:font-style-asian="italic" style:font-name-complex="Times New Roman" style:font-size-complex="11pt" style:font-style-complex="italic"/>
    </style:style>
    <style:style style:name="T60" style:family="text">
      <style:text-properties style:font-name="Times New Roman" fo:font-size="11pt" fo:font-style="italic" style:font-size-asian="11pt" style:font-style-asian="italic" style:font-name-complex="Times New Roman" style:font-size-complex="11pt" fo:background-color="#00ff00"/>
    </style:style>
    <style:style style:name="T61" style:family="text">
      <style:text-properties style:font-name="Times New Roman" fo:font-size="11pt" fo:font-style="italic" style:font-size-asian="11pt" style:font-style-asian="italic" style:font-name-complex="Times New Roman" style:font-size-complex="11pt" style:font-weight-complex="bold"/>
    </style:style>
    <style:style style:name="T62"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63"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style>
    <style:style style:name="T64" style:family="text">
      <style:text-properties style:font-name="Times New Roman" fo:font-size="11pt" fo:font-style="italic" style:font-name-asian="Times New Roman" style:font-size-asian="11pt" style:font-style-asian="italic" style:font-name-complex="Times New Roman" style:font-size-complex="11pt"/>
    </style:style>
    <style:style style:name="T65" style:family="text">
      <style:text-properties style:font-name="Times New Roman" fo:font-size="11pt" fo:language="tr" fo:country="TR" fo:font-style="italic" style:font-name-asian="Times New Roman" style:font-size-asian="11pt" style:font-style-asian="italic" style:font-name-complex="Times New Roman" style:font-size-complex="11pt"/>
    </style:style>
    <style:style style:name="T66" style:family="text">
      <style:text-properties style:font-name="Times New Roman" fo:font-size="11pt" fo:language="tr" fo:country="TR" fo:font-style="italic" style:font-size-asian="11pt" style:font-style-asian="italic" style:font-name-complex="Times New Roman" style:font-size-complex="11pt"/>
    </style:style>
    <style:style style:name="T67" style:family="text">
      <style:text-properties style:font-name="Times New Roman" fo:font-size="11pt" fo:language="tr" fo:country="TR" fo:font-style="italic" style:font-size-asian="11pt" style:font-style-asian="italic" style:font-name-complex="Times New Roman" style:font-size-complex="11pt" style:font-weight-complex="bold"/>
    </style:style>
    <style:style style:name="T68" style:family="text">
      <style:text-properties style:font-name="Times New Roman" fo:font-size="11pt" fo:language="tr" fo:country="TR" fo:font-style="italic" fo:font-weight="bold" style:font-size-asian="11pt" style:font-style-asian="italic" style:font-weight-asian="bold" style:font-name-complex="Times New Roman" style:font-size-complex="11pt"/>
    </style:style>
    <style:style style:name="T69" style:family="text">
      <style:text-properties style:font-name="Times New Roman" fo:font-size="11pt" fo:language="tr" fo:country="TR" fo:font-style="italic" fo:font-weight="bold" style:font-name-asian="Times New Roman" style:font-size-asian="11pt" style:font-style-asian="italic" style:font-weight-asian="bold" style:font-name-complex="Times New Roman" style:font-size-complex="11pt"/>
    </style:style>
    <style:style style:name="T70" style:family="text">
      <style:text-properties style:font-name="Times New Roman" fo:font-size="11pt" fo:language="tr" fo:country="TR" style:font-size-asian="11pt" style:font-name-complex="Times New Roman" style:font-size-complex="11pt"/>
    </style:style>
    <style:style style:name="T71" style:family="text">
      <style:text-properties style:font-name="Times New Roman" fo:font-size="11pt" fo:language="tr" fo:country="TR" style:font-size-asian="11pt" style:font-name-complex="Times New Roman" style:font-size-complex="11pt" style:font-style-complex="italic"/>
    </style:style>
    <style:style style:name="T72" style:family="text">
      <style:text-properties style:font-name="Times New Roman" fo:font-size="11pt" fo:language="tr" fo:country="TR" style:font-size-asian="11pt" style:font-name-complex="Times New Roman" style:font-size-complex="11pt" fo:background-color="#ffff00"/>
    </style:style>
    <style:style style:name="T73" style:family="text">
      <style:text-properties style:font-name="Times New Roman" fo:font-size="11pt" fo:language="tr" fo:country="TR" style:font-size-asian="11pt" style:font-name-complex="Times New Roman" style:font-size-complex="11pt" style:font-weight-complex="bold"/>
    </style:style>
    <style:style style:name="T74" style:family="text">
      <style:text-properties style:font-name="Times New Roman" fo:font-size="11pt" fo:language="tr" fo:country="TR" style:font-name-asian="Times New Roman" style:font-size-asian="11pt" style:font-name-complex="Times New Roman" style:font-size-complex="11pt"/>
    </style:style>
    <style:style style:name="T75" style:family="text">
      <style:text-properties style:font-name="Times New Roman" fo:font-size="11pt" fo:language="tr" fo:country="TR" fo:font-style="normal" style:font-size-asian="11pt" style:font-style-asian="normal" style:font-name-complex="Times New Roman" style:font-size-complex="11pt"/>
    </style:style>
    <style:style style:name="T76" style:family="text">
      <style:text-properties style:font-name="Times New Roman" fo:font-size="11pt" fo:language="tr" fo:country="TR" fo:font-style="normal" style:font-size-asian="11pt" style:font-style-asian="normal" style:font-name-complex="Times New Roman" style:font-size-complex="11pt" fo:background-color="#ffff00"/>
    </style:style>
    <style:style style:name="T77" style:family="text">
      <style:text-properties style:font-name="Times New Roman" fo:font-size="11pt" fo:language="tr" fo:country="TR" fo:font-weight="bold" style:font-size-asian="11pt" style:font-weight-asian="bold" style:font-name-complex="Times New Roman" style:font-size-complex="11pt"/>
    </style:style>
    <style:style style:name="T78" style:family="text">
      <style:text-properties style:font-name="Times New Roman" fo:font-size="11pt" fo:language="tr" fo:country="TR" fo:font-weight="bold" style:font-size-asian="11pt" style:font-weight-asian="bold" style:font-name-complex="Times New Roman" style:font-size-complex="11pt" style:font-weight-complex="bold"/>
    </style:style>
    <style:style style:name="T79" style:family="text">
      <style:text-properties style:font-name="Times New Roman" fo:font-size="11pt" fo:language="tr" fo:country="TR" fo:font-weight="bold" style:font-name-asian="Times New Roman" style:font-size-asian="11pt" style:font-weight-asian="bold" style:font-name-complex="Times New Roman" style:font-size-complex="11pt"/>
    </style:style>
    <style:style style:name="T80" style:family="text">
      <style:text-properties style:font-name="Times New Roman" fo:font-size="11pt" fo:language="en" fo:country="GB" fo:font-style="italic" style:font-size-asian="11pt" style:font-style-asian="italic" style:font-name-complex="Times New Roman" style:font-size-complex="11pt"/>
    </style:style>
    <style:style style:name="T81" style:family="text">
      <style:text-properties style:font-name="Times New Roman" fo:font-size="11pt" fo:language="en" fo:country="GB" fo:font-style="italic" fo:font-weight="bold" style:font-size-asian="11pt" style:font-style-asian="italic" style:font-weight-asian="bold" style:font-name-complex="Times New Roman" style:font-size-complex="11pt"/>
    </style:style>
    <style:style style:name="T82" style:family="text">
      <style:text-properties style:font-name="Times New Roman" fo:font-size="11pt" fo:language="en" fo:country="GB" fo:font-style="italic" fo:font-weight="bold" style:font-name-asian="Times New Roman" style:font-size-asian="11pt" style:font-style-asian="italic" style:font-weight-asian="bold" style:font-name-complex="Times New Roman" style:font-size-complex="11pt"/>
    </style:style>
    <style:style style:name="T83" style:family="text">
      <style:text-properties style:font-name="Times New Roman" fo:font-size="11pt" fo:language="en" fo:country="GB" fo:font-style="italic" style:font-name-asian="Times New Roman" style:font-size-asian="11pt" style:font-style-asian="italic" style:font-name-complex="Times New Roman" style:font-size-complex="11pt"/>
    </style:style>
    <style:style style:name="T84" style:family="text">
      <style:text-properties style:font-name="Times New Roman" fo:font-size="11pt" fo:letter-spacing="-0.009cm" fo:language="tr" fo:country="TR" style:font-size-asian="11pt" style:font-name-complex="Times New Roman" style:font-size-complex="11pt"/>
    </style:style>
    <style:style style:name="T85" style:family="text">
      <style:text-properties style:font-name="Times New Roman" fo:font-size="11pt" fo:letter-spacing="-0.009cm" fo:language="tr" fo:country="TR" fo:font-weight="bold" style:letter-kerning="true" style:font-size-asian="11pt" style:font-weight-asian="bold" style:font-name-complex="Times New Roman" style:font-size-complex="11pt"/>
    </style:style>
    <style:style style:name="T86" style:family="text">
      <style:text-properties style:font-name="Times New Roman" fo:font-size="11pt" fo:letter-spacing="-0.009cm" fo:language="tr" fo:country="TR" style:letter-kerning="true" style:font-size-asian="11pt" style:font-name-complex="Times New Roman" style:font-size-complex="11pt"/>
    </style:style>
    <style:style style:name="T87" style:family="text">
      <style:text-properties style:font-name="Times New Roman" fo:font-size="11pt" fo:letter-spacing="0.009cm" fo:font-style="normal" style:font-size-asian="11pt" style:font-style-asian="normal" style:font-name-complex="Times New Roman"/>
    </style:style>
    <style:style style:name="T88" style:family="text">
      <style:text-properties style:font-name="Times New Roman" fo:font-size="11pt" fo:letter-spacing="normal" fo:font-style="italic" style:font-size-asian="11pt" style:font-style-asian="italic" style:font-name-complex="Times New Roman"/>
    </style:style>
    <style:style style:name="T89" style:family="text">
      <style:text-properties style:font-name="Times New Roman" style:font-name-complex="Times New Roman"/>
    </style:style>
    <style:style style:name="T90" style:family="text">
      <style:text-properties style:font-name="Times New Roman" style:font-name-complex="Times New Roman" style:font-size-complex="11pt"/>
    </style:style>
    <style:style style:name="T91" style:family="text">
      <style:text-properties style:font-name="Times New Roman" fo:font-size="18pt" style:font-size-asian="18pt" style:font-name-complex="Times New Roman" style:font-size-complex="18pt"/>
    </style:style>
    <style:style style:name="T92" style:family="text">
      <style:text-properties style:font-name="Times New Roman" fo:font-size="14pt" fo:font-weight="bold" style:font-size-asian="14pt" style:font-weight-asian="bold" style:font-name-complex="Times New Roman" style:font-size-complex="14pt"/>
    </style:style>
    <style:style style:name="T93"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94" style:family="text">
      <style:text-properties style:font-name="Times New Roman" fo:font-size="14pt" fo:letter-spacing="normal" fo:language="tr" fo:country="TR" style:font-size-asian="14pt" style:font-name-complex="Times New Roman" style:font-size-complex="14pt"/>
    </style:style>
    <style:style style:name="T95" style:family="text">
      <style:text-properties style:font-name="Times New Roman" fo:font-size="14pt" fo:language="tr" fo:country="TR" style:font-size-asian="14pt" style:font-name-complex="Times New Roman" style:font-size-complex="14pt"/>
    </style:style>
    <style:style style:name="T96" style:family="text">
      <style:text-properties style:font-name="Times New Roman" fo:font-style="italic" style:font-style-asian="italic" style:font-name-complex="Times New Roman"/>
    </style:style>
    <style:style style:name="T97" style:family="text">
      <style:text-properties style:font-name="Times New Roman" fo:language="tr" fo:country="TR" style:font-name-complex="Times New Roman"/>
    </style:style>
    <style:style style:name="T98" style:family="text">
      <style:text-properties style:font-name="Times New Roman" fo:font-style="normal" style:font-style-asian="normal" style:font-name-complex="Times New Roman"/>
    </style:style>
    <style:style style:name="T99" style:family="text">
      <style:text-properties style:font-name-complex="Times New Roman"/>
    </style:style>
    <style:style style:name="T100" style:family="text">
      <style:text-properties fo:font-size="14pt" fo:font-weight="bold" style:font-size-asian="14pt" style:font-weight-asian="bold" style:font-name-complex="Times New Roman" style:font-size-complex="14pt"/>
    </style:style>
    <style:style style:name="T101" style:family="text">
      <style:text-properties fo:font-size="14pt" fo:font-style="italic" fo:font-weight="bold" style:font-size-asian="14pt" style:font-style-asian="italic" style:font-weight-asian="bold" style:font-name-complex="Times New Roman" style:font-size-complex="14pt"/>
    </style:style>
    <style:style style:name="T102" style:family="text">
      <style:text-properties fo:font-size="14pt" fo:language="tr" fo:country="TR" style:font-size-asian="14pt" style:font-name-complex="Times New Roman" style:font-size-complex="14pt"/>
    </style:style>
    <style:style style:name="T103" style:family="text">
      <style:text-properties fo:font-style="italic" style:font-style-asian="italic"/>
    </style:style>
    <style:style style:name="T104" style:family="text">
      <style:text-properties fo:font-style="italic" style:font-style-asian="italic" style:font-name-complex="Times New Roman"/>
    </style:style>
    <style:style style:name="T105" style:family="text">
      <style:text-properties fo:font-style="italic" fo:font-weight="bold" style:font-style-asian="italic" style:font-weight-asian="bold"/>
    </style:style>
    <style:style style:name="T106" style:family="text">
      <style:text-properties style:font-name-asian="Times New Roman"/>
    </style:style>
    <style:style style:name="T107" style:family="text">
      <style:text-properties fo:language="tr" fo:country="TR"/>
    </style:style>
    <style:style style:name="T108" style:family="text">
      <style:text-properties fo:language="tr" fo:country="TR" style:font-name-complex="Times New Roman"/>
    </style:style>
    <style:style style:name="T109" style:family="text">
      <style:text-properties fo:language="tr" fo:country="TR" fo:font-weight="bold" style:font-weight-asian="bold" style:font-size-complex="14pt"/>
    </style:style>
    <style:style style:name="T110" style:family="text">
      <style:text-properties fo:language="tr" fo:country="TR" style:font-size-complex="14pt"/>
    </style:style>
    <style:style style:name="T111" style:family="text">
      <style:text-properties fo:background-color="#00ff00"/>
    </style:style>
    <style:style style:name="T112" style:family="text">
      <style:text-properties fo:font-style="normal" style:font-style-asian="normal"/>
    </style:style>
    <style:style style:name="T113" style:family="text">
      <style:text-properties fo:font-style="normal" style:font-style-asian="normal" style:font-name-complex="Times New Roman"/>
    </style:style>
    <style:style style:name="T114" style:family="text">
      <style:text-properties fo:font-weight="normal" style:font-weight-asian="normal"/>
    </style:style>
    <style:style style:name="T115" style:family="text">
      <style:text-properties fo:language="en" fo:country="GB"/>
    </style:style>
    <style:style style:name="T116" style:family="text">
      <style:text-properties fo:font-size="16pt" fo:language="en" fo:country="US" style:font-size-asian="16pt" style:font-size-complex="16pt"/>
    </style:style>
    <style:style style:name="T117" style:family="text">
      <style:text-properties fo:color="#000000" style:font-name="Times New Roman" fo:font-size="11pt" fo:language="tr" fo:country="TR" fo:font-style="italic" style:font-size-asian="11pt" style:font-style-asian="italic" style:font-name-complex="Times New Roman" style:font-size-complex="11pt"/>
    </style:style>
    <style:style style:name="T118" style:family="text">
      <style:text-properties fo:color="#000000" style:font-name="Times New Roman" fo:font-size="11pt" fo:language="tr" fo:country="TR" style:font-size-asian="11pt" style:font-name-complex="Times New Roman" style:font-size-complex="11pt"/>
    </style:style>
    <style:style style:name="T119" style:family="text">
      <style:text-properties fo:color="#000000" style:font-name="Times New Roman" fo:font-size="11pt" fo:letter-spacing="0.018cm" fo:language="tr" fo:country="TR" style:font-size-asian="11pt" style:font-name-complex="Times New Roman" style:font-size-complex="11pt"/>
    </style:style>
    <style:style style:name="T120" style:family="text">
      <style:text-properties fo:color="#000000" style:font-name="Times New Roman" fo:font-size="11pt" fo:letter-spacing="0.018cm" fo:language="tr" fo:country="TR" fo:font-weight="bold" style:font-size-asian="11pt" style:font-weight-asian="bold" style:font-name-complex="Times New Roman" style:font-size-complex="11pt"/>
    </style:style>
    <style:style style:name="T121" style:family="text">
      <style:text-properties fo:color="#000000" style:font-name="Times New Roman" fo:font-size="11pt" fo:letter-spacing="0.009cm" fo:language="tr" fo:country="TR" style:font-size-asian="11pt" style:font-name-complex="Times New Roman" style:font-size-complex="11pt"/>
    </style:style>
    <style:style style:name="T122" style:family="text">
      <style:text-properties fo:color="#000000" fo:font-style="italic" style:font-style-asian="italic"/>
    </style:style>
    <style:style style:name="T123" style:family="text">
      <style:text-properties fo:color="#000000" fo:font-size="11pt" fo:language="tr" fo:country="TR" fo:font-style="italic" style:font-size-asian="11pt" style:font-style-asian="italic" style:font-size-complex="11pt"/>
    </style:style>
    <style:style style:name="T124" style:family="text">
      <style:text-properties fo:color="#000000" fo:font-size="11pt" fo:language="tr" fo:country="TR" fo:font-style="italic" style:font-size-asian="11pt" style:font-style-asian="italic" style:font-name-complex="Times New Roman" style:font-size-complex="11pt"/>
    </style:style>
    <style:style style:name="T125" style:family="text">
      <style:text-properties fo:color="#000000" fo:font-size="11pt" fo:language="tr" fo:country="TR" style:font-size-asian="11pt" style:font-name-complex="Times New Roman" style:font-size-complex="11pt"/>
    </style:style>
    <style:style style:name="T126" style:family="text">
      <style:text-properties fo:color="#000000" fo:font-size="11pt" fo:letter-spacing="0.009cm" fo:language="tr" fo:country="TR" fo:font-style="italic" style:font-size-asian="11pt" style:font-style-asian="italic" style:font-size-complex="11pt"/>
    </style:style>
    <style:style style:name="T127" style:family="text">
      <style:text-properties fo:color="#000000" fo:font-size="11pt" fo:letter-spacing="0.009cm" fo:language="tr" fo:country="TR" style:font-size-asian="11pt" style:font-name-complex="Times New Roman" style:font-size-complex="11pt"/>
    </style:style>
    <style:style style:name="T128" style:family="text">
      <style:text-properties fo:color="#000000" fo:font-size="11pt" fo:letter-spacing="0.018cm" fo:language="tr" fo:country="TR" style:font-size-asian="11pt" style:font-name-complex="Times New Roman" style:font-size-complex="11pt"/>
    </style:style>
    <style:style style:name="T129" style:family="text">
      <style:text-properties fo:color="#000000" fo:font-size="11pt" fo:letter-spacing="0.018cm" fo:language="tr" fo:country="TR" fo:font-weight="bold" style:font-size-asian="11pt" style:font-weight-asian="bold" style:font-name-complex="Times New Roman" style:font-size-complex="11pt"/>
    </style:style>
    <style:style style:name="T130" style:family="text">
      <style:text-properties fo:color="#000000" fo:letter-spacing="0.009cm"/>
    </style:style>
    <style:style style:name="T131" style:family="text">
      <style:text-properties style:text-position="super 58%" fo:font-size="11pt" fo:language="tr" fo:country="TR" fo:font-style="italic" style:font-size-asian="11pt" style:font-style-asian="italic" style:font-size-complex="11pt"/>
    </style:style>
    <style:style style:name="T132" style:family="text">
      <style:text-properties style:text-position="super 58%" fo:font-size="11pt" fo:language="tr" fo:country="TR" style:font-size-asian="11pt" style:font-size-complex="11pt"/>
    </style:style>
    <style:style style:name="T133" style:family="text">
      <style:text-properties fo:letter-spacing="normal"/>
    </style:style>
    <style:style style:name="T134" style:family="text">
      <style:text-properties fo:letter-spacing="normal" fo:font-weight="normal" style:font-weight-asian="normal"/>
    </style:style>
    <style:style style:name="T135" style:family="text">
      <style:text-properties style:font-name="Symbol" fo:font-size="11pt" fo:language="tr" fo:country="TR" style:font-name-asian="Symbol" style:font-size-asian="11pt" style:font-name-complex="Symbol" style:font-size-complex="11pt"/>
    </style:style>
    <style:style style:name="T136" style:family="text">
      <style:text-properties style:font-name="DejaVu Sans" fo:font-size="11pt" fo:language="tr" fo:country="TR" fo:font-style="normal" style:font-size-asian="11pt" style:font-style-asian="normal"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
      <text:p text:style-name="P62"/>
      <text:h text:style-name="P46" text:outline-level="1"/>
      <text:h text:style-name="P46" text:outline-level="1"/>
      <text:h text:style-name="P46" text:outline-level="1"/>
      <text:h text:style-name="P46" text:outline-level="1">PORTENTS AND FEATURES OF THE MAHDI’S COMING</text:h>
      <text:p text:style-name="P65"/>
      <text:p text:style-name="P66"/>
      <text:p text:style-name="P66"/>
      <text:p text:style-name="P66"/>
      <text:p text:style-name="P66"/>
      <text:p text:style-name="P66"/>
      <text:p text:style-name="P66"/>
      <text:p text:style-name="P66"/>
      <text:p text:style-name="P96">HARUN YAHYA</text:p>
      <text:h text:style-name="P106" text:outline-level="1"/>
      <text:h text:style-name="P97" text:outline-level="1">CONTENTS</text:h>
      <text:p text:style-name="P70"/>
      <text:p text:style-name="P66"/>
      <text:h text:style-name="P67" text:outline-level="1">Introduction</text:h>
      <text:p text:style-name="P66"/>
      <text:p text:style-name="P66">Part One: Portents of the Mahdi’s Coming </text:p>
      <text:p text:style-name="P66"/>
      <text:p text:style-name="P66">Part Two: The Mahdi’s Features</text:p>
      <text:p text:style-name="P66"/>
      <text:p text:style-name="P66">Conclusion</text:p>
      <text:h text:style-name="P67" text:outline-level="1"/>
      <text:h text:style-name="P67" text:outline-level="1">Appendix: The End of the Theory of Evolution</text:h>
      <text:p text:style-name="P66"/>
      <text:p text:style-name="P66"/>
      <text:p text:style-name="P66"/>
      <text:p text:style-name="P66"/>
      <text:p text:style-name="P66"/>
      <text:h text:style-name="P107" text:outline-level="1">INTRODUCTION</text:h>
      <text:p text:style-name="P70"/>
      <text:p text:style-name="P66"/>
      <text:p text:style-name="P66">The hadiths of our Prophet (saas) provide very detailed information and signs about the End Times, which will occur shortly before Doomsday. According to these reports, several highly significant events will take place one after the other during this period. In the first stage of the End Times, terrible corruption and chaos will rule; in the second stage, these will be replaced by peace and security as people come to live by true religious moral values. </text:p>
      <text:p text:style-name="P66">Our Prophet (saas) imparted glad tidings regarding the Mahdi, who will be sent during the End Times. For example, this great individual will liberate Muslims from cruelty and suffering; eliminate corruption; and usher in an era of peace, justice, plenty, happiness, and well being. According to reliable hadiths, he will return Islam, which has been distorted via superstitions and practices, to its true essence; meet with Prophet ‘Isa (as); and, by Allah’s will, will enable Islam’s moral values to prevail on Earth.</text:p>
      <text:p text:style-name="P66">These great tidings enhance all believers’ enthusiasm and excitement. Many of the prophetic hadiths and scholarly manuscripts that have come down to us have transmitted the joy and enthusiasm of those tidings and have kept the subject alive and of interest among believers. The portents that we are seeing in our own time show us that the Mahdi’s coming is close at hand. Indeed, the current climate of chaos, oppression, terror, and war, as well as the strife, famines, and earthquakes, are all portents of this great event.</text:p>
      <text:p text:style-name="P66">This small book consists of two parts: “The Portents of the Mahdi’s Coming” and “The Mahdi’s Features.” There can be no doubt that all new information learned regarding this subject will enhance the Muslims’ excitement.</text:p>
      <text:p text:style-name="P66"/>
      <text:h text:style-name="P53" text:outline-level="3">PART ONE</text:h>
      <text:h text:style-name="P98" text:outline-level="1">PORTENTS OF THE MAHDI’S COMING</text:h>
      <text:p text:style-name="P66"/>
      <text:p text:style-name="P66"/>
      <text:p text:style-name="P100"><text:span text:style-name="T5">Many of the prophetic hadiths that have been handed down to us in the works of great Islamic scholars are devoted to portents of the Mahdi’s coming. This section examines the links between these hadiths and the present day. We shall see that they describe the contemporary climate and conditions and certain critical events that took place in the recent past accurately and miraculously. </text:span></text:p>
      <text:p text:style-name="P66">As stated earlier, both the Mahdi’s coming and the fulfillment of the hadiths regarding the portents of Doomsday started coming to pass, one after the other, at the beginning of the 1400s ah (1979-80), clearly reveals that these are the years of the Mahdi’s presence on Earth. (Allah knows the truth, of course.) Let’s now examine these portents. </text:p>
      <text:p text:style-name="P66"/>
      <text:list xml:id="list3294510520" text:style-name="WW8Num2">
        <text:list-item>
          <text:p text:style-name="P110">PORTENTS OF MAHDI’S COMING TAKING PLACE ONE AFTER THE OTHER,</text:p>
        </text:list-item>
        <text:list-item>
          <text:p text:style-name="P110">THE PROLIFERATION OF SEDITION (FITNAS),</text:p>
        </text:list-item>
        <text:list-item>
          <text:p text:style-name="P110">WIDESPREAD SLAUGHTER BEFORE THE MAHDI COMES,</text:p>
        </text:list-item>
        <text:list-item>
          <text:p text:style-name="P110">THE GLOBAL PERVASIVENESS OF CHAOS AND CONFLICT,</text:p>
        </text:list-item>
        <text:list-item>
          <text:p text:style-name="P110">STRIFES IN WHICH EVEN WOMEN AND CHILDREN ARE SLAUGHTERED,</text:p>
        </text:list-item>
        <text:list-item>
          <text:p text:style-name="P110">HE WILL APPEAR WHEN THE WAYLAYING INCREASES,</text:p>
        </text:list-item>
        <text:list-item>
          <text:p text:style-name="P110">INCREASED OPPRESSION OF MUSLIMS,</text:p>
        </text:list-item>
        <text:list-item>
          <text:p text:style-name="P110">THE DESTRUCTION OF MASJIDS AND MOSQUES,</text:p>
        </text:list-item>
        <text:list-item>
          <text:p text:style-name="P110">RELIGIOUS PROHIBITIONS GAIN ACCEPTANCE,</text:p>
        </text:list-item>
        <text:list-item>
          <text:p text:style-name="P110">THE OPEN DENIAL OF ALLAH (Surely Allah is beyond that!),</text:p>
        </text:list-item>
        <text:list-item>
          <text:p text:style-name="P110">THE IRAN-IRAQ WAR,</text:p>
        </text:list-item>
        <text:list-item>
          <text:p text:style-name="P110">THE OCCUPATION OF AFGHANISTAN,</text:p>
        </text:list-item>
        <text:list-item>
          <text:p text:style-name="P110">THE ARMY THAT SANK IN THE DESERT,</text:p>
        </text:list-item>
        <text:list-item>
          <text:p text:style-name="P110">HALTING OF THE FLOW OF THE EUPHRATES,</text:p>
        </text:list-item>
        <text:list-item>
          <text:p text:style-name="P110">LUNAR AND SOLAR ECLIPSES DURING RAMADAN,</text:p>
        </text:list-item>
        <text:list-item>
          <text:p text:style-name="P110">THE RISE OF A COMET</text:p>
        </text:list-item>
        <text:list-item>
          <text:p text:style-name="P110">STORMING THE KA`BAH AND THE SUBSEQUENT BLOODSHED,</text:p>
        </text:list-item>
        <text:list-item>
          <text:p text:style-name="P110">SIGHTING A FLARE IN THE EAST,</text:p>
        </text:list-item>
        <text:list-item>
          <text:p text:style-name="P110">AN INCREASE IN THE NUMBER OF FALSE PROPHETS,</text:p>
        </text:list-item>
        <text:list-item>
          <text:p text:style-name="P110">USING RELIGION FOR PERSONAL ENDS,</text:p>
        </text:list-item>
        <text:list-item>
          <text:p text:style-name="P110">GREAT AND AMAZING THINGS TAKING PLACE,</text:p>
        </text:list-item>
        <text:list-item>
          <text:p text:style-name="P110">A SIGN OUT OF THE SUN,</text:p>
        </text:list-item>
        <text:list-item>
          <text:p text:style-name="P110">THE DESTRUCTION OF GREAT CITIES, and</text:p>
        </text:list-item>
        <text:list-item>
          <text:p text:style-name="P110">AN INCREASE IN THE NUMBER OF EARTHQUAKES.</text:p>
        </text:list-item>
      </text:list>
      <text:p text:style-name="P66"><text:soft-page-break/></text:p>
      <text:list xml:id="list1323259509" text:style-name="WW8Num17">
        <text:list-item>
          <text:p text:style-name="P121">PORTENTS OF MAHDI’S COMING TAKING PLACE ONE AFTER THE OTHER</text:p>
        </text:list-item>
      </text:list>
      <text:p text:style-name="P100"><text:span text:style-name="T5">Those hadiths that reveal the portents of the Mahdi’s coming describe them as occurring one after the other </text:span><text:span text:style-name="T12">“like the dots on a prayer-beads.”</text:span><text:span text:style-name="T5"> We can see that this is the case, for as stated in the hadiths, chaos and anarchy are on the rise all over the world, sedition is growing, slaughter and terrible catastrophes are taking place in many lands, poverty and hunger are increasing, and people are suffering terribly. The fact that these portents are coming to pass at one particular time shows that the Mahdi, the blessed person for whom Muslims have awaited for centuries, will come soon. (Allah knows the best!)</text:span></text:p>
      <text:p text:style-name="P66">Some of the reports related to this subject are as follows: </text:p>
      <text:p text:style-name="P100"><text:span text:style-name="T12">I asked Abu Abdullah Husain ibn Ali: “Are there portents of this?” – in reference to the Mahdi’s appearance. He said: “Yes.” I asked: “What are they?” He said: “The destruction of the [tribe of the] Bani Abbas, the emergence of the Sufyani (Abu Sufyan), and sinking in Bayda.” I said: “I am afraid this will all take a long time,” to which he replied: “These things will happen one after the other</text:span><text:span text:style-name="T16">, like the dots on a tasbih (prayer beads</text:span><text:span text:style-name="T12">).” </text:span></text:p>
      <text:p text:style-name="P73">(Jalal al-Din al-Suyuti, Portents of the Mahdi of the End Times, Kahraman Publishings, p. 3)</text:p>
      <text:p text:style-name="P78">Signs of the Doomsday follow one another, like the pieces of a prayer beads falling one after the other when its string is cut.</text:p>
      <text:p text:style-name="P73"><text:span text:style-name="T106"><text:s/></text:span>(Tirmidhi Hadiths)</text:p>
      <text:p text:style-name="P100"><text:span text:style-name="T12">Painful situations and grievous sights will be seen. </text:span><text:span text:style-name="T16">Strife will go on and on…</text:span><text:span text:style-name="T12"> </text:span></text:p>
      <text:p text:style-name="P73">(al-Suyuti, Portents of the Mahdi, p. 36)</text:p>
      <text:p text:style-name="P100"><text:span text:style-name="T12">Fitnas (seditions) will follow one another in the near future. Then, there will be other fitnas and even more following them.</text:span></text:p>
      <text:p text:style-name="P73">(Mukhtasar Tazkirah al-Qurtubi, p. 374, no. 684)</text:p>
      <text:p text:style-name="P73"/>
      <text:p text:style-name="P105">2) THE PROLIFERATION OF SEDITION (FITNAS)</text:p>
      <text:p text:style-name="P100"><text:span text:style-name="T5">The word </text:span><text:span text:style-name="T13">fitna (sedition) </text:span><text:span text:style-name="T5">describes events, environments, and conditions in which all people, especially believers, face intensified tests of their faith. Such tests, in which living conditions are difficult and efforts are made to weaken or destroy people’s faith, are all described as fitna in Islamic sources.</text:span></text:p>
      <text:p text:style-name="P66">The following hadith describes how believers’ faith will weaken prior to the Mahdi’s coming and the causes thereof: </text:p>
      <text:p text:style-name="P150"><text:span text:style-name="T5">The Mahdi, one of my children, comes into being, by the blessing of Allah, when the Day of Judgment approaches and the believers’ hearts weaken because of </text:span><text:span text:style-name="T8">death, hunger, the disappearance of the Sunnah, the emergence of innovations, and the loss of the </text:span><text:soft-page-break/><text:span text:style-name="T8">means by which to enjoin the right and forbid the wrong</text:span><text:span text:style-name="T5">. His justice and prosperity will ease the believers’ hearts, and friendship and love will settle between the non-Arab and the Arab nations.</text:span></text:p>
      <text:p text:style-name="P151">(Al-Muttaqi al-Hindi, Al-Burhan fi `Alamat al-Mahdi Akhir al-Zaman, p. 66)</text:p>
      <text:p text:style-name="P66">To summarize, the following events will take place before the Mahdi appears:</text:p>
      <text:p text:style-name="P66"/>
      <text:list xml:id="list735093176" text:style-name="WW8Num1">
        <text:list-item>
          <text:p text:style-name="P111">Death: Public security will disappear in the face of anarchy, widespread slaughter, and the ensuing tension.</text:p>
        </text:list-item>
        <text:list-item>
          <text:p text:style-name="P111">Hunger: The high cost of living, as well as catastrophes and natural disasters, will cause a rise in hunger and famine. </text:p>
        </text:list-item>
        <text:list-item>
          <text:p text:style-name="P111">Fitnas (Sedition): Sin will be encouraged and spread, and all kinds of immoral actions will take place before people’s eyes.</text:p>
        </text:list-item>
        <text:list-item>
          <text:p text:style-name="P117"><text:span text:style-name="T5">Un-Islamic innovations (</text:span><text:span text:style-name="T12">bid`at</text:span><text:span text:style-name="T5">): Customs that have no place in true Islam and that were added on and gradually came to be accepted as a true part of it, will emerge.</text:span></text:p>
        </text:list-item>
        <text:list-item>
          <text:p text:style-name="P111">Being Unable to Preach the Religion: An emptiness caused by being unable to teach how good is commanded and evil forbidden; in other words, the preaching of religion.</text:p>
        </text:list-item>
      </text:list>
      <text:p text:style-name="P66"/>
      <text:p text:style-name="P66">Sedition enables strong believers to enhance their faith and fortitude, as well as their degree in the Hereafter, whereas they lead those with weak faith to become further removed from faith, and those whose faith is artificial to lose it altogether. The Mahdi will appear at a time when such a climate of corruption is being experienced in its fullest and most violent form.</text:p>
      <text:p text:style-name="P66">Another hadith imparts the tidings that there will be confusion, sedition, and fear in the “west”: </text:p>
      <text:p text:style-name="P100"><text:span text:style-name="T12">Disorder, sedition, and fear will emerge </text:span><text:span text:style-name="T16">in the west</text:span><text:span text:style-name="T12">... Sedition will proliferate. (Mukhtasar Tazkirah Qurtubi)</text:span></text:p>
      <text:p text:style-name="P66">Another hadith reveals that the Mahdi will come when sedition is everywhere: </text:p>
      <text:p text:style-name="P100"><text:span text:style-name="T16">A kind of sedition will surface from which no party will be able to protect itself, and spread immediately in every direction.</text:span><text:span text:style-name="T12"> This situation will persist until one comes and says: “O people, from now on your leader is the Mahdi.”</text:span></text:p>
      <text:p text:style-name="P73"><text:span text:style-name="T106"><text:s/></text:span>(Ibn Hajar al-Haytahami, Al-Qawl al-Mukhtasar fi `Alamat</text:p>
      <text:p text:style-name="P73"><text:span text:style-name="T106"><text:s/></text:span>al-Mahdi al-Muntazar, p. 23)</text:p>
      <text:p text:style-name="P66">In other words, a sedition that opposes religion and Allah will target people’s faith. Today, this sedition is materialist philosophy, the supposed scientific basis of which is Darwin’s theory of evolution. Although it is completely irrational, unscientific, and devoid of any <text:soft-page-break/>scientific or logical proof, materialist circles are seeking to impose this theory on every society through intensive propaganda, deception, and misrepresentation. </text:p>
      <text:p text:style-name="P66">This theory enters our homes through the press and television, whether we live in the West or in the Muslim world. Forming a part of most science and other textbooks, it is imposed upon children from the early grades through constant repetition, such as its most famous claim: that people are descended from a common ancestor with apes. Young people are fed these evolutionist lies from primary school to the university.</text:p>
      <text:p text:style-name="P66">In addition, the sedition referred to in the prophetic hadiths can only become so widespread through modern-day technological means (e.g., the press, publishing, the Internet, and satellite communications). Indeed, such widespread sedition has never been seen before today. All of these are important signs that the Mahdi’s coming coincides with our own time. The hadiths also state that this sedition will end when the Mahdi comes. </text:p>
      <text:p text:style-name="P66"/>
      <text:p text:style-name="P105">3) WIDESPREAD SLAUGHTER BEFORE THE MAHDI COMES</text:p>
      <text:p text:style-name="P66">The hadiths reveal that violence and chaos will affect the great majority of people before the Mahdi comes and that much blood will be shed:</text:p>
      <text:p text:style-name="P100"><text:span text:style-name="T12">Doomsday will not take place until these things come to pass… </text:span><text:span text:style-name="T16">Death and slaughter will be widespread…</text:span></text:p>
      <text:p text:style-name="P73"><text:span text:style-name="T106"><text:s/></text:span>(al-Suyuti, Jamius Sagir, 3:211; Musnad, 2:492, 4:391, 392)</text:p>
      <text:p text:style-name="P31"><text:span text:style-name="T5">There will be cries of war in Shawwal and war and carnage in Dhu al-Hijjah. Again in Dhu al-Hijjah, pilgrims will be plundered and the roads will be filled with blood… </text:span><text:span text:style-name="T8">The bloodshed will continue and increase</text:span><text:span text:style-name="T5">. </text:span></text:p>
      <text:p text:style-name="P33">(al-Suyuti, Portents of the Mahdi of the End Times p. 37)</text:p>
      <text:p text:style-name="P100"><text:span text:style-name="T12">…The Hajjis will be looted, and there will be a battle at Mina in which many will be slain. </text:span><text:span text:style-name="T16">Blood will flow until it runs over the Jamra al-'Aqaba</text:span><text:span text:style-name="T12">. [Jamra: a stone pillar representing Satan that is stoned during the pilgrimage.]</text:span></text:p>
      <text:p text:style-name="P73">(Narrated by `Amr ibn Shu`ayb, al-Hakim, and Nu`aym ibn Hammad)</text:p>
      <text:p text:style-name="P100"><text:span text:style-name="T16">There will emerge widespread strife that seems impossible to ever end..</text:span><text:span text:style-name="T12">. </text:span></text:p>
      <text:p text:style-name="P100"><text:span text:style-name="T37">(Al-Haythami, Al-Qawl al-Mukhtasar, p. </text:span><text:span text:style-name="T12">55)</text:span></text:p>
      <text:p text:style-name="P100"><text:span text:style-name="T12">People make pilgrimage without an imam leading them. Big wars break out when they come down to Mina, and they are entwined just the way dogs entwine, and tribes attack each other. </text:span><text:span text:style-name="T16">This strife is so widespread that legs are buried in lakes of blood.</text:span></text:p>
      <text:p text:style-name="P73"><text:soft-page-break/>(al-Suyuti, Portents of the Mahdi of the End Times, p. 35)</text:p>
      <text:p text:style-name="P31"><text:span text:style-name="T8">Such a strife will appear that nowhere will be spared. When it ends in one place, it will immediately spread to another...</text:span><text:span text:style-name="T21"> </text:span></text:p>
      <text:p text:style-name="P34">(al-Haythami, Al-Qawl al-Mukhtasar,pp. 21-22)</text:p>
      <text:p text:style-name="P100"><text:span text:style-name="T5">Modern communications technology will make everyone aware of this corruption and disasters. Even though there may only be few people present at the scene, the whole world will learn what is happening instantaneously. Radio, television, newspapers, and the Internet will broadcast bloodshed, injustice, and oppression to the whole world.</text:span></text:p>
      <text:p text:style-name="P66"/>
      <text:list xml:id="list2083812302" text:style-name="WW8Num4">
        <text:list-item>
          <text:p text:style-name="P119">THE GLOBAL PERVASIVENISS OF CHAOS AND CONFLICT</text:p>
        </text:list-item>
      </text:list>
      <text:p text:style-name="P73">At a time when the world will be in utter confusion and disorder (harj), fitna will appear, people will be attacked, the old will not have mercy on the young, and the young will not show respect to the old, Allah will send someone (the Mahdi) to eradicate hostility, conquer the castles of perversion, uphold faith in the End Times just as I upheld it formerly; someone who will fill this Earth with justice where violence prevailed before.</text:p>
      <text:p text:style-name="P73"><text:span text:style-name="T106"><text:s/></text:span>(Al-Muttaqi al-Hindi, Al-Burhan fi `Alamat al-Mahdi, p. 12)</text:p>
      <text:p text:style-name="P66">Rather than describing one particular place, the hadith refers to chaos (e.g., conflict, war, slaughter, and terror) spreading all over the world. Indeed, this is the case today, a time when every day hundreds of people are killed or exiled for no fair reason.</text:p>
      <text:p text:style-name="P66"/>
      <text:p text:style-name="P108">5) STRIFE IN WHICH EVEN WOMEN AND CHILDREN ARE SLAUGHTERED</text:p>
      <text:p text:style-name="P66">Even women, children, the elderly, and the innocent will be massacred before the Mahdi comes: </text:p>
      <text:p text:style-name="P100"><text:span text:style-name="T16">In this case, killing a woman will be as easy as wielding a whip.</text:span><text:span text:style-name="T12"> This event will spread twenty-four miles from Madinah. Then the oath of allegiance will be taken to the Mahdi. </text:span></text:p>
      <text:p text:style-name="P73">(al-Suyuti, Portents of the Mahdi, p. 34)</text:p>
      <text:p text:style-name="P78">The Mahdi will not appear until innocent people are killed… </text:p>
      <text:p text:style-name="P73">(Ibid., p. 35)</text:p>
      <text:p text:style-name="P100"><text:span text:style-name="T12">The last of this strife will be the </text:span><text:span text:style-name="T16">killing of innocent people, </text:span><text:span text:style-name="T12">and then the Mahdi will appear, to the approval of all. </text:span></text:p>
      <text:p text:style-name="P73">(Ibid., p. 38)</text:p>
      <text:p text:style-name="P100"><text:span text:style-name="T16">The Mahdi will not appear until innocent people are slaughtered. He will appear when those on Earth and in the skies can no longer bear the killing</text:span><text:span text:style-name="T12">...</text:span><text:span text:style-name="T40"> </text:span></text:p>
      <text:p text:style-name="P80">(al-Haythami, Al-Qawl al-Mukhtasar, p. 37)</text:p>
      <text:p text:style-name="P100"><text:span text:style-name="T16">They will kill mothers, fathers, daughters, men, everyone, </text:span><text:span text:style-name="T12">and inflict great suffering on the [Muslim] community by conquering Persia and Iraq. Among these there will be strife, violence, destruction, and flight. </text:span></text:p>
      <text:p text:style-name="P73">(al-Suyuti, Portents of the Mahdi, p. 36)</text:p>
      <text:p text:style-name="P73"/>
      <text:p text:style-name="P100"><text:span text:style-name="T100">6)</text:span><text:span text:style-name="T101"> </text:span><text:span text:style-name="T100">THE MAHDI WILL APPEAR WHEN THE ROADS ARE CUT</text:span></text:p>
      <text:p text:style-name="P66">The hadiths reveal that the Mahdi will come when the means of transport are severed due to conflict, anarchy, and terror, and when people are unable to travel in safety and security: </text:p>
      <text:p text:style-name="P150"><text:span text:style-name="T5">When </text:span><text:span text:style-name="T8">trade and roads are cut </text:span><text:span text:style-name="T5">and strife multiplies ...</text:span></text:p>
      <text:p text:style-name="P151"><text:s/>(al-Haythami, Al-Qawl al-Mukhtasar, pp. 39-40)</text:p>
      <text:p text:style-name="P100"><text:span text:style-name="T12">Before the Mahdi appears</text:span><text:span text:style-name="T15">,</text:span><text:span text:style-name="T16"> trade and roads between nations will be cut</text:span><text:span text:style-name="T12"> and strife among people will grow. </text:span></text:p>
      <text:p text:style-name="P73">(Mukhtasar Tazkirah al-Qurtubi, p. 454)</text:p>
      <text:p text:style-name="P66"/>
      <text:p text:style-name="P105">7) THE INCREASED OPPRESSION OF MUSLIMS</text:p>
      <text:p text:style-name="P66">During the end times, the hadiths state that Muslim societies will suffer from the conflict, war, and injustice aimed at them. The conflicts and climate of chaos experienced in parts of the Islamic world, both now and in the recent past, as well as the oppression that has led to dictatorial regimes in certain Muslim countries, are some of the proofs that this time has begun.</text:p>
      <text:p text:style-name="P100"><text:span text:style-name="T16">Everyone bowing (ruqu`) and prostrating (sajda) themselves in prayer will be punished</text:span><text:span text:style-name="T12">. Cruelty, malice, and vice will be produced; </text:span><text:soft-page-break/><text:span text:style-name="T12">scholars and ascetics murdered; and many cities conquered. There will be hostility to Prophet Muhammad (saas), bloodshed and destruction will be legitimate.</text:span></text:p>
      <text:p text:style-name="P73"><text:span text:style-name="T106"><text:s/></text:span>(al-Suyuti, Portents of the Mahdi, p. 37)</text:p>
      <text:p text:style-name="P39">There will be caliphs after me, amirs after the caliphs, and cruel tyrants after the amirs. Finally, one from my line will appear. </text:p>
      <text:p text:style-name="P31"><text:span text:style-name="T5">(</text:span><text:span text:style-name="T21">Al-Muttaqi al-Hindi</text:span><text:span text:style-name="T38">, </text:span><text:span text:style-name="T22">Al-Burhan fi `Alamat al-Mahdi,</text:span><text:span text:style-name="T38"> p. 84)</text:span></text:p>
      <text:p text:style-name="P31"><text:span text:style-name="T5">Woe to this community because of </text:span><text:span text:style-name="T8">those tyrannical rulers</text:span><text:span text:style-name="T5">. These cruel ones frighten even the silent and submissive, apart from those who obey them.</text:span></text:p>
      <text:p text:style-name="P31"><text:span text:style-name="T5"><text:s/>(Ibid., p. 13)</text:span></text:p>
      <text:p text:style-name="P78">Every one out of three Muslim will be killed...</text:p>
      <text:p text:style-name="P73"><text:span text:style-name="T106"><text:s/></text:span>(Ibid., p. 73)</text:p>
      <text:p text:style-name="P66"/>
      <text:list xml:id="list1379584042" text:style-name="WW8Num9">
        <text:list-item>
          <text:p text:style-name="P120">THE DESTRUCTION OF MOSQUES</text:p>
        </text:list-item>
      </text:list>
      <text:p text:style-name="P100"><text:span text:style-name="T12">The Sufyani</text:span><text:span text:style-name="T16"> </text:span><text:span text:style-name="T12">will emerge from a dry valley and form an army from the Kalb tribe consisting of grim-faced and hard-hearted men who will oppress all people. </text:span><text:span text:style-name="T16">He will destroy mosques and madrassas</text:span><text:span text:style-name="T15">,</text:span><text:span text:style-name="T16"> </text:span><text:span text:style-name="T12">and punish everyone bowing (ruqu`) and prostrating (sajda) themselves in prayer.</text:span></text:p>
      <text:p text:style-name="P73"><text:span text:style-name="T106"><text:s/></text:span>(al-Suyuti, Portents of the Mahdi, p. 35)</text:p>
      <text:p text:style-name="P73"/>
      <text:list xml:id="list174455428843279" text:continue-numbering="true" text:style-name="WW8Num9">
        <text:list-item>
          <text:p text:style-name="P120">RELIGIOUS PROHIBITIONS GAIN ACCEPTANCE</text:p>
        </text:list-item>
      </text:list>
      <text:p text:style-name="P66">Today, although such harmful activities as prostitution, alcohol consumption, usury, and bribery are unlawful or religiously forbidden in many lands, more and more people are indulging in them. Even more, some those who engage in them are praised and encouraged, whereas those who do not are disparaged and belittled. Lifestyles that know no bounds, that care nothing for what the scriptures allow and forbid, and that regard all forms of excess as permissible have spread far and wide during the last few decades. The hadiths describe this dark age, a herald of the Mahdi’s coming, as follows:</text:p>
      <text:p text:style-name="P31"><text:span text:style-name="T5">Strife will be seen, and more will follow. Such a level of strife will come that the first will spur the last to clashes of swords, and after this there will be such strife that what is </text:span><text:span text:style-name="T8">forbidden is regarded as lawful</text:span><text:span text:style-name="T5">. </text:span><text:span text:style-name="T8">Then the caliphate will come to the Mahdi, the most auspicious individual on Earth, while he is sitting at home.</text:span></text:p>
      <text:p text:style-name="P31"><text:span text:style-name="T8"><text:s/>(</text:span><text:span text:style-name="T21">Al-Muttaqi al-Hindi</text:span><text:span text:style-name="T38">,</text:span><text:span text:style-name="T21"> Al-Burhan fi `Alamat al-Mahdi, p. 26)</text:span></text:p>
      <text:p text:style-name="P150"><text:span text:style-name="T5">The Mahdi will not emerge until </text:span><text:span text:style-name="T8">unbelief invades everywhere and is openly committed in public.</text:span><text:span text:style-name="T5"> What rules in such times is… the invasion by unbelief. That is its power. </text:span></text:p>
      <text:p text:style-name="P151">(Imam Rabbani, Letters of Rabbani, 2:259)</text:p>
      <text:p text:style-name="P100"><text:soft-page-break/><text:span text:style-name="T12">The Mahdi will emerge after the appearance of such vile corruption, whereby </text:span><text:span text:style-name="T16">all</text:span><text:span text:style-name="T12"> </text:span><text:span text:style-name="T16">prohibitions are regarded as lawful</text:span><text:span text:style-name="T12">.</text:span></text:p>
      <text:p text:style-name="P73"><text:span text:style-name="T106"><text:s/></text:span>(al-Haythami, Al-Qawl al-Mukhtasar, p. 23)</text:p>
      <text:p text:style-name="P66"/>
      <text:list xml:id="list174455485252013" text:continue-numbering="true" text:style-name="WW8Num9">
        <text:list-item>
          <text:p text:style-name="P120">THE OPEN DENIAL OF ALLAH (Surely Allah is beyond that!)</text:p>
        </text:list-item>
      </text:list>
      <text:p text:style-name="P78">The Mahdi will not come until Allah is openly and flagrantly denied.</text:p>
      <text:p text:style-name="P100"><text:span text:style-name="T17"><text:s/></text:span><text:span text:style-name="T16">(</text:span><text:span text:style-name="T12">Al-Muttaqi al-Hindi, Al-Burhan fi `Alamat al-Mahdi, p. 27)</text:span></text:p>
      <text:p text:style-name="P66">This hadith indicates that many people will either be atheists or agnostics, and that they will relay their denial to everyone through the press and declare it openly. This state of affairs clearly exists today, since those who deny Allah are highly esteemed for their supposed “modern and contemporary” attitude. Moreover, the public is encouraged to emulate them.</text:p>
      <text:p text:style-name="P66"/>
      <text:list xml:id="list174454876858133" text:continue-numbering="true" text:style-name="WW8Num9">
        <text:list-item>
          <text:p text:style-name="P120">The IRAN-IRAQ WAR</text:p>
        </text:list-item>
      </text:list>
      <text:h text:style-name="P67" text:outline-level="1">The hadith reports that a major war will take place in the End Times: </text:h>
      <text:h text:style-name="P74" text:outline-level="1">There will be tumult in Shawwal, talk of war in Dhu al-Qa`dah, and the outbreak of war in Dhu al-Hijjah.</text:h>
      <text:h text:style-name="P74" text:outline-level="1"><text:span text:style-name="T106"><text:s/></text:span>(Muhammad ibn `Abd al-Rasul Barzanji, Al-Isha'ah li Ashrat as-Sa`ah, p. 166)</text:h>
      <text:p text:style-name="P66">These three months match the dates of the developmental stages of the Iran-Iraq war: </text:p>
      <text:p text:style-name="P79">Tumult in Shawwal …</text:p>
      <text:p text:style-name="P68">The first uprising against the shah took place on 5 Shawwal 1398 (8 September 1976), as indicated by the hadith.</text:p>
      <text:p text:style-name="P79">Talk of war in Dhu al-Qa`dah, and the outbreak of war in Dhu al-Hijjah …</text:p>
      <text:p text:style-name="P147">A full-blown war broke out between Iran and Iraq in Dhu al-Hijjah 1400 (October 1980).</text:p>
      <text:h text:style-name="P69" text:outline-level="1">Another hadith describes the details of this war as follows:</text:h>
      <text:p text:style-name="P40">A tribe will come from the Farsi direction, saying: "You Arabs! You have been too zealous! If you don't give them their due rights, nobody will have an alliance with you... It must be given to them one day and to you the following day, and mutual promises must be kept..." They will be going up Mutekh; Muslims will be coming down to the plain ... Mushrikun [idolaters] will be standing over there on the bank of a black river [Rakabeh] on the other side. There will be a war between them. Allah will deprive both armies of a victory ...</text:p>
      <text:p text:style-name="P40"><text:s/>(Ibid., p. 179)</text:p>
      <text:p text:style-name="P101"><text:span text:style-name="T5">- </text:span><text:span text:style-name="T8">Those coming from the Farsi direction</text:span><text:span text:style-name="T5">: Those coming from </text:span><text:soft-page-break/><text:span text:style-name="T5">the Iranian side,</text:span></text:p>
      <text:p text:style-name="P101"><text:span text:style-name="T5">- </text:span><text:span text:style-name="T8">Farsi:</text:span><text:span text:style-name="T5"> Iran, Iranian,</text:span></text:p>
      <text:p text:style-name="P101"><text:span text:style-name="T5">- </text:span><text:span text:style-name="T8">Coming down to the plain:</text:span><text:span text:style-name="T5"> Coming down to the Iraqi plain,</text:span></text:p>
      <text:p text:style-name="P101"><text:span text:style-name="T5">- </text:span><text:span text:style-name="T8">Mutekh:</text:span><text:span text:style-name="T5"> Name of a mountain in the region, and</text:span></text:p>
      <text:p text:style-name="P101"><text:span text:style-name="T5">- </text:span><text:span text:style-name="T8">Rakabeh:</text:span><text:span text:style-name="T5"> A region where the oil wells are concentrated.</text:span></text:p>
      <text:p text:style-name="P75">"You Arabs! You have been too zealous! If you don't give them their due rights, nobody will have an alliance with you…"</text:p>
      <text:p text:style-name="P68">This hadith may draw attention to the outbreak of a racial dispute that will cause both sides to come down to the (Iraqi) plain and wage war.</text:p>
      <text:h text:style-name="P76" text:outline-level="1">Allah will deprive both armies of a victory...</text:h>
      <text:p text:style-name="P66">The Iran-Iraq war lasted for 8 years and, despite the enormous number of casualties, neither side could claim victory.</text:p>
      <text:p text:style-name="P66"/>
      <text:list xml:id="list174455681743130" text:continue-numbering="true" text:style-name="WW8Num9">
        <text:list-item>
          <text:p text:style-name="P120">THE OCCUPATION OF AFGHANISTAN</text:p>
        </text:list-item>
      </text:list>
      <text:p text:style-name="P73">Pity poor Taliqan [a region in Afghanistan]. At that place are treasures of Allah. These are not of gold and silver, but consist of people who have recognized Allah as they should have. They are the Mahdi’s servants.</text:p>
      <text:p text:style-name="P73"><text:span text:style-name="T106"><text:s/></text:span>(Al-Muttaqi al-Hindi, Al-Burhan fi `Alamat al-Mahdi, p. 59)</text:p>
      <text:h text:style-name="P54" text:outline-level="3">Pity poor Taliqan…</text:h>
      <text:p text:style-name="P66">The hadith may refer to the invasion of Afghanistan during the Mahdi’s time. Indeed, the Soviets invaded Afghanistan in 1979 (1400 ah – according to the Islamic calendar), the beginning of a new Islamic century. The hadiths state that the Mahdi will appear at the beginning of a new Islamic century. The fact that many portents coincided with this particular date shows that these dates are an important sign of the Mahdi’s coming.</text:p>
      <text:p text:style-name="P71">…<text:span text:style-name="T106"> </text:span>at that place are treasures of Allah. But these are not of gold and silver …</text:p>
      <text:p text:style-name="P1">This hadith also draws attention to Afghanistan's material riches. Today, large oil deposits, iron basins, and coal mines that have not yet been commercially exploited have been detected there.</text:p>
      <text:p text:style-name="P66"/>
      <text:list xml:id="list174454900476563" text:continue-numbering="true" text:style-name="WW8Num9">
        <text:list-item>
          <text:p text:style-name="P120">THE ARMY THAT SANK IN THE DESERT</text:p>
        </text:list-item>
      </text:list>
      <text:p text:style-name="P31"><text:span text:style-name="T8">But when this army enters the desert, it will so be buried in the ground at the place called Dhu al-Hulaifah </text:span><text:span text:style-name="T5">that those on top will not see those underneath, nor will those underneath see those on top, until Doomsday.</text:span></text:p>
      <text:p text:style-name="P31"><text:span text:style-name="T5"><text:s/></text:span><text:span text:style-name="T21">(al-Haythami, Al-Qawl al-Mukhtasar, p. 21)</text:span></text:p>
      <text:p text:style-name="P31"><text:span text:style-name="T5">One of the portents of his appearance is, as stated before, </text:span><text:span text:style-name="T8">the burial of an army in the desert</text:span><text:span text:style-name="T5">.</text:span></text:p>
      <text:p text:style-name="P31"><text:span text:style-name="T5"><text:s/></text:span><text:span text:style-name="T21">(al-Haythami, Al-Qawl al-Mukhtasar, p. 37)</text:span><text:span text:style-name="T8"> </text:span></text:p>
      <text:p text:style-name="P100"><text:soft-page-break/><text:span text:style-name="T44">When a shepherd seeing an army moving across the desert on a bright night says: “It will be a sadness for Makkah. Woe will befall them,” he will see the army suddenly disappear. He will say: “Subhan Allah. How did they disappear so quickly?” When he goes down and looks, he will see a blanket half under the ground and half out. </text:span><text:span text:style-name="T45">He will try to extract it. But when he cannot, he will realize that the army he saw has been buried… </text:span></text:p>
      <text:p text:style-name="P81">(Ibid., p. 39)</text:p>
      <text:p text:style-name="P66"/>
      <text:list xml:id="list174456258970274" text:continue-numbering="true" text:style-name="WW8Num9">
        <text:list-item>
          <text:p text:style-name="P120">STOPPING THE FLOW OF THE EUPHRATES</text:p>
        </text:list-item>
      </text:list>
      <text:p text:style-name="P66">The blocking and stopping of the Euphrates’ water is another portent: </text:p>
      <text:p text:style-name="P100"><text:span text:style-name="T44">One of the portents of the Mahdi’s coming is the </text:span><text:span text:style-name="T45">stopping of the Euphrates</text:span><text:span text:style-name="T44">.</text:span></text:p>
      <text:p text:style-name="P100"><text:span text:style-name="T47"><text:s/></text:span><text:span text:style-name="T44">(</text:span><text:span text:style-name="T32">Al-Muttaqi al-Hindi, Al-Burhan fi `Alamat al-Mahdi, p. 39)</text:span></text:p>
      <text:h text:style-name="P67" text:outline-level="1">Other hadiths provide more details:</text:h>
      <text:h text:style-name="P88" text:outline-level="1">The river’s water has been blocked by the Keban Dam.</text:h>
      <text:p text:style-name="P100"><text:span text:style-name="T35">The Euphrates will soon disclose the treasure [the mountain] of gold.</text:span><text:span text:style-name="T32"> Whoever will be present at that time should not take any of it (because the end of the old world has come).</text:span></text:p>
      <text:p text:style-name="P81"><text:span text:style-name="T106"><text:s/></text:span>(Sahih Bukhari, 12:305)</text:p>
      <text:p text:style-name="P100"><text:span text:style-name="T44">The Prophet said: </text:span><text:span text:style-name="T45">Doomsday will not come until the Euphrates discloses a gold mountain. </text:span><text:span text:style-name="T44">Men will wage war for it. Ninety-nine out of every hundred will be killed, and every man will wish he had been the one to be saved.</text:span></text:p>
      <text:p text:style-name="P92"><text:span text:style-name="T106"><text:s/></text:span>(Sahih Muslim, 11:320)</text:p>
      <text:p text:style-name="P92"/>
      <text:p text:style-name="P100"><text:span text:style-name="T44">The Prophet said: “</text:span><text:span text:style-name="T45">The Euphrates will soon disclose a gold mountain. </text:span><text:span text:style-name="T44">Let no one who is there take anything from it.</text:span></text:p>
      <text:p text:style-name="P92"><text:span text:style-name="T106"><text:s/></text:span>(Sahih Muslim, 11:320)</text:p>
      <text:p text:style-name="P100"><text:span text:style-name="T44">The Prophet said: “</text:span><text:span text:style-name="T45">The Euphrates will soon disclose a golden treasure. Whoever is present, let him take nothing from it.</text:span></text:p>
      <text:p text:style-name="P100"><text:span text:style-name="T46"><text:s/></text:span><text:span text:style-name="T44">(Sunan Abu Dawud, 5:116)</text:span></text:p>
      <text:p text:style-name="P100"><text:span text:style-name="T44">The Prophet said: “</text:span><text:span text:style-name="T35">It [the Euphrates] will uncover a mountain of gold</text:span><text:span text:style-name="T32">.”</text:span></text:p>
      <text:p text:style-name="P100"><text:span text:style-name="T37"><text:s/></text:span><text:span text:style-name="T32">(Sunan Abu Dawud, </text:span><text:span text:style-name="T44">5:116</text:span><text:span text:style-name="T32">)</text:span></text:p>
      <text:p text:style-name="P31"><text:span text:style-name="T27">The time when the Euphrates will disclose its golden treasure as its waters withdraw is approaching. </text:span><text:span text:style-name="T21">Whoever is present at that time, let him take nothing from that treasure. Otherwise, he will die or be killed.</text:span></text:p>
      <text:p text:style-name="P31"><text:span text:style-name="T21"><text:s/>(Narrated by Sahih Bukhari and Sahih Muslim/ </text:span><text:span text:style-name="T5">Riyazu's Salihin, 3:332</text:span><text:span text:style-name="T21">)</text:span></text:p>
      <text:p text:style-name="P152"/>
      <text:p text:style-name="P66"><text:soft-page-break/>As we have seen, stopping the Euphrates’ water is an important sign. In addition, many hadiths say that a treasure as valuable as gold will emerge. Let’s examine these signs further: </text:p>
      <text:p text:style-name="P34">Allah's Messenger (saas) said: "The Hour will not come to pass before the Euphrates dries up to unveil the mountain of gold, for which people will fight. Ninety-nine out of one hundred will die [in the fighting], and every man among them will say: 'Perhaps I may be the only one to remain alive.' " </text:p>
      <text:p text:style-name="P34">(Narrated by Sahih Bukhari and Sahih Muslim/ Riyazu's Salihin, 3:332)</text:p>
      <text:p text:style-name="P90"/>
      <text:list xml:id="list1860525905" text:style-name="WW8Num14">
        <text:list-item>
          <text:p text:style-name="P114">…<text:span text:style-name="T106"> </text:span>the Euphrates dries up …</text:p>
        </text:list-item>
      </text:list>
      <text:p text:style-name="P70"/>
      <text:p text:style-name="P100"><text:span text:style-name="T5">As-Suyuti calls this the “stopping of the water.” The Keban Dam did, in fact, accomplish this feat.</text:span></text:p>
      <text:p text:style-name="P66"/>
      <text:list xml:id="list174455697313930" text:continue-numbering="true" text:style-name="WW8Num14">
        <text:list-item>
          <text:p text:style-name="P115">…<text:span text:style-name="T106"> </text:span>unveils the mountain of gold…</text:p>
        </text:list-item>
      </text:list>
      <text:p text:style-name="P100"><text:span text:style-name="T5">Thanks to this dam, the newly exposed land became “worth its weight in gold,” for the resulting increased production of electricity made it possible to irrigate more land and facilitated transport. </text:span></text:p>
      <text:p text:style-name="P66"/>
      <text:list xml:id="list174455434538337" text:continue-numbering="true" text:style-name="WW8Num14">
        <text:list-item>
          <text:p text:style-name="P115">…<text:span text:style-name="T106"> </text:span>for which people will fight.</text:p>
        </text:list-item>
      </text:list>
      <text:p text:style-name="P66">Due to the widespread anarchy and killing in the region, anyone asserting ownership of land in that area may kill or be killed, just as the hadith states.</text:p>
      <text:p text:style-name="P66"/>
      <text:list xml:id="list174454885275015" text:continue-list="list174456258970274" text:style-name="WW8Num9">
        <text:list-item>
          <text:p text:style-name="P120">SOLAR AND LUNAR ECLIPSES DURING RAMADAN </text:p>
        </text:list-item>
      </text:list>
      <text:p text:style-name="P150"><text:span text:style-name="T21">There are two signs for the Mahdi</text:span><text:span text:style-name="T27">... The first one is the lunar eclipse in the first night of Ramadan, and the second is the solar eclipse in the middle of this month.</text:span></text:p>
      <text:p text:style-name="P154">(al-Haythami, Al-Qawl al-Mukhtasar, p. 49)</text:p>
      <text:p text:style-name="P36">A lunar eclipse will occur in the first night of Ramadan. In the middle of Ramadan, a solar eclipse will occur.</text:p>
      <text:p text:style-name="P34"><text:s/>(Barzanji, Al-Isha`ah, p. 199) </text:p>
      <text:p text:style-name="P150"><text:span text:style-name="T21">During his [the Mahdi's] reign, on the fourteenth of Ramadan, </text:span><text:span text:style-name="T27">a solar eclipse will occur. On the first of that month, the Moon will darken...</text:span></text:p>
      <text:p text:style-name="P154"><text:s/>(Imam Rabbani, Letters of Rabbani, p. 380; 2:1163)</text:p>
      <text:p text:style-name="P101"><text:span text:style-name="T35">... The solar eclipse in the middle of Ramadan, and the lunar eclipse at the end ...</text:span><text:span text:style-name="T32"> </text:span></text:p>
      <text:p text:style-name="P82">(Al-Muttaqi al-Hindi, Al-Burhan fi `Alamat al-Mahdi,, p. 38)</text:p>
      <text:p text:style-name="P86">There will be two lunar eclipses in Ramadan...</text:p>
      <text:p text:style-name="P82"><text:soft-page-break/><text:span text:style-name="T106"><text:s/></text:span>(al-Haythami, Al-Qawl al-Mukhtasar, p. 53)</text:p>
      <text:p text:style-name="P6"><text:span text:style-name="T35">There will be two lunar eclipses in Ramadan</text:span><text:span text:style-name="T32"> before the Mahdi emerges.</text:span></text:p>
      <text:p text:style-name="P2"><text:s/>(Barzanji, Al-Isha`ah, p. 200)</text:p>
      <text:p text:style-name="P100"><text:span text:style-name="T16">There will be two solar eclipses in Ramadan</text:span><text:span text:style-name="T12"> before the Mahdi's advent. </text:span></text:p>
      <text:p text:style-name="P73">(Mukhtasar Tazkirah al-Qurtubi, p. 440)</text:p>
      <text:p text:style-name="P66">The most important points here are the solar eclipse in the middle of Ramadan and that the Sun and Moon cannot be eclipsed twice in one month under normal conditions. However, other portents can happen as a result of certain causes and can be comprehended. </text:p>
      <text:p text:style-name="P66">Close inspection of the phenomena described in these hadiths reveals various differences between the accounts. According to the first, second, and third accounts, the Moon will be eclipsed on the first day of Ramadan, and according to the fourth it will be eclipsed on the last day. The correct course of action here is to find the common ground in these accounts:</text:p>
      <text:list xml:id="list790098695" text:style-name="WW8Num10">
        <text:list-item>
          <text:p text:style-name="P112">There will be lunar and solar eclipses in Ramadan.</text:p>
        </text:list-item>
        <text:list-item>
          <text:p text:style-name="P112">These eclipses will be equidistant, at intervals of 14-15 days.</text:p>
        </text:list-item>
        <text:list-item>
          <text:p text:style-name="P112">These eclipses will be repeated twice.</text:p>
        </text:list-item>
      </text:list>
      <text:p text:style-name="P66">In line with these calculations, the Moon was eclipsed on 15 Ramadan 1401 (1981) and the Sun on 29 Ramadan 1401. And, the Moon was again eclipsed on 14 Ramadan 1402 (1982)) and the Sun on 28 Ramadan 1402. </text:p>
      <text:p text:style-name="P66">Significantly, this hadith declares that the Moon should be eclipsed in the middle of Ramadan as a full moon. This is noted as being a portent.</text:p>
      <text:p text:style-name="P100"><text:span text:style-name="T5">The fact that these events took place in the same period as the other portents of the Mahdi’s coming and were miraculously repeated twice at the beginning of the 1400s ah strengthens the assumption that the hadith is pointing toward these events.</text:span></text:p>
      <text:p text:style-name="P66"/>
      <text:list xml:id="list174456137571696" text:continue-list="list174454885275015" text:style-name="WW8Num9">
        <text:list-item>
          <text:p text:style-name="P120">THE RISE OF A COMET</text:p>
        </text:list-item>
      </text:list>
      <text:p text:style-name="P150"><text:span text:style-name="T27">A star with a luminous tail will rise from the east</text:span><text:span text:style-name="T21"> before the Mahdi emerges. </text:span></text:p>
      <text:p text:style-name="P154">(Barzanji, Al-Isha`ah, p. 200)</text:p>
      <text:p text:style-name="P101"><text:span text:style-name="T32">Before he arrives</text:span><text:span text:style-name="T35">, a comet will appear in the east,</text:span><text:span text:style-name="T32"> giving out an illumination. </text:span></text:p>
      <text:p text:style-name="P82">(al-Haythami, Al-Qawl al-Mukhtasar, p. 53)</text:p>
      <text:p text:style-name="P100"><text:span text:style-name="T35">The star’s rise will occur</text:span><text:span text:style-name="T32"> after the eclipse of the Sun and the Moon.</text:span></text:p>
      <text:p text:style-name="P81"><text:span text:style-name="T106"><text:s/></text:span>(Al-Muttaqi al-Hindi, Al-Burhan fi `Alamat al-Mahdi, p. 32)</text:p>
      <text:p text:style-name="P66"><text:soft-page-break/>As stated in the hadiths:</text:p>
      <text:list xml:id="list263394503" text:style-name="WW8Num8">
        <text:list-item>
          <text:p text:style-name="P118"><text:span text:style-name="T5">Halley’s Comet passed close to Earth in 1986, at the beginning of the 1400s ah (</text:span><text:span text:style-name="T8">1406</text:span><text:span text:style-name="T5"> ah). This comet was a </text:span><text:span text:style-name="T8">bright, shining</text:span><text:span text:style-name="T5"> star that moved from </text:span><text:span text:style-name="T8">east</text:span><text:span text:style-name="T5"> to west and appeared </text:span><text:span text:style-name="T8">after the lunar and solar eclipses</text:span><text:span text:style-name="T5"> of 1981-82 (1401-02). The fact it was born at the same time as the other portents confirms that Halley’s Comet is the celestial body referred to in the hadith.</text:span></text:p>
        </text:list-item>
      </text:list>
      <text:p text:style-name="P66">Imam Rabbani provides the following information about this specific portent:</text:p>
      <text:p text:style-name="P81">A tailed star will be born in the east and spread its light. Its daily direction will be from east to west.</text:p>
      <text:p text:style-name="P81"><text:span text:style-name="T106"><text:s/></text:span>(Imam Rabbani, Letters of Rabbani, 2:1170)</text:p>
      <text:p text:style-name="P66">Whenever this comet has passed by, events that represent significant turning points with regard to Muslims have taken place. Some of these are revealed in the accounts handed down from our Prophet (saas). According to these accounts, when the comet was seen:</text:p>
      <text:list xml:id="list174455350345452" text:continue-numbering="true" text:style-name="WW8Num8">
        <text:list-item>
          <text:p text:style-name="P113">The people of Prophet Nuh (as) were destroyed,</text:p>
        </text:list-item>
        <text:list-item>
          <text:p text:style-name="P113">Prophet Ibrahim (as) was cast into the fire,</text:p>
        </text:list-item>
        <text:list-item>
          <text:p text:style-name="P113">Pharaoh and his tribe were destroyed,</text:p>
        </text:list-item>
        <text:list-item>
          <text:p text:style-name="P113">Prophet Yahya (as) was killed,</text:p>
        </text:list-item>
        <text:list-item>
          <text:p text:style-name="P113">Prophet ‘Isa (as) was born,</text:p>
        </text:list-item>
        <text:list-item>
          <text:p text:style-name="P113">Our Prophet (saas) began receiving the first revelation,</text:p>
        </text:list-item>
        <text:list-item>
          <text:p text:style-name="P113">The Ottoman Empire made its appearance, and</text:p>
        </text:list-item>
        <text:list-item>
          <text:p text:style-name="P113">Constantinople was captured by Sultan Mehmet the Conqueror.</text:p>
        </text:list-item>
      </text:list>
      <text:p text:style-name="P66"/>
      <text:h text:style-name="P48" text:outline-level="2">Some Interesting Figures Linked to Halley’s Comet</text:h>
      <text:h text:style-name="P69" text:outline-level="1">Interestingly, some figures pertaining to the comet are multiples of 19. For example, Halley's Comet appears every 76 years (19 x 4 = 76) and was last seen in 1406 ah (19 x 74 = 1406). Surat al-Muddaththir, which refers to the miracle of 19 in the Qur'an, is the seventy-fourth surah. Moreover, its thirtieth verse reveals that 19 is a means of mercy for believers and of fitna for unbelievers. A last great miracle and sign of this comet is its appearance in 1986 (1406 ah), its nineteenth appearance since 610, when Prophet Mohammed (saas) was honored with prophecy.</text:h>
      <text:p text:style-name="P6"><text:span text:style-name="T21">In Surat al-Muddaththir 74:1-2, Allah commands our Prophet (saas): "</text:span><text:span text:style-name="T28">O </text:span><text:span text:style-name="T27">you who are enveloped in your cloak, arise and warn."</text:span><text:span text:style-name="T21"> The meaning is clear. Yet, they may be a hidden meaning: "(the one) enveloped in cloak" may well refer to the Mahdi, who is from our Prophet's (saas) lineage and whose appearance will be signaled by the rise of Halley's Comet in 1406 ah.</text:span></text:p>
      <text:p text:style-name="P93"><text:s/></text:p>
      <text:list xml:id="list174455437785108" text:continue-list="list174456137571696" text:style-name="WW8Num9">
        <text:list-item>
          <text:p text:style-name="P120"><text:soft-page-break/>STORMING THE KA`BAH AND THE SUBSEQUENT BLOODSHED</text:p>
        </text:list-item>
      </text:list>
      <text:p text:style-name="P154">The year in which he will emerge, people will perform hajj together and gather without an imam. The Hajjis will be looted, and there will be a battle at Mina in which many will be slain and blood will flow until it runs over the Jamra al-'Aqaba. [Jamra: a stone pillar representing Satan that is stoned during the pilgrimage.] </text:p>
      <text:p text:style-name="P154">(Narrated by `Amr ibn Shu`ayb, al-Hakim and Nu`aym ibn Hammad)</text:p>
      <text:p text:style-name="P154">People make pilgrimage without an imam leading them. Big wars break out when they come down to Mina, and they are entwined just the way dogs entwine, and tribes attack each other. This strife is so widespread that legs are buried in lakes of blood.</text:p>
      <text:p text:style-name="P154"><text:s/>(Al-Muttaqi al-Hindi, Al-Burhan fi `Alamat al-Mahdi, p. 35)</text:p>
      <text:p text:style-name="P42"><text:span text:style-name="T43">The phrase "the year in which he will emerge" draws attention to a massacre that will occur on the date of the Mahdi's emergence. In 1979, a massacre very like this one occurred during the raid on the Ka`bah, which took place during the pilgrimage month on the first day of the Islamic year 1400 (21 November 1979). T</text:span><text:span text:style-name="T25">he hadiths also mention bloodshed. The killing of 30 people during the clashes between Saudi soldiers and militants during the raid confirms the rest of this hadith.</text:span></text:p>
      <text:p text:style-name="P100"><text:span text:style-name="T5">Seven years after this attack, an even bloodier event took place during the Hajj: 402 people were killed in attacks on pilgrims demonstrating in the streets, and much blood was spilled. Muslims committed terrible sins by killing each other (the Saudi troops and the Iranian pilgrims) beside al-Bayt-al Mu`azzamah </text:span><text:span text:style-name="T32">(the Ka`bah)</text:span><text:span text:style-name="T5">. These bloody incidents bear a close resemblance to the climate described in the relevant hadiths: </text:span></text:p>
      <text:p text:style-name="P41"><text:span text:style-name="T18">The Prophet (saas) said:</text:span><text:span text:style-name="T7"> </text:span><text:span text:style-name="T18">"There will be a voice in Ramadan, a noise in Shawwal, and war between the tribes in the month of Dhu al-Qa`dah. Pilgrims will be despoiled. There will be a war in Mina in which many will die, to such an extent that so much blood will flow as to leave the stones there in a lake of blood."</text:span></text:p>
      <text:p text:style-name="P40"><text:s/>(Al-Muttaqi al-Hindi, Al-Burhan fi `Alamat al-Mahdi, p. 31)</text:p>
      <text:p text:style-name="P82">There will be a voice in Ramadan, and a voice in Shawwal. In Dhu al-Qa`dah, the tribes will fight one another. In Dhu al-Hijjah, pilgrims will be despoiled. In Muharram, there will be a shout from the sky: "Take heed. Such a person is of the auspicious ones of the people of Allah. Listen to and obey him."</text:p>
      <text:p text:style-name="P82"><text:span text:style-name="T106"><text:s/></text:span>(Rumuz al-Ahadith,2:518, no. 5)</text:p>
      <text:p text:style-name="P82">There will be rebellion in Shawwal, talk of war in Dhu al-Qa`dah, and an act of war in Dhu al-Hijjah. Pilgrims will be despoiled, and their blood will flow [over the Ka`bah].</text:p>
      <text:p text:style-name="P82"><text:soft-page-break/><text:span text:style-name="T106"><text:s/></text:span>(Barzanji, Al-Isha`ah, p. 166)</text:p>
      <text:p text:style-name="P82">In the month of Dhu al-Qa`dah, the tribes will wage war, pilgrims will be kidnapped, and there will be bloody wars.</text:p>
      <text:p text:style-name="P82"><text:span text:style-name="T106"><text:s/></text:span>(Al-Muttaqi al-Hindi, Al-Burhan fi `Alamat al-Mahdi, p. 34)</text:p>
      <text:p text:style-name="P100"><text:span text:style-name="T32">There come the cries of war in [the month of] Shawwal with the outbreak of war, massacre, and carnage in [the month of] Dhu al-Hijjah. The pilgrims are plundered in this month, the streets cannot be crossed because of the [amount of] blood shed, and religious prohibitions are violated. Big sins are committed near </text:span><text:span text:style-name="T12">al-Bayt-al Mu`azzamah</text:span><text:span text:style-name="T5"> </text:span><text:span text:style-name="T32">[the Ka`bah].</text:span></text:p>
      <text:p text:style-name="P81">(Ibid., p. 37)</text:p>
      <text:p text:style-name="P66"/>
      <text:h text:style-name="P48" text:outline-level="2">A great sin will be committed beside al-Bayt al-Mu`azzamah</text:h>
      <text:p text:style-name="P125">The above hadith draws our attention to incidents that will occur by al-Bayt al-Mu`azzamah (the Ka`bah), not inside it. In contrast to the first, the events of Dhu al-Hijjah 1407 ah (during the hajj season) happened not inside the Ka`bah, but beside it. The first event described took place inside the Ka`bah on 1 Muharram 1400, in line with the indications given in both hadiths. </text:p>
      <text:p text:style-name="P125">Two major events, shedding blood in the Ka`bah and killing pilgrims, take place one after the other at a time when all of the portents regarding the Mahdi are coming true. This appears to be more than coincidental.</text:p>
      <text:p text:style-name="P66">When we examine the expressions in these hadiths, we see signs pointing to other important events that will occur at the same time:</text:p>
      <text:list xml:id="list174454790989928" text:continue-list="list174455350345452" text:style-name="WW8Num8">
        <text:list-item>
          <text:p text:style-name="P116">... [There will be] outbreak of war, massacre, and carnage in [the month of] Dhu al-Hijjah.</text:p>
        </text:list-item>
      </text:list>
      <text:p text:style-name="P66">The combined reference in the hadiths to war, conflict, and the killing of pilgrims shows that the incidents in question will take place at the same time. The period in question was when the Iran-Iraq war broke out and when the worst conflict and chaos were experienced in southeastern Turkey and the Middle East.</text:p>
      <text:p text:style-name="P66"/>
      <text:list xml:id="list174454826097474" text:continue-numbering="true" text:style-name="WW8Num8">
        <text:list-item>
          <text:p text:style-name="P116">There come the cries of war in [the month of] Shawwal...</text:p>
        </text:list-item>
      </text:list>
      <text:p text:style-name="P66">This may be a reference to tension in the Persian Gulf, heightened tension between Iran and the United States, and a state of war.</text:p>
      <text:p text:style-name="P66"/>
      <text:list xml:id="list174455054729628" text:continue-list="list174455437785108" text:style-name="WW8Num9">
        <text:list-item>
          <text:p text:style-name="P120">SIGHTING A FLARE IN THE EAST</text:p>
        </text:list-item>
      </text:list>
      <text:p text:style-name="P150"><text:span text:style-name="T21">... the emergence of a big flare, which is seen </text:span><text:span text:style-name="T27">in the east, in the sky for three nights;</text:span><text:span text:style-name="T21"> The sighting of an extraordinary redness, not as red as the usual color of the dawn; and its spread over the horizon.</text:span></text:p>
      <text:p text:style-name="P154"><text:s/>(Al-Muttaqi al-Hindi, Al-Burhan fi `Alamat al-Mahdi, p. 32)</text:p>
      <text:p text:style-name="P150"><text:soft-page-break/><text:span text:style-name="T27">A big flame will occur in the east for 3 or 7 days in a row, followed by darkness in the sky. A brand new redness, unlike the usual color of red, will spread over the sky. </text:span><text:span text:style-name="T21">A proclamation will be heard in a language Earth can understand.</text:span></text:p>
      <text:p text:style-name="P154"><text:s/>(Barzanji, Al-Isha`ah, p. 166)</text:p>
      <text:p text:style-name="P101"><text:span text:style-name="T32">Abu Ja`far ibn Muhammad ibn Ali (ra</text:span><text:span text:style-name="T35">)</text:span><text:span text:style-name="T33"> narrated:</text:span><text:span text:style-name="T35"> “When you see a flame rise in the east for three or seven days</text:span><text:span text:style-name="T32">, then wait for the emergence of Al-i Muhammad; Allah will speak from the sky the name of the Mahdi and everybody, whether in the east or the west, will hear that voice."</text:span></text:p>
      <text:p text:style-name="P82"><text:span text:style-name="T106"><text:s/></text:span>(Al-Muttaqi al-Hindi, Al-Burhan fi `Alamat al-Mahdi, p. 32)</text:p>
      <text:p text:style-name="P154">I swear that a flame will engulf you. That flame is presently in an extinguished state in the valley called Berehut. That flame swallows up people with terrible pain inside it, burns down and destroys people and property, and spreads all over the world by flying like a cloud with the assistance of winds. Its heat at night is much higher than its daytime temperature. By going as deep as the center of Earth from above the heads of people, that flame becomes a terrible noise, just like the lightning between the ground and the sky." </text:p>
      <text:p text:style-name="P154">(Mukhtasar Tazkirah al-Qurtubi, p. 461)</text:p>
      <text:h text:style-name="P69" text:outline-level="1">Here, we give a brief explanation of this flame:</text:h>
      <text:p text:style-name="P68">Some people wait for this flame as a sign that comes suddenly and for no particular reason, that never goes out, and that everyone can see. Since the trial continues during the occurrence of these signs, just because people will see them does not mean that they will understand them. Thus, people will make their decisions by using their intellect, mind, conscience, and will. If the End Time signs had been narrated in full detail (e.g., how, when, and where they will occur), everybody would have had to accept them. Thus, no differences of degree would be left among the people. For this reason, these hadiths have been communicated in a semi-implicit manner.</text:p>
      <text:p text:style-name="P68">The sign concerning the flame must be evaluated in this manner. A flame is the result of either an accident due to neglect or to a deliberate action. The hadiths do not say that it must occur as a very strange and extraordinary sign. What really counts is its occurrence in compliance with the properties of the flame described in the hadiths and the time of its occurrence. To do this, first we must consider its properties.</text:p>
      <text:p text:style-name="P68">In July 1991, after Iraq invaded Kuwait, a huge fire spread throughout Kuwait and the Persian Gulf as the Iraqis fired Kuwait's oil wells. This is how this fire was covered in the media:</text:p>
      <text:p text:style-name="P147">- The burning oil in Kuwait led to the deaths of people and animals. According to experts, half a million tons of oil went up into the atmosphere as smoke. Every day, more than 10,000 tons of soot, sulfur, <text:soft-page-break/>carbon-dioxide and large quantities of hydrocarbons with their carcinogenic properties hang suspended over the Gulf. It is not just the Gulf but, on its behalf, the world is burning. </text:p>
      <text:p text:style-name="P148">(Kurtlar Sofrasında Ortadoğu, M. Necati Özfatura, s.175)</text:p>
      <text:p text:style-name="P68">- Two wells that were set alight produced as much oil as Turkey does in one day, and the smoke from them were even seen from Saudi Arabia, 55 kilometers away. </text:p>
      <text:p text:style-name="P68">(Hurriyet Newspaper, January 23, 1991) </text:p>
      <text:p text:style-name="P68">- Hundreds of oil wells set alight in Kuwait are still burning fiercely. Experts say it will be "exceedingly difficult to put those fires out," and it is said that the fires may affect a wide area from Turkey to India for the next 10 years.</text:p>
      <text:p text:style-name="P68">The fire and smoke coming from the wells constantly polluted the atmosphere. Daytime resembled night in Kuwait. The brown smoke that rose together with the flames reminded one of the sky as the autumn turns into winter… It has been stated that it would take at least a century for Kuwait to be completely habitable again. The smoke that rises with the flames is visible from miles away, totally blocking out the sky and making the country unfit to live in. The wealthy are abandoning Kuwait.</text:p>
      <text:p text:style-name="P6"><text:span text:style-name="T5">According to a statement by Abdullah Dabbagh, director of the research institute in Dhahran, in the </text:span><text:span text:style-name="T13">New York Times</text:span><text:span text:style-name="T5">, 106 species of fish, 180 species of mollusk, and 450 animal species living in the region struggled to survive because of the pollution in the Persian Gulf. It has been stated that smoke rising from 600 oil wells has spread to neighboring countries, and that smoke containing such carcinogenic </text:span><text:span text:style-name="T21">substances as sulfur has turned into acid rain and reduced agricultural productivity.</text:span></text:p>
      <text:p text:style-name="P6"><text:span text:style-name="T21"><text:s/>(</text:span><text:span text:style-name="T12">Kurtlar Sofrasında Ortadoğu, M. Necati Ozfatura, p. 171)</text:span></text:p>
      <text:p text:style-name="P154">I swear that a fire will enfold you. That fire is currently lying extinguished in the valley known as Berehut [the name of a valley or a well]. </text:p>
      <text:p text:style-name="P150"><text:span text:style-name="T21">(Mukhtasar Tazkirah al-Qurtubi, p. 461, </text:span><text:span text:style-name="T5">Qamus Translation, 1:550</text:span><text:span text:style-name="T21">)</text:span></text:p>
      <text:p text:style-name="P43">The hadith’s first part says that the flame "is presently in an extinguished state." Given that the flame is the result of burning an inflammable substance, what waits in an extinguished state is not the flame itself but rather the material to be burned by the flame. In this context, this may mean underground oil. Berehut is the name of a well. This can be considered an oil well. When the time comes, oil extracted from these wells will become a fire ready to be burned.</text:p>
      <text:p text:style-name="P101"><text:span text:style-name="T27">"That flame swallows up people with terrible pain inside it."</text:span><text:span text:style-name="T21"> This flame is not merely a burning flare, but also one that deprives people of their lives and possessions, making them miserable and </text:span><text:soft-page-break/><text:span text:style-name="T21">sorrowful, and contaminates the surrounding environment.</text:span></text:p>
      <text:p text:style-name="P101"><text:span text:style-name="T27">"That flame … burns up and destroys people and property."</text:span><text:span text:style-name="T21"> This flame causes the death of people. In addition, it burns up property, causing material damage, and, by polluting the surrounding environment, destroys what people need in order to live.</text:span></text:p>
      <text:p text:style-name="P101"><text:span text:style-name="T27">"… spreads all over the world in eight days by flying like a cloud with the assistance of winds." </text:span><text:span text:style-name="T21">This particular element is the smoke that the flame produces. Thus, this metaphor indicates that the smoke will reach as high as the clouds and spread in all directions due to the wind.</text:span></text:p>
      <text:p text:style-name="P101"><text:span text:style-name="T27">"Its heat at night is much higher than its daytime temperature."</text:span><text:span text:style-name="T21"> In other words, the flame will burn around the clock.</text:span></text:p>
      <text:p text:style-name="P101"><text:span text:style-name="T27">"By going as deep as the center of Earth from above the heads of people, that flame makes a terrible noise, just like the thunder between the ground and the sky."</text:span><text:span text:style-name="T21"> Attention is drawn to the facts that the flame will climb very high into the air and cause a very strong noise and explosions resembling a thunder.</text:span></text:p>
      <text:p text:style-name="P100"><text:span text:style-name="T27">"… a brand new redness, unlike the usual color of red, spreading over the sky…" </text:span><text:span text:style-name="T21">This part of the hadith points out that the incident will occur at night, for the flames of a large nighttime explosion lead to a very strong illumination. The red illumination caused by such red flames is very different from the red "dawn" redness with which people are familiar. Such an illumination at night, which is very similar to daylight, is an extraordinary phenomenon.</text:span></text:p>
      <text:p text:style-name="P90"/>
      <text:list xml:id="list174455919783562" text:continue-numbering="true" text:style-name="WW8Num9">
        <text:list-item>
          <text:p text:style-name="P120">AN INCREASE IN THE NUMBER OF FALSE PROPHETS</text:p>
        </text:list-item>
      </text:list>
      <text:p text:style-name="P66">The appearance of false prophets is another portent of the Mahdi’s coming. Many people claiming to be Prophet ‘Isa have emerged in recent times.</text:p>
      <text:p text:style-name="P155">The Hour will not be established until about thirty Dajjals [liars] appear, and each one of them will claim that he is Allah's Apostle…</text:p>
      <text:p text:style-name="P150"><text:span text:style-name="T27"><text:s/></text:span><text:span text:style-name="T21">(Sahih Bukhari)</text:span></text:p>
      <text:p text:style-name="P81">The appearance of 60 liars, each of whom claims that Allah, the One Allah, has sent them as a prophet.</text:p>
      <text:p text:style-name="P81"><text:span text:style-name="T106"><text:s/></text:span>(al-Suyuti, Portents of the Mahdi, p. 36)</text:p>
      <text:p text:style-name="P81"/>
      <text:list xml:id="list174456542756100" text:continue-numbering="true" text:style-name="WW8Num9">
        <text:list-item>
          <text:p text:style-name="P120">THE USE OF RELIGION FOR PERSONAL ENDS </text:p>
        </text:list-item>
      </text:list>
      <text:p text:style-name="P31"><text:span text:style-name="T5">When the </text:span><text:span text:style-name="T8">learned acquire knowledge solely to make money … when they sell the religion</text:span><text:span text:style-name="T5"> for the sake of this world …when they sell the laws … then Doomsday will be at hand. </text:span></text:p>
      <text:p text:style-name="P39"><text:soft-page-break/>(Death, Doomsday, and Resurrection, p. 480)</text:p>
      <text:p text:style-name="P31"><text:span text:style-name="T5">Such men will appear in the end times that </text:span><text:span text:style-name="T8">they will sell their religion for worldly gain.</text:span></text:p>
      <text:p text:style-name="P31"><text:span text:style-name="T8"><text:s/></text:span><text:span text:style-name="T5">(Tirmidhi Hadiths)</text:span></text:p>
      <text:p text:style-name="P31"><text:span text:style-name="T5">Whoever reads the Qur’an, let him seek it (his reward) from Allah, because in the End Times </text:span><text:span text:style-name="T8">many who read the Qur’an will seek their reward from men.</text:span></text:p>
      <text:p text:style-name="P31"><text:span text:style-name="T8"><text:s/></text:span><text:span text:style-name="T5">(Hadiths Regarding the End Times, p. 9)</text:span></text:p>
      <text:p text:style-name="P66"/>
      <text:list xml:id="list174455535223718" text:continue-numbering="true" text:style-name="WW8Num9">
        <text:list-item>
          <text:p text:style-name="P120">THE OCCURANCE OF GREAT AND ASTONISHING EVENTS</text:p>
        </text:list-item>
      </text:list>
      <text:p text:style-name="P154">Great phenomena will happen in his time.</text:p>
      <text:p text:style-name="P154"><text:s/>(al-Haythami, Al-Qawl al-Mukhtasar, p. 27)</text:p>
      <text:p text:style-name="P155">So many appalling incidents will occur in his time.</text:p>
      <text:p text:style-name="P154"><text:s/>(Imam Rabbani, Letters of Rabbani, 2:258)</text:p>
      <text:p text:style-name="P154">The signs of his emergence resemble those preparatory signs that earlier gave an indication of our Allah’s Messenger.</text:p>
      <text:p text:style-name="P154"><text:s/>(Ibid.)</text:p>
      <text:p text:style-name="P68">Great and extraordinary events preceded Prophet Mohammed's (saas) birth. For example, a new star rose on that night, 14 towers of the Iranian emperor's palace collapsed, the Magians' (fire worshippers') sacred fire that had burned for 1,000 years in Iran went out, the Semavi Valley was flooded, and the Save Lake dried up. As indicated in the hadiths above, the Mahdi's emergence will also be marked by great and miraculous phenomena.</text:p>
      <text:h text:style-name="P69" text:outline-level="1">Some of the remarkable phenomena that took place during the twentieth century are as follows:</text:h>
      <text:list xml:id="list174454760442274" text:continue-list="list174454826097474" text:style-name="WW8Num8">
        <text:list-item>
          <text:p text:style-name="P7">The Ka`bah was raided, and many Muslims were killed, </text:p>
        </text:list-item>
        <text:list-item>
          <text:p text:style-name="P7">The 2,500-year-old Iranian monarchy collapsed, and Shah Mohammad Reza Pahlavi fled and died in exile,</text:p>
        </text:list-item>
        <text:list-item>
          <text:p text:style-name="P7">A gas leak in a Bombay factory killed 20,000 people, </text:p>
        </text:list-item>
        <text:list-item>
          <text:p text:style-name="P7">War broke out between two Muslim nations: Iran and Iraq, </text:p>
        </text:list-item>
        <text:list-item>
          <text:p text:style-name="P7">The Soviet Union occupied Afghanistan, </text:p>
        </text:list-item>
        <text:list-item>
          <text:p text:style-name="P7">On September 19, 1985, Mexico City was devastated by an earthquake,</text:p>
        </text:list-item>
        <text:list-item>
          <text:p text:style-name="P7">The Nevado del Ruiz volcano erupted, wiping the town of Armero off the map and killing 25,000 people, </text:p>
        </text:list-item>
        <text:list-item>
          <text:p text:style-name="P7">Floods in Bangladesh killed 25,000 people, </text:p>
        </text:list-item>
        <text:list-item>
          <text:p text:style-name="P7">Rome, the heart of the Catholic Church, was flooded, </text:p>
        </text:list-item>
        <text:list-item>
          <text:p text:style-name="P7">The worst forest fire in history broke out in China, </text:p>
        </text:list-item>
        <text:list-item>
          <text:p text:style-name="P7">Indian Prime Minister Indira Gandhi and her successor Rajiv Gandhi, along with President Anwar al-Sadat of Egypt and Swedish Prime Minister Olaf Palme, were assassinated,</text:p>
        </text:list-item>
        <text:list-item>
          <text:p text:style-name="P7"><text:soft-page-break/>Pope John Paul II was shot, </text:p>
        </text:list-item>
        <text:list-item>
          <text:p text:style-name="P7">The AIDS virus, identified in 1980, has so far killed tens of thousands of people and is known as the "Plague of the Age,"</text:p>
        </text:list-item>
        <text:list-item>
          <text:p text:style-name="P7">The Challenger space shuttle exploded after take-off in 1986, </text:p>
        </text:list-item>
        <text:list-item>
          <text:p text:style-name="P7">The worst nuclear accident in history occurred when the Chernobyl Nuclear Reactor, located in the Soviet Union, exploded on 26 April 1986 and affected many European countries by the released radiation, </text:p>
        </text:list-item>
        <text:list-item>
          <text:p text:style-name="P7">A hole was discovered in the ozone layer, </text:p>
        </text:list-item>
        <text:list-item>
          <text:p text:style-name="P7">The Soviet Union collapsed, thanks to Gorbachev, and the newly independent states of Central Asia emerged,</text:p>
        </text:list-item>
        <text:list-item>
          <text:p text:style-name="P7">The Gulf War broke out, Iraq annexed and then fled Kuwait</text:p>
        </text:list-item>
        <text:list-item>
          <text:p text:style-name="P7">The United States and Britain occupied Iraq in 2003, </text:p>
        </text:list-item>
        <text:list-item>
          <text:p text:style-name="P7">An earthquake in Armenia reduced cities to rubble, causing 500,000 people to leave their homes and more than 40,000 people to lose their lives,</text:p>
        </text:list-item>
        <text:list-item>
          <text:p text:style-name="P7">The Chinese government sent its tanks into Tienanmen Square during 1989 to crush a student movement demanding greater freedom; 2,000 students died, </text:p>
        </text:list-item>
        <text:list-item>
          <text:p text:style-name="P7">The Berlin Wall, which for 28 years had symbolized the cold war, was torn down,</text:p>
        </text:list-item>
        <text:list-item>
          <text:p text:style-name="P7">More than 1,400 pilgrims were killed in a stampede at a tunnel in the Ka`bah in 1990, </text:p>
        </text:list-item>
        <text:list-item>
          <text:p text:style-name="P7">Approximately 139,000 people died from flooding in Bangladesh in 1991, and 10 million were left homeless, </text:p>
        </text:list-item>
        <text:list-item>
          <text:p text:style-name="P7">Hundreds of thousands of Muslims were killed in the atrocities in Bosnia and Kosovo, and hundreds of thousands more were exiled, </text:p>
        </text:list-item>
        <text:list-item>
          <text:p text:style-name="P7">The Ebola virus led to the deaths of tens of thousands, and </text:p>
        </text:list-item>
        <text:list-item>
          <text:p text:style-name="P7">The hurricanes, tornadoes, whirlwinds, and floods caused by El Niño led to the deaths of thousands of people, to millions fleeing their homes, and to billions of dollars worth of damage.</text:p>
        </text:list-item>
      </text:list>
      <text:p text:style-name="P1"/>
      <text:list xml:id="list174456567019166" text:continue-list="list174455535223718" text:style-name="WW8Num9">
        <text:list-item>
          <text:p text:style-name="P120">A SIGN OUT OF THE SUN</text:p>
        </text:list-item>
      </text:list>
      <text:p text:style-name="P150"><text:span text:style-name="T21">He [the Mahdi] will not come unless </text:span><text:span text:style-name="T27">a sign emerges out of the Sun</text:span><text:span text:style-name="T21">.</text:span></text:p>
      <text:p text:style-name="P154"><text:s/>(al-Haythami, Al-Qawl al-Mukhtasar, p. 49)</text:p>
      <text:p text:style-name="P150"><text:span text:style-name="T21">The Mahdi will not emerge unless </text:span><text:span text:style-name="T27">the Sun rises as a sign</text:span><text:span text:style-name="T21">.</text:span></text:p>
      <text:p text:style-name="P154"><text:s/>(Al-Muttaqi al-Hindi, Al-Burhan fi `Alamat al-Mahdi, p. 33)</text:p>
      <text:p text:style-name="P3">During the twentieth century, a great solar explosion took place and had a great impact upon the world.</text:p>
      <text:p text:style-name="P66"/>
      <text:h text:style-name="P55" text:outline-level="3">Eclipse of the Sun</text:h>
      <text:p text:style-name="P66">The solar eclipse of 11 August 1999 was the final eclipse of the Sun during the twentieth century. This was the first time that so many people <text:soft-page-break/>could actually watch and investigate such an event for an extended period of time. One noteworthy aspect of this eclipse was that it could be seen in Turkey in some 12 cities and 100 districts.</text:p>
      <text:p text:style-name="P66">It is no coincidence that so many signs have taken place one after the other in such a short space of time. Each of these portents represents glad tidings for believers.</text:p>
      <text:p text:style-name="P66"/>
      <text:list xml:id="list174456231300413" text:continue-numbering="true" text:style-name="WW8Num9">
        <text:list-item>
          <text:p text:style-name="P120">THE DESTRUCTION OF GREAT CITIES</text:p>
        </text:list-item>
      </text:list>
      <text:p text:style-name="P150"><text:span text:style-name="T8">Great cities will be ruined</text:span><text:span text:style-name="T5">, and it will be as if they had not existed the day before. </text:span></text:p>
      <text:p text:style-name="P151">(Al-Muttaqi al-Hindi, Al-Burhan fi `Alamat al-Mahdi, p. 38)</text:p>
      <text:p text:style-name="P66">The hadith indicates that certain large cities will be destroyed as a result of wars and various natural disasters. Several large cities were indeed destroyed or severely damaged during the 1400s ah. These events are major signs of the Mahdi’s coming. The atomic bombs dropped by the United States on Hiroshima and Nagasaki in 1945 killed innumerable people and razed both cities to the ground.</text:p>
      <text:p text:style-name="P66">In the Qur’an, Allah states that many peoples have been destroyed: </text:p>
      <text:p text:style-name="P146">So look at the end result of all their plotting: We utterly destroyed them and their people. These are the ruins of their houses because of the wrong they did. There is certainly a Sign in that for people with knowledge. (Surat an-Naml, 51-52)</text:p>
      <text:p text:style-name="P17"/>
      <text:p text:style-name="P18">How many cities We have destroyed that lived in insolent ingratitude. There are their houses, never again inhabited after them, except a little. It was We Who were their Heir. (Surat al-Qasas, 58)</text:p>
      <text:p text:style-name="P18"/>
      <text:p text:style-name="P18">Those cities: We destroyed them when they did wrong and fixed a promised time for their destruction. (Surat al-Kahf, 59)</text:p>
      <text:p text:style-name="P72"/>
      <text:p text:style-name="P72">How many cities that did wrong have We utterly destroyed, raising up other people after them. (Surat al-Anbiya’, 11)</text:p>
      <text:p text:style-name="P72"/>
      <text:p text:style-name="P72">When Our command came, We turned their cities upside down and rained down on them stones of hard baked clay. (Surah Hud, 82)</text:p>
      <text:p text:style-name="P17"/>
      <text:p text:style-name="P18">How many cities We have destroyed. Our violent force came down on them during the night or while they were asleep during the day. (Surat al-A`raf, 4)</text:p>
      <text:p text:style-name="P66"/>
      <text:p text:style-name="P66"><text:soft-page-break/>The twentieth century’s wars totally ruined many great cities (e.g., Berlin, Hamburg, Warsaw, Leningrad, Bucharest, Beirut and London). It took years to rebuild them.</text:p>
      <text:p text:style-name="P66"/>
      <text:list xml:id="list174454746679191" text:continue-numbering="true" text:style-name="WW8Num9">
        <text:list-item>
          <text:p text:style-name="P120">AN INCREASE IN THE NUMBER OF EARTHQUAKES</text:p>
        </text:list-item>
      </text:list>
      <text:p text:style-name="P150"><text:span text:style-name="T5">Doomsday will not come </text:span><text:span text:style-name="T8">until earthquakes multiply</text:span><text:span text:style-name="T5">, strife appears, and murders increase.</text:span></text:p>
      <text:p text:style-name="P151"><text:s/>(Portents of Doomsday, p. 109)</text:p>
      <text:p text:style-name="P66">Our Prophet (saas) stated in the above hadith that “a rise in the number of earthquakes” will be a sign that the End Times is nigh. Indeed, the twentieth century went down in history as one in which many thousands of people lost their lives in earthquakes. The devastating earthquake in Kobe (Japan), and those that followed one after the other in Turkey, Taiwan, Greece, and Mexico, are important signs.</text:p>
      <text:p text:style-name="P100"><text:span text:style-name="T45">There will be earthquakes in my community. Ten thousand, twenty thousand, thirty thousand people will die. </text:span><text:span text:style-name="T44">Allah will make this a counsel for the taqwa, a mercy on believers and a suffering for unbelievers.</text:span></text:p>
      <text:p text:style-name="P100"><text:span text:style-name="T47"><text:s/></text:span><text:span text:style-name="T32">(Ibn ‘Asakır, Geleceğin Tarihi 1(History of the Future 1), Orhan Baytan, Mevsim Publishings, p. 81)</text:span></text:p>
      <text:p text:style-name="P100"><text:span text:style-name="T32">The days when you can find no homes to shelter you or animals to carry you have come close</text:span><text:span text:style-name="T35">. Earthquakes will demolish your houses</text:span><text:span text:style-name="T32">.</text:span></text:p>
      <text:p text:style-name="P100"><text:span text:style-name="T37"><text:s/></text:span><text:span text:style-name="T32">(Barzanji, Al-Isha`ah, p. 146)</text:span></text:p>
      <text:p text:style-name="P100"><text:span text:style-name="T44">If you see the caliphate has descended to the Holy Land, (al-ard al-muqaddasa) know </text:span><text:span text:style-name="T45">that earthquakes</text:span><text:span text:style-name="T44">, afflictions, and great events are nigh. On that day, Doomsday is closer to humanity than this hand is to my head.</text:span></text:p>
      <text:p text:style-name="P92"><text:span text:style-name="T106"><text:s/></text:span>(Sunan Abu Dawud)</text:p>
      <text:p text:style-name="P31"><text:span text:style-name="T5">When the generations that follow my community insult those who went before (with various pretexts and excuses), expect red winds, </text:span><text:span text:style-name="T8">earthquakes</text:span><text:span text:style-name="T5"> and changes of appearance (metamorphosis or stones raining from the sky). </text:span></text:p>
      <text:p text:style-name="P39">(Tirmidhi Hadiths, Fitan 39, p. 2211)</text:p>
      <text:h text:style-name="P153" text:outline-level="1"/>
      <text:p text:style-name="P92">In the End Times, when amusements and dancers appear and alcohol is said to be permitted, there will be collapse; it will rain stones; and people will change their appearance.</text:p>
      <text:p text:style-name="P73"><text:span text:style-name="T106"><text:s/></text:span>(Sahl Ibn Sa`d, Ahmad Diya’ al-Din al-Kamushkhanawi,</text:p>
      <text:p text:style-name="P73"><text:span text:style-name="T106"><text:s/></text:span>Rumuz al-Ahadith, 2:302/8)</text:p>
      <text:p text:style-name="P100"><text:span text:style-name="T44">Doomsday will not take place until knowledge vanishes, </text:span><text:span text:style-name="T45">earthquakes</text:span><text:span text:style-name="T44"> multiply, time is shortened, strife appears, and murders flourish. </text:span></text:p>
      <text:p text:style-name="P92"><text:soft-page-break/>(Sahih Bukhari, Ibn Majah)</text:p>
      <text:p text:style-name="P66"/>
      <text:p text:style-name="P66"/>
      <text:h text:style-name="P49" text:outline-level="2">IS THE IRAQ WAR A PORTENT </text:h>
      <text:h text:style-name="P49" text:outline-level="2">OF THE MAHDI?</text:h>
      <text:p text:style-name="P65"/>
      <text:p text:style-name="P141"><text:span text:style-name="T7">World events taking place after the second edition of the book Harun Yahya’s </text:span><text:span text:style-name="T11">The Awaited Mahdi</text:span><text:span text:style-name="T7">, which sold out very quickly, as well as the American invasion and occupation of Afghanistan and Iraq and the neighboring countries’ behavior during the war, are important means whereby we can review the hadiths on these subjects.</text:span></text:p>
      <text:h text:style-name="P56" text:outline-level="5"/>
      <text:h text:style-name="P56" text:outline-level="5">The Loss of an Army</text:h>
      <text:p text:style-name="P100"><text:span text:style-name="T12">There are five portents of the Mahdi: a cry from Sufyani, Yamani, and Sama; the sinking of an army at Bayda;</text:span><text:span text:style-name="T16"> </text:span><text:span text:style-name="T12">and the killing of the innocent.</text:span></text:p>
      <text:p text:style-name="P73"><text:span text:style-name="T106"><text:s/></text:span>(Narrated by Nu`aym ibn Hammad)</text:p>
      <text:h text:style-name="P57" text:outline-level="6"/>
      <text:h text:style-name="P58" text:outline-level="6">No Money Left to the Iraqis</text:h>
      <text:p text:style-name="P73">The Iraqis will have no measuring scales and almost no money with which to buy provisions. </text:p>
      <text:p text:style-name="P73">(Muntakhab Kanz al-`Ummal, 5:45)</text:p>
      <text:h text:style-name="P57" text:outline-level="6"/>
      <text:h text:style-name="P58" text:outline-level="6">Flames Destroy Baghdad</text:h>
      <text:p text:style-name="P73">Baghdad is destroyed by fire in the End Times...</text:p>
      <text:p text:style-name="P73"><text:span text:style-name="T106"><text:s/></text:span>(Risalat al-Khuruj al-Mahdi, 3:177)</text:p>
      <text:h text:style-name="P59" text:outline-level="6">An Embargo against Iraq and Syria</text:h>
      <text:p text:style-name="P100"><text:span text:style-name="T12">“</text:span><text:span text:style-name="T16">It may happen that the people of Iraq may not send their qafiz and dirhams [their measures of food-stuff and their money].”</text:span><text:span text:style-name="T12"> We asked: “Who will be responsible for it?” He said: “The non-Arabs will prevent them.” He again said: “There is the possibility that the Syrians may not send their dinar and mudd.” We asked: “Who will be responsible for it?” He said: “This prevention will be made by the Romans.” </text:span></text:p>
      <text:p text:style-name="P73">(Sahih Muslim)</text:p>
      <text:h text:style-name="P60" text:outline-level="7"/>
      <text:h text:style-name="P61" text:outline-level="7">The Rebuilding of Iraq</text:h>
      <text:p text:style-name="P103"><text:span text:style-name="T12">Doomsday will not come until Iraq is attacked. Innocent people in Iraq will seek shelter in Damascus, which along with Iraq, will be rebuilt. </text:span></text:p>
      <text:p text:style-name="P77">(Muntakhab Kanz al-`Ummal, 5:254) </text:p>
      <text:p text:style-name="P73"/>
      <text:h text:style-name="P58" text:outline-level="6">Iraqis Flee to Damascus and the North</text:h>
      <text:p text:style-name="P100"><text:span text:style-name="T12">Doomsday will not come until Iraq is attacked. </text:span><text:span text:style-name="T16">The innocent and clean people of Iraq will flee to Damascus</text:span><text:span text:style-name="T12">.</text:span></text:p>
      <text:p text:style-name="P73"><text:span text:style-name="T106"><text:s/></text:span>(Risalat al-Khuruj al-Mahdi, p. 210)</text:p>
      <text:p text:style-name="P73"/>
      <text:h text:style-name="P58" text:outline-level="6">Fitna in Damascus</text:h>
      <text:p text:style-name="P73">The tribulations in Damascus will calm down on the one hand and flare up again on the other. This tribulation will not end until an angel from the sky calls: “The Mahdi is your leader. The Mahdi is your caliph.” </text:p>
      <text:p text:style-name="P73">(Ibid., p. 63)</text:p>
      <text:p text:style-name="P73"/>
      <text:h text:style-name="P58" text:outline-level="6">Damascus, Iraq, and Arabia</text:h>
      <text:p text:style-name="P73">Our Prophet (saas) said: “There will be such troubles and calamities that nobody will be able to find a place of shelter. These woes will move around Damascus, fall upon Iraq, and tie the hands and feet of the Arabian Peninsula. The community of Islam will fight against troubles in the steppes. Nobody will feel any sympathy for them or even say ‘Alas!’ As they try to remedy their woes on the one hand, they will emerge again on the other.”</text:p>
      <text:p text:style-name="P73"><text:span text:style-name="T106"><text:s/></text:span>(Muntakhab Kanz al-`Ummal, 5:38-39)</text:p>
      <text:p text:style-name="P73"/>
      <text:h text:style-name="P58" text:outline-level="6">" A Great Battle between the Tigris and the Euphrates "</text:h>
      <text:p text:style-name="P73">There will be a city called Zawra [Baghdad] between the Tigris and the Euphrates, where a great battle occurs. Women will be taken prisoner, and men will have their throats cut like sheep.</text:p>
      <text:p text:style-name="P100"><text:span text:style-name="T19"><text:s/></text:span><text:span text:style-name="T12">(Ibid., 5:38) </text:span></text:p>
      <text:p text:style-name="P73"/>
      <text:h text:style-name="P58" text:outline-level="6"><text:soft-page-break/>“The Division of Iraq into Three Parts” </text:h>
      <text:p text:style-name="P73">According to our Prophet (saas) the people of Iraq will be divided into three groups: one part will join the looters; one group will flee, leaving their families behind; and one group will fight and kill. Prepare yourselves for Doomsday when you see this. </text:p>
      <text:p text:style-name="P73">(Fera Idu Fevaidi'l Fiqr fi'l Imam al-Mahdi al-Muntadhar)</text:p>
      <text:p text:style-name="P73">The people of Kufa will be divided into three parts. One part will join the Sufyani’s army. These are the worst people created by Allah. One part will fight against them, and these are honorable servants of Allah. One part will join the looters, and these are sinners. </text:p>
      <text:p text:style-name="P100"><text:span text:style-name="T19"><text:s/></text:span><text:span text:style-name="T124">(Al-Uqayli, An-Najmu's-Saqib fi Bayan Anna'l Mahdi min Awladi Ali b. Abu Talib Ale't-Tamam ve'l Qamal)</text:span></text:p>
      <text:p text:style-name="P84"/>
      <text:h text:style-name="P58" text:outline-level="6">" The Killing of Innocent Children " </text:h>
      <text:p text:style-name="P73">When an innocent child of Muhammd’s community is killed, an angel from the sky will cry: “Allah is with him [the Mahdi] and with those who are with him.”</text:p>
      <text:p text:style-name="P73">(Muhammad ibn `Ali Sabban, Ishaf ar-Raghibin, p. 154)</text:p>
      <text:p text:style-name="P73"/>
      <text:p text:style-name="P73"/>
      <text:p text:style-name="P73"/>
      <text:p text:style-name="P73"/>
      <text:h text:style-name="P50" text:outline-level="2"/>
      <text:h text:style-name="P52" text:outline-level="2">PART TWO</text:h>
      <text:h text:style-name="P99" text:outline-level="1">THE MAHDI’S FEATURES</text:h>
      <text:p text:style-name="P87"/>
      <text:p text:style-name="P90"/>
      <text:p text:style-name="P100"><text:span text:style-name="T21">Through the words </text:span><text:span text:style-name="T32">“Be told the glad tidings of the Mahdi”</text:span><text:span text:style-name="T21"> (Al-Muttaqi al-Hindi</text:span><text:span text:style-name="T32">, Al-Burhan fi Alamat al-Mahdi Akhir al-Zaman,</text:span><text:span text:style-name="T21"> </text:span><text:span text:style-name="T32">p. 12)</text:span><text:span text:style-name="T21"> our Prophet (saas) has drawn attention to the importance of awaiting the Mahdi’s coming with excitement and enthusiasm, and of preparing for this special individual. Another hadith describes the love and devotion that the believers should feel toward him: </text:span><text:span text:style-name="T35">Whoever witnesses him, let him/her go to him, even by crawling over snow. Let him/her join him, because he is the Mahdi.</text:span><text:span text:style-name="T21"> (Sunan Ibn Majah, </text:span><text:span text:style-name="T32">Fitan</text:span><text:span text:style-name="T21">, B 34, H 4082;</text:span><text:span text:style-name="T27"> </text:span><text:span text:style-name="T21">Al-Muttaqi al-Hindi</text:span><text:span text:style-name="T32">, Al-Burhan fi Alamat al-Mahdi,</text:span><text:span text:style-name="T21"> p. 14)</text:span></text:p>
      <text:p text:style-name="P90"/>
      <text:h text:style-name="P51" text:outline-level="2">THE MAHDI WILL DEFINITELY APPEAR</text:h>
      <text:p text:style-name="P31"><text:span text:style-name="T27">Even if only one day of the world remained, Allah would extend that day until he (the Mahdi ) takes power. </text:span><text:span text:style-name="T38">(</text:span><text:span text:style-name="T21">Al-Muttaqi al-Hindi</text:span><text:span text:style-name="T38">, Al-Burhan fi Alamat al-Mahdi, p. 10)</text:span></text:p>
      <text:p text:style-name="P101"><text:span text:style-name="T32">If it were the last day of life, Allah would prolong that day until </text:span><text:span text:style-name="T35">He sends a man (Mahdi) from the Family of my [Muhammad’s] House</text:span><text:span text:style-name="T32">.</text:span><text:span text:style-name="T21"> (Ibid., p. 10)</text:span></text:p>
      <text:p text:style-name="P101"><text:span text:style-name="T35">The Mahdi will come to my [Muhammad’s] community</text:span><text:span text:style-name="T32">… In his time, my community will be blessed with a blessing the like of which has never been seen before. He will cause much rain to fall, and the plants of the ground will hold back nothing.</text:span><text:span text:style-name="T21"> ( Ibid., p. 9)</text:span></text:p>
      <text:p text:style-name="P100"><text:span text:style-name="T35">Even if only one night remained for the world, Allah would extend it, so that one from my House would come and rule the world. </text:span><text:span text:style-name="T32">His name matches mine, and his father’s name my father’s name. Just as the world was filled with cruelty, he will fill it with justice. </text:span><text:span text:style-name="T21">(Ibid.,</text:span><text:span text:style-name="T32"> p. 11)</text:span></text:p>
      <text:p text:style-name="P81"/>
      <text:h text:style-name="P51" text:outline-level="2">THE MAHDI WILL BE DESCENDED FROM </text:h>
      <text:h text:style-name="P51" text:outline-level="2">OUR PROPHET’S (SAAS) LINE</text:h>
      <text:p text:style-name="P101"><text:span text:style-name="T32">Even if there remains only one day for the world, Allah, the Exalted, will send a man </text:span><text:span text:style-name="T35">from the</text:span><text:span text:style-name="T32"> </text:span><text:span text:style-name="T35">Ahl al-bayt (People of the House).</text:span><text:span text:style-name="T32"> (Sunan Abu Dawud, 5:92)</text:span></text:p>
      <text:p text:style-name="P101"><text:span text:style-name="T32">Days and nights will not end until an individual</text:span><text:span text:style-name="T35"> from my Ahl al-bayt </text:span><text:span text:style-name="T32">rules the world. (al-Uqayli)</text:span></text:p>
      <text:h text:style-name="P102" text:outline-level="1"><text:span text:style-name="T35">The Mahdi is from the line of my daughter Fatima. </text:span><text:span text:style-name="T32">(Sunan Ibn Majah, 10:348)</text:span></text:h>
      <text:p text:style-name="P101"><text:span text:style-name="T32">Be told the good news of the Mahdi. He is one from the Quraysh </text:span><text:span text:style-name="T35">and from my Ahl al-bayt. </text:span><text:span text:style-name="T21">(</text:span><text:span text:style-name="T32">Al-Muttaqi al-Hindi, Al-Burhan fi Alamat al-Mahdi, p. 13)</text:span></text:p>
      <text:p text:style-name="P101"><text:soft-page-break/><text:span text:style-name="T35">The Mahdi is one of my children. </text:span><text:span text:style-name="T32">His face is like a star shining in the sky. (Ali b. al-Sultan Muhammad al-Harawi al-Hanafi, Risaletul Mesreb elverdi fi mezhebil Mahdi) </text:span></text:p>
      <text:p text:style-name="P126">All prophets are related to one another. As stated in the hadiths, the Mahdi will also be of that line. These descendants are popularly known as “sayyid,” and so the Mahdi will also be a “sayyid.”</text:p>
      <text:p text:style-name="P90">In the Qur’an Allah refers to messengers being descended from one another. These verses may also indicate that the Mahdi will be descended from that line. (Allah knows the truth.)</text:p>
      <text:p text:style-name="P100"><text:span text:style-name="T27">Allah chose Adam and Nuh, the family of Ibrahim, and the family of ‘Imran over all other beings – descendants one of the other. Allah is All-Hearing, All-Knowing. (Surah </text:span><text:span text:style-name="T8">Al ‘Imran</text:span><text:span text:style-name="T27">, 33-34) </text:span></text:p>
      <text:p text:style-name="P19"/>
      <text:p text:style-name="P20">Our Lord, make us both Muslims submitted to You, and our descendants a Muslim community submitted to You. Show us our rites of worship and turn toward us. You are the Ever-Returning, the Most Merciful. (Surat al-Baqara, 128) </text:p>
      <text:p text:style-name="P44"/>
      <text:p text:style-name="P45"><text:span text:style-name="T21">And some of their forebears, descendants and brothers; We chose them and guided them to a straight path. (Surat al-</text:span><text:span text:style-name="T5"> An‘am</text:span><text:span text:style-name="T21">, 87)</text:span></text:p>
      <text:p text:style-name="P90"/>
      <text:h text:style-name="P51" text:outline-level="2">ALLAH WILL PERFECT HIM IN A SINGLE NIGHT</text:h>
      <text:p text:style-name="P141"><text:span text:style-name="T30">The Mahdi is from us, from the Ahl al-bayt. </text:span><text:span text:style-name="T34">Allah will perfect* him in a night. (* i.e., will forgive him, or give him success and the inspiration of wisdom and guidance)</text:span><text:span text:style-name="T30"> (Sunan Ibn Majah, vol:10, Bab: 34, p.348)</text:span></text:p>
      <text:p text:style-name="P38">Islamic scholars have explained this hadith as follows:</text:p>
      <text:p text:style-name="P100"><text:span text:style-name="T27">The betterment of the Mahdi in a single night refers to his being given eminent status. He cannot obtain this status by work or endeavor. As stated by Almighty Allah in the Qur’an, this blessing bestowed on the Prophet (saas) has also been given to the Mahdi.</text:span><text:span text:style-name="T21"> In verse 52 of Surat ash-Shura, Almighty Allah has said: “Accordingly We have revealed to you a spirit (</text:span><text:span text:style-name="T32">Ruh</text:span><text:span text:style-name="T21">) by Our command. You had no idea of what the Book was, nor belief. Nonetheless, We have made it a Light by which We guide those of Our servants We will. Truly you are guiding to a Straight Path.” </text:span><text:span text:style-name="T27">The Mahdi is the most virtuous and the most perfect person of his time in matters of religion. This shows his greatness, the exalted nature of his status, and the greatness of his rank.</text:span><text:span text:style-name="T32"> (Ali b. al-Sultan Muhammad al-Harawi al-Hanafi, Risaletul Mesreb)</text:span></text:p>
      <text:p text:style-name="P90">Bediuzzaman Said Nursi refers to the Mahdi in these terms: </text:p>
      <text:p text:style-name="P81">In the time of the worst affliction of the End Times, He will send a luminous individual who will, of course, be THE GREATEST JUDGE (a great <text:soft-page-break/>Islamic scholar to pronounce judgements), and THE GREATEST RENOVATOR (an Islamic scholar sent at the beginning of every century to teach religious truth according to the needs of the age), A RULER, A MAHDI, A GUIDE, A SPIRITUAL MENTOR (a great teacher to whom Muslims devote themselves, the greatest teacher of the age), and he will be from the line of our Prophet (saas). </text:p>
      <text:p text:style-name="P81">(Bediuzzaman Said Nursi, Risale-i Nur Collection: The Letters, pp. 411-12)</text:p>
      <text:p text:style-name="P81"/>
      <text:h text:style-name="P51" text:outline-level="2">MAHDI IS THE PEOPLE’S BELOVED</text:h>
      <text:p text:style-name="P100"><text:span text:style-name="T32">The Mahdi will not appear until </text:span><text:span text:style-name="T35">he is the best loved by the people</text:span><text:span text:style-name="T32"> because of the evils that befall them.</text:span></text:p>
      <text:p text:style-name="P100"><text:span text:style-name="T37"><text:s/></text:span><text:span text:style-name="T32">(Jalal al-Din al-Suyuti, Portents of the Mahdi, p. 27)</text:span></text:p>
      <text:p text:style-name="P85">He will have the approval of the peoples of Earth and sky.</text:p>
      <text:p text:style-name="P100"><text:span text:style-name="T37"><text:s/></text:span><text:span text:style-name="T32">(Haythami, v. VII, p. 313; al-Suyuti, Portents of the Mahdi, p. 31)</text:span></text:p>
      <text:p text:style-name="P85">Allah will sow love of him in the hearts of all people.</text:p>
      <text:p text:style-name="P81">(Ibn Hajar al-Haythami, Al-Qawl al-Mukhtasar fi Alamat al-Mahdi al-Muntazar, p. 42)</text:p>
      <text:p text:style-name="P100"><text:span text:style-name="T32">The Mahdi will come to people, </text:span><text:span text:style-name="T35">and they will embrace him like a new bride, with love and conversation.</text:span></text:p>
      <text:p text:style-name="P81">(al-Suyuti, Portents of the Mahdi, p. 35)</text:p>
      <text:p text:style-name="P85">His rule will have the approval of the peoples of Earth and sky, all wild animals, birds, and even the fish in the sea.</text:p>
      <text:p text:style-name="P81"><text:span text:style-name="T106"><text:s/></text:span>(al-Haythami, Al-Qawl al-Mukhtasar, p. 31)</text:p>
      <text:p text:style-name="P100"><text:span text:style-name="T32">The last of this strife is the killing of the innocent, when </text:span><text:span text:style-name="T35">the Mahdi will appear in a manner approved of by all. </text:span></text:p>
      <text:p text:style-name="P81">(al-Suyuti, Portents of the Mahdi, p. 38)</text:p>
      <text:p text:style-name="P100"><text:span text:style-name="T35">Allah will place his words in the people’s hearts. </text:span><text:span text:style-name="T32">Thus they will be a community who are lions by day and who worship by night.</text:span><text:span text:style-name="T124"> </text:span></text:p>
      <text:p text:style-name="P63">(Al-Uqayli, Al-Najm al-Saqib fi Bayan Anna al-Mahdi min Awladi Ali </text:p>
      <text:p text:style-name="P100"><text:span text:style-name="T124">b. Abu Talib Al-i al-Tamam wa al-Qamal)</text:span></text:p>
      <text:p text:style-name="P34">There will remain no individual who will not be pleased within the Community of Muhammad. </text:p>
      <text:p text:style-name="P34">(Signs of the Judgment Day, p.163) </text:p>
      <text:h text:style-name="P104" text:outline-level="1"><text:span text:style-name="T32">He is fair of face, fragrant, imposing, </text:span><text:span text:style-name="T35">but lovable and close to people. </text:span></text:h>
      <text:h text:style-name="P83" text:outline-level="1">(Mahdi, Dajjal, Messiah, p. 102)</text:h>
      <text:p text:style-name="P87"/>
      <text:h text:style-name="P51" text:outline-level="2">THE MAHDI WILL BE SPOKEN OF EVERYWHERE</text:h>
      <text:p text:style-name="P3">The hadiths mention the time when the Mahdi will be spoken of and for long after he appears. In other words, his name will spread throughout the world.</text:p>
      <text:p text:style-name="P100"><text:soft-page-break/><text:span text:style-name="T32">When a herald from the skies cries out: “The truth is in Al-i Muhammad,” the Mahdi will appear. </text:span><text:span text:style-name="T35">Everyone will speak only of him, drink of his love, and speak of nothing else.</text:span></text:p>
      <text:p text:style-name="P100"><text:span text:style-name="T36"><text:s/></text:span><text:span text:style-name="T32">(al-Suyuti, Portents of the Mahdi, p. 33)</text:span></text:p>
      <text:p text:style-name="P100"><text:span text:style-name="T32">After a herald cries out from the sky: “The truth is in the people of Prophet Muhammad (saas),” the love of the Mahdi will enter people’s hearts</text:span><text:span text:style-name="T35"> and there will be no talk of anything else. </text:span></text:p>
      <text:p text:style-name="P100"><text:span text:style-name="T21">(</text:span><text:span text:style-name="T32">al-Haythami, Al-Qawl al-Mukhtasar, p. 20)</text:span></text:p>
      <text:p text:style-name="P81"/>
      <text:h text:style-name="P51" text:outline-level="2">THE MAHDI BE RECOGNIZED AGAINST </text:h>
      <text:h text:style-name="P51" text:outline-level="2">HIS OWN WISHES</text:h>
      <text:p text:style-name="P126">The hadiths reveal that the Mahdi will be recognized, although he will not personally desire this. In other words, he will not openly proclaim himself. Even though people will come to him and say: “The portents are present in you; you are the Mahdi,” he will deny it. Only after being “threatened with death” will he accept people’s recognition.</text:p>
      <text:p text:style-name="P141"><text:span text:style-name="T30">People will come to the Mahdi, between the Rukun and the Maqam, </text:span><text:span text:style-name="T34">and take an oath of allegiance to him, against his own wishes. </text:span><text:span text:style-name="T30">“If you refuse, we will strike you,” they will say. And the peoples of Earth and sky will approve of him. </text:span></text:p>
      <text:p text:style-name="P129">(al-Suyuti, Portents of the Mahdi, p. 31)</text:p>
      <text:p text:style-name="P141"><text:span text:style-name="T30">There will be conflict at the time of the caliph’s death. One from the people of Madinah will run to Makkah. A group of Makkans </text:span><text:span text:style-name="T34">will bring him forth (from where he is) against his wishes and take an oath of allegiance to him between the black stone (al-hajar al-aswad) in the Ka`bah and the place of Ibrahim. </text:span></text:p>
      <text:p text:style-name="P129">(Sunan Abu Dawud, 5/94; al-Haythami, Al-Qawl al-Mukhtasar, p. 20)</text:p>
      <text:p text:style-name="P141"><text:span text:style-name="T34">… And then he will reluctantly accept their oaths of allegiance. </text:span><text:span text:style-name="T30">If you witness this, take the oath of allegiance to him, because he is the Mahdi in heaven and on Earth. </text:span></text:p>
      <text:p text:style-name="P129">(al-Suyuti, Portents of the Mahdi, p. 35)</text:p>
      <text:p text:style-name="P100"><text:span text:style-name="T32">The Mahdi, who is from Fatima’s line, will be brought forth in Makkah, </text:span><text:span text:style-name="T35">and oaths of allegiance will be offered to him against his wishes. </text:span></text:p>
      <text:p text:style-name="P100"><text:span text:style-name="T21">(</text:span><text:span text:style-name="T32">Al-Muttaqi al-Hindi, Al-Burhan fi Alamat al-Mahdi, p. 52-53)</text:span></text:p>
      <text:p text:style-name="P100"><text:span text:style-name="T32">…</text:span><text:span text:style-name="T37"> </text:span><text:span text:style-name="T32">They will again find him in Makkah and say: “You are the son of so-and-so, your mother is the daughter of so-and-so, you have the so-and-so portents. You escaped us once, but now hold out your hand so we may swear loyalty to you.” At this, he will say: “I am not he whom you seek,” and will return to Madinah. Sought for in Madinah, he will return to Makkah. In Makkah, they will find him at the Rukun and will say: “If you do not accept our oaths of allegiance, if you do not protect us from the army of the Sufyan</text:span><text:span text:style-name="T35"> </text:span><text:span text:style-name="T32">that is searching for us and led by one from Haddam, </text:span><text:soft-page-break/><text:span text:style-name="T32">then let our sins be upon you and our blood on your hands.” At this, the Mahdi will sit between the Rukun and the Maqam and hold out his hand to accept their oath of allegiance. </text:span></text:p>
      <text:p text:style-name="P81">(al-Haythami, Al-Qawl al-Mukhtasar, pp. 39-40)</text:p>
      <text:p text:style-name="P81">At a time of bloodshed, people afflicted by strife will come to the Mahdi as he sits at home and say: “Rise for us!” He will refuse, but will eventually rise after being threatened with death. No blood will be shed thereafter. </text:p>
      <text:p text:style-name="P81">(Ibn Abi Sayba, c. VII, p. 531; Al-Muttaqi al-Hindi, </text:p>
      <text:p text:style-name="P81">Al-Burhan fi Alamat al-Mahdi, pp. 52-53)</text:p>
      <text:p text:style-name="P81"/>
      <text:p text:style-name="P126">We are told in the Surah Yusuf that Prophet Yusuf (as) was also elevated by Pharaoh on account of his honesty, justice, knowledge, and trustworthiness: </text:p>
      <text:p text:style-name="P158"/>
      <text:p text:style-name="P158">When he had spoken with him, he declared: “Today you are trusted, established in our sight.” (Surah Yusuf, 54)</text:p>
      <text:p text:style-name="P126"/>
      <text:h text:style-name="P144" text:outline-level="1">WHERE THE MAHDI WILL BE RECOGNIZED</text:h>
      <text:p text:style-name="P100"><text:span text:style-name="T32">Then the caliphate will pass to the Mahdi, the most auspicious of men, </text:span><text:span text:style-name="T35">as he sits at home. </text:span></text:p>
      <text:p text:style-name="P81">(Al-Muttaqi al-Hindi, Al-Burhan fi Alamat al-Mahdi, p. 26)</text:p>
      <text:p text:style-name="P100"><text:span text:style-name="T32">In Makkah, they will find him at the Rukun and will say: “If you do not accept our oaths of allegiance, if you do not protect us from the army of the Sufyan</text:span><text:span text:style-name="T35"> </text:span><text:span text:style-name="T32">that is searching for us and led by one from Haddam, then let our sins be upon you and our blood on your hands.” </text:span><text:span text:style-name="T35">At this, the Mahdi will sit between the Rukun and the Maqam and hold out his hand to accept their oath of allegiance. </text:span></text:p>
      <text:p text:style-name="P81">(al-Haythami, Al-Qawl al-Mukhtasar, pp. 39-40)</text:p>
      <text:p text:style-name="P141"><text:span text:style-name="T34">The oath of allegiance will be taken to him between the Rukun and the Maqam. </text:span><text:span text:style-name="T30">The Mahdi will be so merciful that in his time nobody will be woken out of sleep and nobody’s nose will bleed. </text:span></text:p>
      <text:p text:style-name="P129">(Ibid., p. 42)<text:line-break/></text:p>
      <text:h text:style-name="P144" text:outline-level="1">THE MAHDI’S NAME</text:h>
      <text:p text:style-name="P141"><text:span text:style-name="T30">O People, it is certain that Allah has forbidden to you the oppressors, the hypocrites and those who abide by them, and has made the Mahdi, the most auspicious of Muhammad’s community, </text:span><text:span text:style-name="T34">and who is in Makkah and whose name is AHMAD, </text:span><text:span text:style-name="T30">son of Abdullah, your leader. Join him. </text:span></text:p>
      <text:p text:style-name="P129">(Ibid., p. 31)</text:p>
      <text:p text:style-name="P90">The figurative meaning regarding the subject is revealed thus in a verse:</text:p>
      <text:h text:style-name="P88" text:outline-level="1"><text:soft-page-break/></text:h>
      <text:h text:style-name="P104" text:outline-level="1"><text:span text:style-name="T27">…</text:span><text:span text:style-name="T29"> </text:span><text:span text:style-name="T27">giving you the good news of a Messenger after me whose name is Ahmad. (Surat </text:span><text:span text:style-name="T8">as-Saff</text:span><text:span text:style-name="T27">, 6)</text:span></text:h>
      <text:p text:style-name="P136"/>
      <text:p text:style-name="P143">A VOICE FROM THE SKY (VIA RADIO OR </text:p>
      <text:p text:style-name="P143">TELEVISION) ANNOUNCES MAHDI’S COMING</text:p>
      <text:p text:style-name="P141"><text:span text:style-name="T30">... </text:span><text:span text:style-name="T123">This situation will persist until someone </text:span><text:span text:style-name="T30">from sky</text:span><text:span text:style-name="T123"> comes and says: “O people, from now on your leader is the Mahdi.” </text:span></text:p>
      <text:p text:style-name="P122">(Ibid., p. 24)</text:p>
      <text:p text:style-name="P100"><text:span text:style-name="T32">When a voice cries out from the sky: “</text:span><text:span text:style-name="T35">The truth is in Al-i Muhammad</text:span><text:span text:style-name="T32">,” the Mahdi will appear.</text:span></text:p>
      <text:p text:style-name="P81"><text:span text:style-name="T106"><text:s/></text:span>(Al-Muttaqi al-Hindi, Al-Burhan fi Alamat al-Mahdi, p. 33)</text:p>
      <text:p text:style-name="P100"><text:span text:style-name="T32">When you see a fire from the east for three or seven days, you may expect Al-i Muhammad to appear. </text:span><text:span text:style-name="T35">By the will of Allah, a voice will cry out from the sky the Mahdi’s name so that all in the east and the west will hear. </text:span></text:p>
      <text:p text:style-name="P81">(Ibid., p. 32)</text:p>
      <text:p text:style-name="P81">A voice will say from the skies: “The truth is in Al-i Muhammad,” and a voice will say from Earth: “The truth belongs to the Al-i Isa and Abbas.”</text:p>
      <text:p text:style-name="P81"><text:span text:style-name="T106"><text:s/></text:span>(al-Suyuti, Portents of the Mahdi, p. 33)</text:p>
      <text:p text:style-name="P100"><text:span text:style-name="T32">When innocent people are killed and his brother is killed in Makkah, </text:span><text:span text:style-name="T35">a voice will cry out from the skies: “This is your command. </text:span><text:span text:style-name="T32">This is the Mahdi, who will fill the world with justice.”</text:span></text:p>
      <text:p text:style-name="P81"><text:span text:style-name="T106"><text:s/></text:span>(Ibid., p. 35)</text:p>
      <text:p text:style-name="P100"><text:span text:style-name="T32">Widespread strife that seems unlikely to ever end will arise and last until the cry “</text:span><text:span text:style-name="T35">The Mahdi is the leader, that is the truth” is heard three times from the skies.</text:span></text:p>
      <text:p text:style-name="P100"><text:span text:style-name="T36"><text:s/></text:span><text:span text:style-name="T21">(</text:span><text:span text:style-name="T32">al-Haythami, Al-Qawl al-Mukhtasar, p. 55)</text:span></text:p>
      <text:p text:style-name="P126">The hadiths state that a voice from the sky will announce the Mahdi’s appearance. In other words, people will learn of this event through radio and television. This voice will reach everyone, in both the east and the west. Indeed, every society will hear this voice in its own language:</text:p>
      <text:p text:style-name="P132">A loud voice will come from the skies to the people of Earth, in such a way that everyone will hear it in his/her own language.</text:p>
      <text:p text:style-name="P129">(al-Suyuti, Portents of the Mahdi, p. 37)</text:p>
      <text:p text:style-name="P126">Nowadays everyone can enjoy access to the news by means of radio, television, and the Internet, and these reports are translated into their respective languages. In this way, everyone will hear of his coming.</text:p>
      <text:p text:style-name="P126"/>
      <text:p text:style-name="P143">PROPHET ‘ISA (AS) WILL PERFORM </text:p>
      <text:p text:style-name="P143">THE PRAYER BEHIND THE MAHDI</text:p>
      <text:p text:style-name="P132"><text:soft-page-break/>Prophet ‘Isa (as) will perform the prayer behind the Madhi. </text:p>
      <text:p text:style-name="P129">(al-Haythami, Al-Qawl al-Mukhtasar, p. 24)</text:p>
      <text:p text:style-name="P141"><text:span text:style-name="T30">As the Mahdi was performing the morning prayer with the believers in Jerusalem, he will introduce Prophet ‘Isa (as), who then appears.</text:span><text:span text:style-name="T34"> Prophet ‘Isa (as) will place his hands on his (the Mahdi’s) shoulder and say: “The call to prayer has been issued for you,” and the Mahdi will lead him and the believers in prayer as their imam. </text:span></text:p>
      <text:p text:style-name="P129">(Hajar al-Haythami, Al-Qawl al-Mukhtasar, p. 25)</text:p>
      <text:p text:style-name="P129"/>
      <text:p text:style-name="P143">THE MAHDI’S INTELLECTUAL WORK WILL </text:p>
      <text:p text:style-name="P143">CAUSE ISLAMIC MORAL VALUES TO PREVAIL</text:p>
      <text:p text:style-name="P126">The hadiths reveal that nobody’s nose will bleed in the Mahdi’s time, that nobody will be harmed, and that even those who are asleep will not be wakened. This shows that the Mahdi will wage an intellectual campaign by which he will silence those movements and systems that are incompatible with religious moral values, and that he will cause Islam’s moral values to prevail.</text:p>
      <text:p text:style-name="P141"><text:span text:style-name="T34">The Mahdi… will walk in peace. </text:span><text:span text:style-name="T30">(Muhammad ibn ‘Abd al-Rasul Barzanji, Al-Isha‘ah li-Ashrat as-Sa‘ah, p. 166)</text:span></text:p>
      <text:p text:style-name="P36">...in his time nobody will be awoken out of sleep and nobody’s nose will bleed. </text:p>
      <text:p text:style-name="P34">(al-Haythami, Al-Qawl al-Mukhtasar, p. 42)</text:p>
      <text:p text:style-name="P136"/>
      <text:h text:style-name="P144" text:outline-level="1">THE MAHDI WILL BRING OUT TRUE </text:h>
      <text:h text:style-name="P144" text:outline-level="1">ISLAMIC MORAL VALUES</text:h>
      <text:p text:style-name="P141"><text:span text:style-name="T20">The hadiths reveal that the Mahdi will do away with all superstitions and practices that have been added on to Islam. As we learn from the hadith</text:span><text:span text:style-name="T30">“He will govern people with the Sunnah of the Prophet (saas),” </text:span><text:span text:style-name="T20">he will adhere to our Prophet’s (saas) path and, just as in his day, will be a means by which religious moral values are truly lived.</text:span></text:p>
      <text:p text:style-name="P141"><text:span text:style-name="T34">He [the Mahdi] will practice the religion just as [it was practiced] in the time of Our Prophet</text:span><text:span text:style-name="T30">. He will eliminate the sects from the face of Earth. No sect, except for the original true religion, will remain. </text:span></text:p>
      <text:p text:style-name="P129">(Barzanji, Al-Isha‘ah, pp. 186-87)</text:p>
      <text:p text:style-name="P141"><text:span text:style-name="T34">The Mahdi will leave no heresy.</text:span><text:span text:style-name="T30"> </text:span></text:p>
      <text:p text:style-name="P129">(al-Haythami, Al-Qawl al-Mukhtasar, p. 43)</text:p>
      <text:p text:style-name="P150"><text:span text:style-name="T27">The Mahdi will leave no heresy uneradicated. </text:span><text:span text:style-name="T21">He will fulfill religious obligations in the End Times just as [they were fulfilled] in the time of the Prophet (saas)</text:span><text:span text:style-name="T27">. </text:span></text:p>
      <text:p text:style-name="P150"><text:span text:style-name="T21">(Barzanji, Al-Isha</text:span><text:span text:style-name="T38">‘</text:span><text:span text:style-name="T21">ah, p. 163)</text:span></text:p>
      <text:p text:style-name="P34"><text:soft-page-break/>Just as our Prophet upheld Islam at the beginning, the Mahdi will uphold Islam at the end. (al-Haythami, Al-Qawl al-Mukhtasar, 27)</text:p>
      <text:p text:style-name="P154"/>
      <text:h text:style-name="P144" text:outline-level="1">THE MAHDI ’S SPIRITUAL CONQUEST </text:h>
      <text:h text:style-name="P144" text:outline-level="1">OF ISTANBUL</text:h>
      <text:p text:style-name="P101"><text:span text:style-name="T35">Allah will conquer Constantinople (Istanbul) for the people of His most loved friends</text:span><text:span text:style-name="T32">… He will remove illness and tribulation from them. (Signs of the Judgment Day, p. 181)</text:span></text:p>
      <text:p text:style-name="P101"><text:span text:style-name="T32">Lands will follow his commands. </text:span><text:span text:style-name="T35">Allah will favor him with the conquest of Constantinople. </text:span><text:span text:style-name="T32">(Al-Muttaqi al-Hindi, Al-Burhan fi Alamat al-Mahdi, p. 56)</text:span></text:p>
      <text:p text:style-name="P101"><text:span text:style-name="T32">Many scholars from various lands will set out, unaware of one another, to seek the Mahdi, and up to 310 will accompany each one of them. They will all finally meet in Makkah. When they ask one another why they have come, they will answer: “</text:span><text:span text:style-name="T35">We seek the Mahdi, </text:span><text:span text:style-name="T32">who will put an end to strife </text:span><text:span text:style-name="T35">and capture Constantinople, </text:span><text:span text:style-name="T32">because we have learned the names of his father, his mother, and his army.”</text:span></text:p>
      <text:p text:style-name="P82"><text:span text:style-name="T106"><text:s/></text:span>(Ibid., p. 40)</text:p>
      <text:p text:style-name="P85">The Mahdi will conquer Constantinople and Mount Daylam.</text:p>
      <text:p text:style-name="P100"><text:span text:style-name="T36"><text:s/></text:span><text:span text:style-name="T32">(al-Haythami, Al-Qawl al-Mukhtasar, p. 27)</text:span></text:p>
      <text:p text:style-name="P100"><text:span text:style-name="T32">When no time is left in the world, or even a single day remains, Allah will extend that day so that one of my [Muhammad’s] line may </text:span><text:span text:style-name="T35">become lord of Mount Daylam and Constantinople </text:span><text:span text:style-name="T32">on that day. </text:span></text:p>
      <text:p text:style-name="P81">(Al-Muttaqi al-Hindi, Al-Burhan fi Alamat al-Mahdi, p. 74)</text:p>
      <text:p text:style-name="P127"/>
      <text:h text:style-name="P144" text:outline-level="1">THE MAHDI WILL APPEAR WHEN </text:h>
      <text:h text:style-name="P144" text:outline-level="1">THERE IS NO CALIPH</text:h>
      <text:p text:style-name="P132">He will come, when no caliph remains, to write his name in the world.</text:p>
      <text:p text:style-name="P141"><text:span text:style-name="T20">(</text:span><text:span text:style-name="T30">al-Haythami, Al-Qawl al-Mukhtasar, p. 54)</text:span></text:p>
      <text:p text:style-name="P31"><text:span text:style-name="T128">The year in which he will emerge, people will perform hajj together and </text:span><text:span text:style-name="T129">gather without an imam.</text:span><text:span text:style-name="T128"> </text:span></text:p>
      <text:p text:style-name="P26">(Narrated by `Amr ibn Shu`ayb, al-Hakim, and Nu`aym ibn Hammad) </text:p>
      <text:p text:style-name="P150"><text:span text:style-name="T27">... people make pilgrimage without an imam leading them.</text:span><text:span text:style-name="T21"> </text:span></text:p>
      <text:p text:style-name="P154">(Al-Muttaqi al-Hindi, Al-Burhan fi `Alamat al-Mahdi, p. 35)</text:p>
      <text:p text:style-name="P154"/>
      <text:h text:style-name="P144" text:outline-level="1">THE MAHDI’S BANNER</text:h>
      <text:p text:style-name="P126">The Mahdi’s banner will be our Prophet’s (saas) banner:</text:p>
      <text:p text:style-name="P141"><text:span text:style-name="T34">He will emerge with the Prophet’s (saas) woolen banner. </text:span><text:span text:style-name="T30">This banner is four-cornered and unstitched, black, and has a halo on it. </text:span><text:span text:style-name="T34">Unopened since the Prophet’s (saas) death, it will be unfurled when the Mahdi appears. </text:span></text:p>
      <text:p text:style-name="P129"><text:soft-page-break/>(al-Suyuti, Portents of the Mahdi, p. 22)</text:p>
      <text:p text:style-name="P126">Other hadiths describe the Mahdi’s banner’s features: </text:p>
      <text:p text:style-name="P100"><text:span text:style-name="T32">It is certain that in the end times, an individual called the Mahdi will come from the furthest part of the land of the Maghrib. Helpers will walk for forty miles before him. His</text:span><text:span text:style-name="T35"> banners are white and yellow, features stripes, and bear the great name of Allah. No unit under his banner can be defeated</text:span><text:span text:style-name="T32">.</text:span></text:p>
      <text:p text:style-name="P81"><text:span text:style-name="T106"><text:s/></text:span>(Mukhtasar Tazkirah al-Qurtubi, p. 438)</text:p>
      <text:p text:style-name="P132">“Allegiance is to Allah” is written on the Mahdi’s banner. </text:p>
      <text:p text:style-name="P129">(al-Suyuti, Portents of the Mahdi, p. 65)</text:p>
      <text:p text:style-name="P141"><text:span text:style-name="T20">As well as his banner, hadiths also draw attention to the city that he will conquer and plant his banner in Constantinople (present-day Istanbul): </text:span></text:p>
      <text:p text:style-name="P141"><text:span text:style-name="T34">During the capture of Constantinople, the Mahdi will plant a banner</text:span><text:span text:style-name="T30"> while performing ablutions for the morning prayer. The sea will divide into two, the water will move away from him, and he will follow the path thus opened up to the other shore.</text:span></text:p>
      <text:p text:style-name="P129"><text:s/>(al-Haythami, Al-Qawl al-Mukhtasar, p. 57)</text:p>
      <text:p text:style-name="P137"/>
      <text:p text:style-name="P143">THE MAHDI’S WORKS WILL CONTAIN </text:p>
      <text:p text:style-name="P143">NO SHAME OR CRUELTY </text:p>
      <text:p text:style-name="P100"><text:span text:style-name="T32">I find the Mahdi in the books of the prophets as follows: </text:span><text:span text:style-name="T35">Neither cruelty nor shame will exist in the Mahdi’s practices.</text:span></text:p>
      <text:p text:style-name="P81">(al-Suyuti, Portents of the Mahdi, p. 21)</text:p>
      <text:p text:style-name="P127"/>
      <text:p text:style-name="P143">THE MAHDI WILL RULE THE WORLD, </text:p>
      <text:p text:style-name="P143">JUST LIKE DHU’L QARNAYN (AS) AND </text:p>
      <text:p text:style-name="P143">THE PROPHET SULAYMAN (AS)</text:p>
      <text:p text:style-name="P141"><text:span text:style-name="T20">The Qur’an reveals that Dhu’l Qarnayn (as) and Prophet Sulayman (as) caused Islamic moral values to prevail throughout the world. The hadiths reveal that, just like these two prophets, the Mahdi will do the same: </text:span></text:p>
      <text:p text:style-name="P123">The Mahdi will rule Earth, just like Dhu'l-Qarnayn (as) and Prophet Sulayman (as).</text:p>
      <text:p text:style-name="P122"><text:s/>(al-Haythami, Al-Qawl al-Mukhtasar, p. 30)</text:p>
      <text:p text:style-name="P141"><text:span text:style-name="T30">Four people became kings on Earth. Two are believers, two are unbelievers. The believers are </text:span><text:span text:style-name="T123">Dhu'l-Qarnayn (as)</text:span><text:span text:style-name="T30"> and Prophet Sulayman (as); the unbelievers are Nimrod and Bakhtinasr (Nebuchadnezzar). </text:span><text:span text:style-name="T34">One from the people of my house (the Mahdi) will come as the fifth, and he will be king on Earth. </text:span></text:p>
      <text:p text:style-name="P129">(al-Muttaqi al-Hindi, Al-Burhan fi `Alamat al-Mahdi, p. 10)</text:p>
      <text:p text:style-name="P122"/>
      <text:p text:style-name="P143">THE BOOKS REVEALED TO THE PROPHETS </text:p>
      <text:p text:style-name="P143"><text:soft-page-break/>DESCRIBE THE MAHDI’S FEATURES</text:p>
      <text:p text:style-name="P126">The Torah and the Bible contain information about the Mahdi’s features and the portents of his coming. For example:</text:p>
      <text:p text:style-name="P141"><text:span text:style-name="T30">“</text:span><text:span text:style-name="T34">I find the Mahdi in the books of the Prophets,</text:span><text:span text:style-name="T30"> as follows: Neither cruelty nor shame exist in the Mahdi’s practices.” </text:span></text:p>
      <text:p text:style-name="P129">(al-Haythami, Al-Qawl al-Mukhtasar, p. 47)</text:p>
      <text:p text:style-name="P126">One verse that refers figuratively to the subject reads: </text:p>
      <text:p text:style-name="P109"><text:span text:style-name="T27">We wrote down in the Zabur, after the Reminder came: “It is My righteous servants whowill inherit Earth.” (Surat </text:span><text:span text:style-name="T8">al-Anbiya’, </text:span><text:span text:style-name="T27">105)</text:span></text:p>
      <text:p text:style-name="P136"/>
      <text:p text:style-name="P126">Islamic scholars interpret this verse as follows:</text:p>
      <text:p text:style-name="P129">It is reported from Imam Baqir and Sadiq that “the RIGHTEOUS SERVANTS here are THE MAHDI AND HIS COMPANIONS.” (al-Hussayni al-Shirazi, p. 113)</text:p>
      <text:p text:style-name="P126">In the Old and New Testaments we find the following information:</text:p>
      <text:p text:style-name="P25"><text:span text:style-name="T136">A shoot will come up from the stump of Jesse; from his roots a Branch will bear fruit. The Spirit of the LORD will rest on him the Spirit of wisdom and of understanding, the Spirit of counsel and of power, the Spirit of knowledge and of the fear of the LORD and he will delight in the fear of the LORD. He will not judge by what he sees with his eyes, or decide by what he hears with his ears; but with righteousness he will judge the needy, with justice he will give decisions for the poor of the earth. He will strike the earth with the rod of his mouth; with the breath of his lips he will slay the wicked. Righteousness will be his belt and faithfulness the sash around his waist. The wolf will live with the lamb, the leopard will lie down with the goat, the calf and the lion and the yearling [</text:span><text:a xlink:type="simple" xlink:href="http://www.biblegateway.com/passage/?book_id=29&amp;chapter=11&amp;version=31#fen-NIV-17891a" text:style-name="Internet_20_link" text:visited-style-name="Visited_20_Internet_20_Link">a</text:a><text:span text:style-name="T136">] together; and a little child will lead them. The cow will feed with the bear, their young will lie down together, and the lion will eat straw like the ox. The infant will play near the hole of the cobra, and the young child put his hand into the viper's nest. They will neither harm nor destroy on all my holy mountain, for the earth will be full of the knowledge of the LORD as the waters cover the sea. (Isaiah, 11:1-9)</text:span></text:p>
      <text:p text:style-name="P25"><text:span text:style-name="T136">In love a throne will be established; in faithfulness a man will sit on it one from the house [</text:span><text:a xlink:type="simple" xlink:href="http://www.biblegateway.com/passage/?book_id=29&amp;chapter=16&amp;version=31#fen-NIV-17975a" text:style-name="Internet_20_link" text:visited-style-name="Visited_20_Internet_20_Link">a</text:a><text:span text:style-name="T136">] of David one who in judging seeks justice and speeds the cause of righteousness. (Isaiah, 16: 5)</text:span></text:p>
      <text:p text:style-name="P126">… When you hear of wars and rumors of wars, do not be alarmed. Such things must happen, but the end is still to come. Nation will rise against nation, and kingdom against kingdom. There will be earthquakes in various places, and famines. These are the beginning of birth pains. (Mark, 13:5-8)</text:p>
      <text:p text:style-name="P126"/>
      <text:h text:style-name="P144" text:outline-level="1">ANGELS WILL HELP THE MAHDI</text:h>
      <text:p text:style-name="P141"><text:span text:style-name="T30">His commanders are the most auspicious of men. His helpers will be from Yemen and Damascus. </text:span><text:span text:style-name="T34">Jibrail will be before them, and Mikhail behind. </text:span><text:span text:style-name="T30">The world will be filled with security, and a few women will even be able to go on the Hajj (pilgrimage) with no men beside them.</text:span></text:p>
      <text:p text:style-name="P129"><text:s/>(al-Haythami, Al-Qawl al-Mukhtasar, p. 47)</text:p>
      <text:p text:style-name="P132">Allah will support him with three thousand angels.</text:p>
      <text:p text:style-name="P141"><text:span text:style-name="T34"><text:s/></text:span><text:span text:style-name="T30">(Ibid., p. 41)</text:span></text:p>
      <text:p text:style-name="P126"><text:soft-page-break/>The hadith states that the angels Jibrail and Mikhail will be among his assistants. By the will of Allah, angels will help him.</text:p>
      <text:p text:style-name="P126">The Qur’an reveals that angels assist true believers. For example, Allah supported our Prophet (saas) and the community of believers with angels: </text:p>
      <text:p text:style-name="P24">... and when your Lord revealed to the angels: “I am with you, so make those who believe firm.” (Surat al-Anfal, 12)</text:p>
      <text:p text:style-name="P20"/>
      <text:p text:style-name="P20">... and when you asked the believers: “Is it not enough for you that your Lord reinforced you with three thousand angels, sent down?” (Surah Al ‘Imran, 124)</text:p>
      <text:p text:style-name="P127"/>
      <text:h text:style-name="P144" text:outline-level="1">HOW SOME PEOPLE PREPARE THE WAY </text:h>
      <text:h text:style-name="P144" text:outline-level="1">FOR THE MAHDI</text:h>
      <text:p text:style-name="P85">Some people will come from the east and prepare the Mahdi’s sultanate.</text:p>
      <text:p text:style-name="P100"><text:span text:style-name="T36"><text:s/></text:span><text:span text:style-name="T32">(al-Haythami, Al-Qawl al-Mukhtasar, p. 21)</text:span></text:p>
      <text:p text:style-name="P85">A community will emerge from the east and assist the Mahdi’s sultanate. </text:p>
      <text:p text:style-name="P81">(al-Suyuti, Portents of the Mahdi, p. 60)</text:p>
      <text:p text:style-name="P100"><text:span text:style-name="T32">They will descend to Jerusalem and </text:span><text:span text:style-name="T35">prepare the sultanate for the Mahdi . </text:span></text:p>
      <text:p text:style-name="P81">(Ibid., p. 47)</text:p>
      <text:p text:style-name="P136"/>
      <text:h text:style-name="P144" text:outline-level="1">THE COMPANIONS OF THE CAVE WILL HELP HIM</text:h>
      <text:h text:style-name="P32" text:outline-level="1"><text:span text:style-name="T27">The Companions of the Cave will be the Mahdi’s helpmates</text:span><text:span text:style-name="T21">. </text:span></text:h>
      <text:h text:style-name="P32" text:outline-level="1"><text:span text:style-name="T21">(Al-Muttaqi al-Hindi</text:span><text:span text:style-name="T38">, Al-Burhan fi Alamat al-Mahdi, p. 59)</text:span></text:h>
      <text:p text:style-name="P127"/>
      <text:h text:style-name="P144" text:outline-level="1">THE MAHDI WILL EXPEDITE HIS ACTIVITIES</text:h>
      <text:p text:style-name="P141"><text:span text:style-name="T30">This will endure for seven years. </text:span><text:span text:style-name="T34">But every year of his will cost you twenty years.</text:span></text:p>
      <text:p text:style-name="P141"><text:span text:style-name="T34"><text:s/></text:span><text:span text:style-name="T20">(</text:span><text:span text:style-name="T30">al-Haythami, Al-Qawl al-Mukhtasar, p. 44)</text:span></text:p>
      <text:p text:style-name="P126">The hadiths reveal that one year for the Mahdi will be the equivalent of 20 years for human beings. He will accomplish quickly that which it took people long years to achieve. He will find and implement very rapid, rational, wise, and permanent solutions to all problems.</text:p>
      <text:p text:style-name="P126"/>
      <text:h text:style-name="P144" text:outline-level="1">THE MAHDI’S LOVE OF PLANTS AND ANIMALS</text:h>
      <text:h text:style-name="P32" text:outline-level="1"><text:span text:style-name="T21">When the Mahdi plants </text:span><text:span text:style-name="T27">a dry tree, it will immediately grow green and give forth leaves.</text:span></text:h>
      <text:h text:style-name="P35" text:outline-level="1">(Ibid., p. 43)</text:h>
      <text:h text:style-name="P32" text:outline-level="1"><text:span text:style-name="T21">The Mahdi </text:span><text:span text:style-name="T27">will plant a dry tree, and it will give forth leaves and grow green</text:span><text:span text:style-name="T21">.</text:span></text:h>
      <text:h text:style-name="P32" text:outline-level="1"><text:span text:style-name="T21"><text:s/>(Al-Muttaqi al-Hindi</text:span><text:span text:style-name="T38">, </text:span><text:span text:style-name="T21">Al-Burhan fi Alamat al-Mahdi, p. 67)</text:span></text:h>
      <text:p text:style-name="P126">He will also take an interest in animals, and they will love him: </text:p>
      <text:p text:style-name="P141"><text:span text:style-name="T34">When the Mahdi points to a flying bird, it will immediately fall to the ground by his command. </text:span><text:span text:style-name="T30">When he plants a dry tree, it will immediately flourish and put forth leaves.</text:span></text:p>
      <text:p text:style-name="P129"><text:soft-page-break/><text:s/>(al-Haythami, Al-Qawl al-Mukhtasar, p. 43)</text:p>
      <text:p text:style-name="P129"/>
      <text:p text:style-name="P141"><text:span text:style-name="T34">The people of Earth and sky, all wild animals, birds, and even the fish in the sea will approve of his rule.</text:span><text:span text:style-name="T30"> (Ibid., p. 31)</text:span></text:p>
      <text:p text:style-name="P129"/>
      <text:h text:style-name="P145" text:outline-level="1">SIGNS IN HADITHS POINTING TO </text:h>
      <text:h text:style-name="P144" text:outline-level="1">THE YEARS 1997 AND 1999</text:h>
      <text:p text:style-name="P126">One hadith dealing with the signs of the Mahdi’s coming draws our attention to the years 1997 and 1999: </text:p>
      <text:p text:style-name="P141"><text:span text:style-name="T30">Until the 95</text:span><text:span text:style-name="T131">th</text:span><text:span text:style-name="T30"> year, people will have possessions, in other words, things will go well. Their goods will decline in the 97</text:span><text:span text:style-name="T131">th</text:span><text:span text:style-name="T30"> and 99</text:span><text:span text:style-name="T131">th</text:span><text:span text:style-name="T30"> years…</text:span></text:p>
      <text:p text:style-name="P129"><text:s/>(Ibid., p. 54)</text:p>
      <text:p text:style-name="P141"><text:span text:style-name="T20">It is likely that the expression “the 95</text:span><text:span text:style-name="T132">th</text:span><text:span text:style-name="T20"> year” refers to 1995. Up until then, people enjoyed lives of relative well-being and conditions had not yet become that difficult. After that, however, a number of problems began raising their heads. Various political difficulties were experienced in 1997. In 1999, the earthquakes in the Marmara region and all across Turkey led to the greatest loss of life and property.</text:span></text:p>
      <text:p text:style-name="P126"/>
      <text:h text:style-name="P144" text:outline-level="1">THE MAHDI’S WISDOM AND </text:h>
      <text:h text:style-name="P144" text:outline-level="1">POWER OF COMPREHENSION</text:h>
      <text:p text:style-name="P126">The hadiths reveal that Allah has bestowed a special power upon the Mahdi: </text:p>
      <text:p text:style-name="P82">He is called the Mahdi because he has a secret power that cannot be known by anyone.</text:p>
      <text:p text:style-name="P82"><text:span text:style-name="T106"><text:s/></text:span>(Al-Muttaqi al-Hindi, Al-Burhan fi Alamat al-Mahdi)</text:p>
      <text:p text:style-name="P126">Ibn al-Arabi lists nine of his main attributes:</text:p>
      <text:p text:style-name="P129">1. He has foresight,</text:p>
      <text:p text:style-name="P129">2. He understands the Book,</text:p>
      <text:p text:style-name="P129">3. He knows the meaning of its verses,</text:p>
      <text:p text:style-name="P129">4. He knows the states and actions of those he will appoint,</text:p>
      <text:p text:style-name="P129">5. He will still be compassionate and just even when angered,</text:p>
      <text:p text:style-name="P129">6. He knows the classes of beings,</text:p>
      <text:p text:style-name="P129">7. He knows the intricate aspects of affairs</text:p>
      <text:p text:style-name="P129">A leader who is aware of such things can make no mistakes in his commands. The Mahdi knows how to avoid mistakes because of his comparative knowledge, for his decisions will be directly inspired. In other words, he will rule with the law brought by Prophet Muhammed (saas). For these reasons, our Prophet (saas) said of him: “He will follow my trace and not fall into error.” From this we can see that the Mahdi will implement the Shari`ah, rather than making his own.</text:p>
      <text:p text:style-name="P129"><text:s/>8. He has a sound understanding of people’s needs</text:p>
      <text:p text:style-name="P129">Since Allah has chosen him, above all other people, to see to all their needs, his behavior and deeds, just like those of a true leader, must be in the peoples’ interests, rather than his own… A leader who engages in activities that are contrary to the public interest and who does not act on their behalf must be removed from office, because there is no longer any difference between him and other people.</text:p>
      <text:p text:style-name="P141"><text:soft-page-break/><text:span text:style-name="T30">9. The manifestation of secret things in his time, which will enable him to resolve all problems that may arise</text:span><text:span text:style-name="T20">. </text:span></text:p>
      <text:p text:style-name="P129">(Signs of the Judgment Day, p. 189)</text:p>
      <text:p text:style-name="P129"/>
      <text:h text:style-name="P144" text:outline-level="1">THE MAHDI WILL BE THE MOST AUSPICIOUS </text:h>
      <text:h text:style-name="P144" text:outline-level="1">PERSON OF HIS TIME</text:h>
      <text:p text:style-name="P31"><text:span text:style-name="T21">Join that person </text:span><text:span text:style-name="T27">who is the best of Muhammad’s nation</text:span><text:span text:style-name="T21"> and who is your protector that clears up the difficulties for you... He is the Mahdi.” </text:span></text:p>
      <text:p text:style-name="P34">(Al-Muttaqi al-Hindi, Al-Burhan fi Alamat al-Mahdi, p. 57)</text:p>
      <text:p text:style-name="P31"><text:span text:style-name="T21">He will be </text:span><text:span text:style-name="T27">the best person on Earth of his time</text:span><text:span text:style-name="T21">.</text:span></text:p>
      <text:p text:style-name="P34">(Ibn Hajar al-Haythami, Al-Qawl al-Mukhtasar, p. 27)</text:p>
      <text:p text:style-name="P31"><text:span text:style-name="T27">The Mahdi is the best person </text:span><text:span text:style-name="T21">(of his time).</text:span><text:span text:style-name="T27"> </text:span></text:p>
      <text:p text:style-name="P34">(Al-Muttaqi al-Hindi, Al-Burhan fi Alamat al-Mahdi, p. 58)</text:p>
      <text:p text:style-name="P128"/>
      <text:h text:style-name="P144" text:outline-level="1">THE MAHDI APPEARS WITH THE SACRED TRUSTS</text:h>
      <text:p text:style-name="P85">The Mahdi will appear in the evening with our Prophet’s (saas) banner, shirt, sword, signs, light, and pleasant expression. </text:p>
      <text:p text:style-name="P81">(`Ali al-Qari, `Ali b. al-Sultan Muhammad al-Harawi, al-Hanafi, “Risaletul Mesreb )</text:p>
      <text:p text:style-name="P85">He will bring forth the Holy Land’s treasures, the Ark of the Covenant, the table of the people of Israel, the tablets of the [Ten] Commandments, the jacket of Prophet Adam (as), the staff of Prophet Sulayman’s (as) pulpit, and the milk-white gloves sent by Allah to the People of Israel.</text:p>
      <text:p text:style-name="P100"><text:span text:style-name="T36"><text:s/></text:span><text:span text:style-name="T32">(al-Haythami, Al-Qawl al-Mukhtasar, p. 33)</text:span></text:p>
      <text:p text:style-name="P136"/>
      <text:h text:style-name="P142" text:outline-level="1"><text:span text:style-name="T109">THE MAHDI WILL BE FAR FROM PEOPLE’S EYES</text:span></text:h>
      <text:p text:style-name="P141"><text:span text:style-name="T30">At night he will be busy with prayer, </text:span><text:span text:style-name="T34">his days will be hidden…</text:span></text:p>
      <text:p text:style-name="P141"><text:span text:style-name="T34"><text:s/></text:span><text:span text:style-name="T123">(Al-Uqayli, Al-Najm al-Saqib)</text:span></text:p>
      <text:p text:style-name="P122"/>
      <text:h text:style-name="P144" text:outline-level="1">THE MAHDI WILL ENCOUNTER TROUBLES </text:h>
      <text:h text:style-name="P144" text:outline-level="1">AND DIFFICULTIES</text:h>
      <text:p text:style-name="P141"><text:span text:style-name="T20">All of the prophets and messengers sent</text:span><text:span text:style-name="T26"> </text:span><text:span text:style-name="T20">to warn and call the unbelievers to the true path were rejected by their people and exposed to various attacks and slanders. The Mahdi will also encounter such things. (Allah knows the truth):</text:span></text:p>
      <text:p text:style-name="P101"><text:span text:style-name="T32">“The Mahdi is from one of us, from the Family of my House…” The Messenger of Allah (saas) said: ‘We are such a household that Allah has preferred the Hereafter to the world for us. </text:span><text:span text:style-name="T35">The Family of my House will surely suffer tribulations, be kidnapped, and exiled after me. </text:span><text:soft-page-break/><text:span text:style-name="T35">The Family of my House will encounter trials and tribulations and be exposed to violence.</text:span><text:span text:style-name="T32">’” </text:span></text:p>
      <text:p text:style-name="P82">(al-Muttaqi al-Hindi, Al-Burhan fi Alamat al-Mahdi, p. 14)</text:p>
      <text:p text:style-name="P126">Our Prophet (saas) refers to this state of affairs in the following hadith: </text:p>
      <text:p text:style-name="P141"><text:span text:style-name="T30">The Mahdi will emerge with the Messenger’s (saas) banner when people suffer tribulations one after the other and have given up the hope of his emergence. He will pray two prayer cycles and then go to them and say: </text:span><text:span text:style-name="T34">“O people, continuous trials came to the nation of Muhammad (saas), especially to the Family of his House, and we have been conquered and wronged.”</text:span><text:span text:style-name="T30"> </text:span></text:p>
      <text:p text:style-name="P141"><text:span text:style-name="T30">(Ibid., p. 55)</text:span></text:p>
      <text:p text:style-name="P126">One hadith reveals that the Mahdi will conquer Istanbul, and his assistants will face various difficulties before that conquest and later defeat them: </text:p>
      <text:p text:style-name="P101"><text:span text:style-name="T32">Allah will conquer Constantinople (Istanbul) for the people of His most loved friends… </text:span><text:span text:style-name="T35">He will remove illness and tribulation from them</text:span><text:span text:style-name="T32">. </text:span></text:p>
      <text:p text:style-name="P82">(Signs of the Judgment Day, p. 181)</text:p>
      <text:p text:style-name="P126">In the Qur’an, Allah has reveals that many prophets and messengers were rejected by their peoples, accused of being crazy or sorcerers, and were subjected to many assaults and great oppression. But they remained patient in the face of these attacks and responded in the finest possible manner.</text:p>
      <text:p text:style-name="P20"/>
      <text:p text:style-name="P20">Messengers before you were also denied… (Surat al-An‘am, 34)</text:p>
      <text:p text:style-name="P89"/>
      <text:p text:style-name="P89">We will be steadfast, no matter how much you harm us… (Surah Ibrahim, 12)</text:p>
      <text:p text:style-name="P19"/>
      <text:p text:style-name="P20">But then they turned away from him and said: “He is an instructed madman!” (Surat ad-Dukhan, 14)</text:p>
      <text:p text:style-name="P94"/>
      <text:p text:style-name="P100"><text:span text:style-name="T27">Equally, no messenger came to those before them without their saying: “A magician or a madman!” (Surat </text:span><text:span text:style-name="T8">adh-Dhariyat, </text:span><text:span text:style-name="T27">52)</text:span></text:p>
      <text:p text:style-name="P87"/>
      <text:p text:style-name="P87">But he turned away with his forces, saying: “A magician or a madman!” (Surah ash-Shu‘ara’, 39)</text:p>
      <text:p text:style-name="P95"/>
      <text:p text:style-name="P100"><text:span text:style-name="T49">He </text:span><text:span text:style-name="T27">(Pharaoh) said: “If you take any deity other than me, I will certainly throw you into prison.” (Surah ash-Shu‘ara’, 29)</text:span></text:p>
      <text:p text:style-name="P87"><text:soft-page-break/></text:p>
      <text:p text:style-name="P87">O you who believe! Do not be like those who abused Musa. (Surah al-Ahzab, 69)</text:p>
      <text:p text:style-name="P89"/>
      <text:p text:style-name="P89">They said: “Build a pyre for him and fling him into the blaze!” (Surah as-Saffat, 97)</text:p>
      <text:p text:style-name="P22"/>
      <text:p text:style-name="P23"><text:span text:style-name="T50">Then, after they had seen the Signs, they thought that they should still imprison him for a time. (</text:span><text:span text:style-name="T21">Surah Yusuf, </text:span><text:span text:style-name="T50">35)</text:span></text:p>
      <text:p text:style-name="P140"/>
      <text:p text:style-name="P137">Those who do not believe all but strike you down with their evil looks when they hear the Reminder and say: “He is quite mad.” (Surah al-Qalam, 51)</text:p>
      <text:p text:style-name="P137"/>
      <text:h text:style-name="P144" text:outline-level="1">THE MAHDI WILL BRING THE ARK </text:h>
      <text:h text:style-name="P144" text:outline-level="1">OF THE COVENANT TO LIGHT</text:h>
      <text:p text:style-name="P141"><text:span text:style-name="T34">He will bring the Ark (the chest containing sacred trusts) to light </text:span><text:span text:style-name="T30">from a place called Antioch. </text:span></text:p>
      <text:p text:style-name="P129">(Jalal al-Din al-Suyuti, Al-Hawi li al-Fatawa, II. 82)</text:p>
      <text:p text:style-name="P85">He will bring forth the Ark of the Covenant from the cave of Antioch. </text:p>
      <text:p text:style-name="P81">(Nu`aym ibn Hammad, Kitab al-Fitan)</text:p>
      <text:p text:style-name="P141"><text:span text:style-name="T30">The Mahdi </text:span><text:span text:style-name="T34">will bring forth the Ark of the Covenant from the cave of Antioch. </text:span></text:p>
      <text:p text:style-name="P141"><text:span text:style-name="T31">(</text:span><text:span text:style-name="T30">al-Haythami, Al-Qawl al-Mukhtasar, p. 54)</text:span></text:p>
      <text:h text:style-name="P139" text:outline-level="1"/>
      <text:h text:style-name="P144" text:outline-level="1">THE MAHDI WILL BE A MEANS WHEREBY </text:h>
      <text:h text:style-name="P144" text:outline-level="1">PEOPLE ENJOY ABUNDANCE</text:h>
      <text:p text:style-name="P141"><text:span text:style-name="T30">Everyone who goes there (near the Mahdi)</text:span><text:span text:style-name="T34"> will enjoy the divine plenty</text:span><text:span text:style-name="T30">.</text:span></text:p>
      <text:p text:style-name="P129"><text:s/>(Ibid., p. 26)</text:p>
      <text:h text:style-name="P133" text:outline-level="1"/>
      <text:h text:style-name="P144" text:outline-level="1">HE WILL KNOW THE SECRETS OF SIFR (ABJAD)</text:h>
      <text:p text:style-name="P141"><text:span text:style-name="T20">The Mahdi will also know numerological calculations and the secrets thereof. In his work </text:span><text:span text:style-name="T30">Mevzuatu’l-Ulum</text:span><text:span text:style-name="T20">, (Vol. 11, p. 246) Taskopruluzade Ahmet Efendi records how he will have this knowledge: </text:span></text:p>
      <text:p text:style-name="P82">Some said that this book of valuable knowledge is subject to the Mahdi’s appearance, who will come at the End of Time, and he will understand the knowledge of sifr and its secrets. This knowledge has existed since the time before books of the prophets. </text:p>
      <text:p text:style-name="P82">(Taskopruluzade Ahmet Efendi, Mahdilik ve Imamiye [Mahdism and Imam Mahdi], p. 252)</text:p>
      <text:p text:style-name="P134"/>
      <text:h text:style-name="P144" text:outline-level="1"><text:soft-page-break/>OBSERVATION AND SURVEILLANCE </text:h>
      <text:h text:style-name="P144" text:outline-level="1">OF THE MAHDI </text:h>
      <text:p text:style-name="P129">When the Dajjal appears, a man (the Mahdi) of the believers will oppose him. Many armed men watching in the Dajjal’s centers will oppose him.</text:p>
      <text:p text:style-name="P129"><text:s/>(Mahdilik ve Imamiye (Ibid., p. 37; Sahih Muslim, c. 11, p. 393) </text:p>
      <text:p text:style-name="P126">The hadith’s beginning reveals that the Mahdi will be observed and followed by the Dajjal’s armed men. We learn from the Qur’an that in earlier times, certain prophets who struggled on Allah’s path were also watched and that their enemies sought to control them by this means:</text:p>
      <text:p text:style-name="P87"/>
      <text:p text:style-name="P100"><text:span text:style-name="T27">He is nothing but a man possessed, so wait a while and see what happens to him. (Surah </text:span><text:span text:style-name="T8">Al-Muminun, </text:span><text:span text:style-name="T27">25)</text:span></text:p>
      <text:p text:style-name="P136"/>
      <text:h text:style-name="P144" text:outline-level="1">THE MAHDI WILL ENCOUNTER </text:h>
      <text:h text:style-name="P144" text:outline-level="1">NEGATIVE PROPAGANDA </text:h>
      <text:p text:style-name="P126">In one hadith our Prophet (saas) indicates that all the oppression and the attacks against the Mahdi will merely further strengthen the him:</text:p>
      <text:p text:style-name="P101"><text:span text:style-name="T32">When the believer [the Mahdi] sees the Dajjal, he will say “O people! This is the Dajjal spoken of by the Messenger of Allah.” The Dajjal will immediately issue commands regarding him and will make him lay flat on his belly and cry, “Injure him.” </text:span><text:span text:style-name="T35">But that individual’s back and belly will be broadened by the blows.</text:span><text:span text:style-name="T32"> Then the Dajjal will seize him by his two hands and feet and cast him away. People will imagine the Dajjal has thrown him into the fire</text:span><text:span text:style-name="T35">. But he will have been cast into a garden of Paradise.</text:span></text:p>
      <text:p text:style-name="P82">(Mehdilik ve Imamiye [Mahdism and Imamism], Ibrahim Suleymanoglu, p. 40)</text:p>
      <text:p text:style-name="P141"><text:span text:style-name="T20">This hadith states that the Mahdi will be “broadened by being beaten on his back and stomach.” In reference to this, the author of </text:span><text:span text:style-name="T30">Mahdism and Imam Mahdi </text:span><text:span text:style-name="T20">says: “The Mahdi’s fame is constantly announced and spread.” Yet since it is the Dajjal’s supporters who will do this, we may say that the propaganda will be intended to tarnish the Mahdi's reputation. The enemies of Islam at the time of our Prophet (saas) used poets, the publishing organs of the period, to denigrate him. These poets behaved arrogantly toward him at fairs and markets, accusing him of madness and sorcery. In the end times, too, the Dajjal’s supporters will defame the Mahdi and seek to damage his reputation in the public eye.</text:span></text:p>
      <text:p text:style-name="P126">The hadiths describe how the Mahdi’s early years will be full of struggles, troubles, and difficulties. The “Golden Age” belongs to his final years, for only then will the Mahdi and Muslims achieve comfort, security, and plenty and lead lives based on love, peace, and unity.</text:p>
      <text:p text:style-name="P126"><text:soft-page-break/></text:p>
      <text:h text:style-name="P144" text:outline-level="1">THE MAHDI WILL HAVE FEW BROTHERS</text:h>
      <text:h text:style-name="P133" text:outline-level="1">“He will have few brothers …”</text:h>
      <text:h text:style-name="P130" text:outline-level="1">(Risalat ul-Mahdi, p. 161)</text:h>
      <text:p text:style-name="P132"/>
      <text:h text:style-name="P144" text:outline-level="1">THE MAHDI WILL DISAPPEAR TWICE</text:h>
      <text:p text:style-name="P141"><text:span text:style-name="T30">Abu Abdullah Hussain ibn Ali reports that the Prophet (saas) said: </text:span><text:span text:style-name="T34">He (the Mahdi) will disappear twice. The first will be so long that some people will say that he is dead. Others will say that he has gone. Neither those who love him nor anyone else will know where he is, only a very close servant will know.</text:span></text:p>
      <text:p text:style-name="P141"><text:span text:style-name="T34"><text:s/></text:span><text:span text:style-name="T31">(</text:span><text:span text:style-name="T30">Al-Muttaqi al-Hindi, Al-Burhan fi Alamat al-Mahdi, )</text:span></text:p>
      <text:p text:style-name="P126"/>
      <text:h text:style-name="P144" text:outline-level="1">THE MAHDI WILL KNOW WHAT IS LAWFUL </text:h>
      <text:h text:style-name="P144" text:outline-level="1">AND WHAT IS UNLAWFUL</text:h>
      <text:p text:style-name="P100"><text:span text:style-name="T32">Hussain was asked: “By what signs will the Mahdi be known?” He replied: “By his ease of heart and dignity, </text:span><text:span text:style-name="T35">by his knowing what is lawful and what is unlawful.” </text:span></text:p>
      <text:p text:style-name="P64">(Fera Idu Fevaidi'l Fiqr Fi'l Imam al-Mahdi al-Muntadhar)</text:p>
      <text:p text:style-name="P124"/>
      <text:h text:style-name="P144" text:outline-level="1">THE MAHDI’S SUPERIOR MORAL VALUES</text:h>
      <text:h text:style-name="P144" text:outline-level="1"/>
      <text:h text:style-name="P144" text:outline-level="1">HIS MORAL VALUES WILL BE SIMILAR TO </text:h>
      <text:h text:style-name="P144" text:outline-level="1">THOSE OF OUR PROPHET (SAAS)</text:h>
      <text:p text:style-name="P150"><text:span text:style-name="T21">The Mahdi is totally submissive to Allah. </text:span><text:span text:style-name="T27">He resembles the Prophet in terms of manners</text:span><text:span text:style-name="T21">. (Barzanji, Al-Isha'ah, p. 163)</text:span></text:p>
      <text:p text:style-name="P132">A son of mine will appear, whose manners will be just as mine.</text:p>
      <text:p text:style-name="P129"><text:s/>(al-Muttaqi al-Hindi, Al-Burhan fi Alamat al-Mahdi,, p. 21)</text:p>
      <text:p text:style-name="P126">Allah describes our Prophet’s (saas) superior moral values:</text:p>
      <text:p text:style-name="P137"/>
      <text:p text:style-name="P137">“And, doubtlessly, you are blessed with a great moral character.” (Surat al-Qalam, 4)</text:p>
      <text:p text:style-name="P90"/>
      <text:p text:style-name="P8">BELIEVERS ADOPT HIS MORAL VIRTUE </text:p>
      <text:p text:style-name="P8">AS A ROLE MODEL</text:p>
      <text:p text:style-name="P34">He attains divine virtue. He receives knowledge of the faith and exemplary moral virtue from Allah. </text:p>
      <text:p text:style-name="P154">(Konavi Risalet-ül Mehdi, p. 161 B)</text:p>
      <text:p text:style-name="P136"/>
      <text:p text:style-name="P126">The Qur’an reveals that our Prophet (saas) is the finest possible role model for true believers:</text:p>
      <text:p text:style-name="P126"/>
      <text:p text:style-name="P141"><text:soft-page-break/><text:span text:style-name="T26">You have an excellent model in the Messenger of Allah, for all who put their hope in Allah and the Last Day and remember Allah much. (Surah al-Ahzab, 21)</text:span></text:p>
      <text:h text:style-name="P138" text:outline-level="1"/>
      <text:h text:style-name="P144" text:outline-level="1">HE IS COMBATIVE AND VALIANT</text:h>
      <text:p text:style-name="P150"><text:span text:style-name="T21">The days and nights will not end until a man from the Family of my House (the Mahdi</text:span><text:span text:style-name="T24">),</text:span><text:span text:style-name="T27"> who will easily prevent disorder and who will not be dissuaded from doing so even by threatned to be killed, appears.</text:span></text:p>
      <text:p text:style-name="P154">(al-Suyuti, Portents of the Mahdi, p. 13)</text:p>
      <text:p text:style-name="P154">The Mahdi will take the matter seriously.</text:p>
      <text:p text:style-name="P154"><text:s/>(Barzanji, Al-Isha'ah, p. 175) </text:p>
      <text:p text:style-name="P150"><text:span text:style-name="T21">He will continue his (intellectual) struggle </text:span><text:span text:style-name="T27">until all people return to Allah</text:span><text:span text:style-name="T21">.</text:span></text:p>
      <text:p text:style-name="P154"><text:s/>(al-Haythami, Al-Qawl al-Mukhtasar, p. 23)</text:p>
      <text:h text:style-name="P35" text:outline-level="1">The Mahdi will settle his account swiftly and will never break his promise.</text:h>
      <text:h text:style-name="P35" text:outline-level="1"><text:s/>(al-Muttaqi al-Hindi, Al-Burhan fi Alamat al-Mahdi, p. 24)</text:h>
      <text:p text:style-name="P141"><text:span text:style-name="T30">If he faces the mountains, </text:span><text:span text:style-name="T34">he will destroy them by making a passage through them</text:span><text:span text:style-name="T30">. </text:span></text:p>
      <text:p text:style-name="P129">(al-Haythami, Al-Qawl al-Mukhtasar, p. 39)</text:p>
      <text:p text:style-name="P126">Allah speaks of His messengers’ excellent moral values and valiant natures in many verses. They responded to their peoples’ denial, mockery, snares, and assaults in the finest possible manner and always overcame them, with Allah’s help.</text:p>
      <text:p text:style-name="P87"/>
      <text:p text:style-name="P70">Therefore, carry out the orders given to you and disregard the idol worshippers. (Surah Al-Hijr, 94)</text:p>
      <text:p text:style-name="P89"/>
      <text:p text:style-name="P89">Therefore, do not obey the unbelievers and strive mightily against them with this (Qur’an). (Surah al-Furqan, 52)</text:p>
      <text:p text:style-name="P89"/>
      <text:p text:style-name="P89">Those who respond to Allah and his Messenger, despite the persecution they suffer, and maintain their good works and lead a righteous life will have a great reward. (Surah Al ‘Imran, 172)</text:p>
      <text:p text:style-name="P136"/>
      <text:h text:style-name="P144" text:outline-level="1">THE MAHDI HAS A GREAT FEAR </text:h>
      <text:h text:style-name="P144" text:outline-level="1">AND RESPECT OF ALLAH</text:h>
      <text:p text:style-name="P129">The Mahdi fears and respects Allah like the trembling of a bird’s wing.</text:p>
      <text:p text:style-name="P129"><text:s/>(Nu`aym ibn Hammad, vr 91a)</text:p>
      <text:h text:style-name="P144" text:outline-level="1">THE MAHDI IS VERY COMPASSIONATE</text:h>
      <text:p text:style-name="P141"><text:soft-page-break/><text:span text:style-name="T30">The Mahdi </text:span><text:span text:style-name="T34">will be so merciful that in his day nobody’s nose will bleed.</text:span></text:p>
      <text:p text:style-name="P141"><text:span text:style-name="T34"><text:s/></text:span><text:span text:style-name="T31">(</text:span><text:span text:style-name="T30">al-Haythami, Al-Qawl al-Mukhtasar, p. 42)</text:span></text:p>
      <text:p text:style-name="P81">His compassion for the poor is one of the signs of the Mahdi.</text:p>
      <text:p text:style-name="P64">(Fera Idu Fevaidi'l Fiqr,)</text:p>
      <text:p text:style-name="P81">He has great compassion for the wronged.</text:p>
      <text:p text:style-name="P100"><text:span text:style-name="T37"><text:s/></text:span><text:span text:style-name="T32">(Nu’aym ibn Hammad, vr. 50b; </text:span><text:span text:style-name="T124">Al-Uqayli, An-Najmu al-Saqib, )</text:span></text:p>
      <text:p text:style-name="P126">In listing the Mahdi’s characteristics, the great Islamic scholar Ibn al-Arabi refers to his superior compassionate thus:</text:p>
      <text:p text:style-name="P141"><text:span text:style-name="T20"><text:s/></text:span><text:span text:style-name="T30">1 He has foresight,</text:span></text:p>
      <text:p text:style-name="P129">2 He understands the Book,</text:p>
      <text:p text:style-name="P129">3 He knows the meaning of verses,</text:p>
      <text:p text:style-name="P129">4 He knows that state and actions of those he will assign,</text:p>
      <text:p text:style-name="P129">5 He will still be compassionate and just even when angered,</text:p>
      <text:p text:style-name="P129">6 He knows the classes of beings,</text:p>
      <text:p text:style-name="P129">7 He knows the intricate aspects of affairs,</text:p>
      <text:p text:style-name="P129">8 He has a sound understanding of people’s needs, and</text:p>
      <text:p text:style-name="P129">9 The manifestation of secret things in his time, because only then will he be able to resolve any problems that may arise.</text:p>
      <text:p text:style-name="P129"><text:s/>(Signs of the Judgment Day, p. 189)</text:p>
      <text:p text:style-name="P129"/>
      <text:h text:style-name="P144" text:outline-level="1">THE MAHDI HAS A POWERFUL URGE </text:h>
      <text:h text:style-name="P144" text:outline-level="1">TO DEFEND ISLAM</text:h>
      <text:p text:style-name="P126">The hadiths say that the Mahdi’s protective instincts are very powerful. He will respond to every word spoken and neutralize every action taken against Islam. </text:p>
      <text:p text:style-name="P132">Even a single word spoken against Islam will offend him. </text:p>
      <text:p text:style-name="P129">(al-Haythami, Al-Qawl al-Mukhtasar, p. 30)</text:p>
      <text:p text:style-name="P132"/>
      <text:h text:style-name="P144" text:outline-level="1">THE MAHDI IS INDEBTED TO NOBODY</text:h>
      <text:p text:style-name="P141"><text:span text:style-name="T30">He is from my community, </text:span><text:span text:style-name="T34">a man who does not lower himself </text:span><text:span text:style-name="T30">(who feels gratitude only toward Allah).</text:span></text:p>
      <text:p text:style-name="P129"><text:s/>(al-Suyuti, Al-Havi, 2/24)</text:p>
      <text:h text:style-name="P135" text:outline-level="1"/>
      <text:h text:style-name="P144" text:outline-level="1">THE MAHDI WILL NOT TELL PEOPLE OF HIS NEEDS</text:h>
      <text:p text:style-name="P141"><text:span text:style-name="T30">Hussain was asked: “By what signs will the Mahdi be known?” He replied, “… People will need him, </text:span><text:span text:style-name="T34">but he will express his needs to no one.</text:span><text:span text:style-name="T30">”</text:span><text:span text:style-name="T126"> (Fera Idu Fevaidi'l Fiqr, )</text:span></text:p>
      <text:p text:style-name="P132"/>
      <text:h text:style-name="P144" text:outline-level="1">THE MAHDI’S ASSUMPTION OF RESPONSIBILITY</text:h>
      <text:p text:style-name="P150"><text:span text:style-name="T27">He assumes all duties </text:span><text:span text:style-name="T21">and helps the weak and lowly.</text:span></text:p>
      <text:p text:style-name="P154"><text:s/>(Muhyiddin ibn al-Arabi Futuhat al-Makkiye, 366, vol. 3, p. 327- 28)</text:p>
      <text:p text:style-name="P127"><text:soft-page-break/></text:p>
      <text:h text:style-name="P145" text:outline-level="1">THE MAHDI’S SPLENDOR</text:h>
      <text:p text:style-name="P141"><text:span text:style-name="T30">Hussain (ra) was asked: “By what signs will the Mahdi be known?” He replied: “By his ease of heart and dignity, </text:span><text:span text:style-name="T34">by his knowing what is lawful and what is unlawful.</text:span><text:span text:style-name="T30">”</text:span></text:p>
      <text:p text:style-name="P141"><text:span text:style-name="T30"><text:s/></text:span><text:span text:style-name="T126">(Fera Idu Fevaidi'l Fiqr)</text:span></text:p>
      <text:p text:style-name="P132"/>
      <text:h text:style-name="P142" text:outline-level="1"><text:span text:style-name="T109">THE MAHDI WILL UPHOLD THE TRUTH </text:span></text:h>
      <text:h text:style-name="P144" text:outline-level="1">AGAINST CRUELTY</text:h>
      <text:p text:style-name="P100"><text:span text:style-name="T32">The Mahdi </text:span><text:span text:style-name="T35">will defend the truth against the oppressors. </text:span><text:span text:style-name="T32">Indeed, he will extract the molar tooth (anything unjustly held) of a (cruel) person and restore it to its rightful owner.</text:span></text:p>
      <text:p text:style-name="P100"><text:span text:style-name="T37"><text:s/></text:span><text:span text:style-name="T32">(</text:span><text:span text:style-name="T37">Al-Uqayli, Al-Najmu al-Saqib</text:span><text:span text:style-name="T32">)</text:span></text:p>
      <text:p text:style-name="P127"/>
      <text:h text:style-name="P144" text:outline-level="1">THE MAHDI’S PURITY</text:h>
      <text:p text:style-name="P141"><text:span text:style-name="T30">At a time of (systems) change, a man known as the Mahdi will come. </text:span><text:span text:style-name="T34">He will be pure and beautiful.</text:span></text:p>
      <text:p text:style-name="P141"><text:span text:style-name="T34"><text:s/></text:span><text:span text:style-name="T31">(</text:span><text:span text:style-name="T30">Al-Muttaqi al-Hindi, Al-Burhan fi Alamat al-Mahdi, p. 14)</text:span></text:p>
      <text:p text:style-name="P100"><text:span text:style-name="T32">He will appear at a time of strife, and his </text:span><text:span text:style-name="T35">purity will be unmatched. </text:span></text:p>
      <text:p text:style-name="P81">(al-Haythami, Al-Qawl al-Mukhtasar, p. 24)</text:p>
      <text:p text:style-name="P131"/>
      <text:h text:style-name="P144" text:outline-level="1">THE MAHDI’S GENEROSITY</text:h>
      <text:p text:style-name="P141"><text:span text:style-name="T30">There will be a caliph in the end times </text:span><text:span text:style-name="T34">who will distribute goods without counting or calculating them.</text:span></text:p>
      <text:p text:style-name="P141"><text:span text:style-name="T31">(</text:span><text:span text:style-name="T30">Al-Muttaqi al-Hindi, Al-Burhan fi Alamat al-Mahdi, p. 15)</text:span></text:p>
      <text:p text:style-name="P141"><text:span text:style-name="T30">A leader will come from your leaders, </text:span><text:span text:style-name="T34">and he will not count goods. Whenever he is asked for something, he will say: “Take it.” That person will then lay out his shirt and fill it.</text:span></text:p>
      <text:p text:style-name="P141"><text:span text:style-name="T34"><text:s/></text:span><text:span text:style-name="T31">(</text:span><text:span text:style-name="T30">Ibid., p. 15)</text:span></text:p>
      <text:p text:style-name="P126"/>
      <text:h text:style-name="P144" text:outline-level="1">THE MAHDI’S TIME AND THE GOLDEN AGE</text:h>
      <text:p text:style-name="P126">Many prophetic hadiths indicate that an age will dawn when Islamic moral values will prevail on Earth. These hadiths inform us that this period, known as the “Golden Age,” will resemble the “Age of Happiness.”</text:p>
      <text:p text:style-name="P126">People will be so content with their lives in the Golden Age that, in the words of one hadith, “they will be unaware of time’s passage and ask Allah to extend their lives so that they may make greater use of these beauties.” Another prophetic hadith describes the Golden Age as follows: </text:p>
      <text:p text:style-name="P129">The younger ones will wish they were grown-ups, while the adults will wish they were younger… The good will become even more good, and even the wicked ones will be treated well. </text:p>
      <text:p text:style-name="P129">(Al-Muttaqi al-Hindi, Al-Burhan fi Alamat al-Mahdi, 17)</text:p>
      <text:p text:style-name="P129"><text:soft-page-break/></text:p>
      <text:h text:style-name="P145" text:outline-level="1">A HITHERTO UNSEEN ABUNDANCE </text:h>
      <text:p text:style-name="P81">There is a Mahdi in my community. People will come to him and say: “O Mahdi, give to me, too. Give to me, too!” The Mahdi will give him as much as he can carry in his clothes. </text:p>
      <text:p text:style-name="P81">(Hadith at-Tirmidhi, “Fitan,” B. 53; Sunan Ibn Majah, “Fitan,” B 34, H 4083)</text:p>
      <text:p text:style-name="P141"><text:span text:style-name="T30">A Mahdi will come from my community. </text:span><text:span text:style-name="T34">My community will enjoy such well-being in those days that not even a tenth of it has ever been seen before. The ground will give forth foods and will hide (hold back) nothing. </text:span></text:p>
      <text:p text:style-name="P129">(Sunan Ibn Majah, 10:347)</text:p>
      <text:p text:style-name="P141"><text:span text:style-name="T30">At that time,, all members of my community, the good and the bad, </text:span><text:span text:style-name="T34">will be blessed with blessing the like of which has never been seen. </text:span></text:p>
      <text:p text:style-name="P141"><text:span text:style-name="T31">(</text:span><text:span text:style-name="T30">Al-Muttaqi al-Hindi, Al-Burhan fi Alamat al-Mahdi, p. 16)</text:span></text:p>
      <text:h text:style-name="P35" text:outline-level="1">Someone sowing a measure of wheat will find 700 in return. </text:h>
      <text:h text:style-name="P35" text:outline-level="1">(Signs of the Judgment Day, p. 164)</text:h>
      <text:p text:style-name="P31"><text:span text:style-name="T21">The Mahdi will fill the hearts of Muhammad’s community with riches, and his justice will enfold them so much so that when a herald is </text:span><text:span text:style-name="T27">commanded to cry out: “Whoever is in need, let him come to me,” no more than one person will come. </text:span><text:span text:style-name="T21">That person will make requests. The Mahdi will say: “Go to the treasurer and let him give to you.” When he goes to the treasurer, he will receive goods in plenty. But then he will feel remorse and say: “Am I in greater need that everyone else? Nobody went but me,” and he will seek to give back those goods. Then the treasurer will say him: “What we give, we do not take back.”</text:span></text:p>
      <text:p text:style-name="P34">( al-Suyuti, Portents of the Mahdi, p. 13)</text:p>
      <text:p text:style-name="P100"><text:span text:style-name="T32">In his time, </text:span><text:span text:style-name="T35">flowing rivers will increase their waters</text:span><text:span text:style-name="T32">. The Mahdi will bring forth their treasures…</text:span></text:p>
      <text:p text:style-name="P81"><text:span text:style-name="T106"><text:s/></text:span>(al-Haythami, Al-Qawl al-Mukhtasar, p. 36)</text:p>
      <text:p text:style-name="P100"><text:span text:style-name="T32">It is certain that </text:span><text:span text:style-name="T35">at that time goods will increase and flow like water, </text:span><text:span text:style-name="T32">but nobody will (stoop to) take them. </text:span></text:p>
      <text:p text:style-name="P81">(Mukhtasar Tazkirah al-Qurtubi, p. 464)</text:p>
      <text:p text:style-name="P129">The ground threw out gold and silver, those beloved things…</text:p>
      <text:p text:style-name="P129"><text:s/>(Signs of the Judgment Day, p. 197)</text:p>
      <text:p text:style-name="P129"/>
      <text:h text:style-name="P144" text:outline-level="1">THERE WILL BE WEALTH</text:h>
      <text:p text:style-name="P100"><text:span text:style-name="T32">A Mahdi will emerge from my community. </text:span><text:span text:style-name="T35">Allah will send him to make people wealthy. </text:span><text:span text:style-name="T32">The community will be blessed, animals will eat and drink in plenty, the ground will give forth its fruits, and goods will be given in excess.</text:span></text:p>
      <text:p text:style-name="P81">(Al-Muttaqi al-Hindi, Al-Burhan fi Alamat al-Mahdi, p. 15)</text:p>
      <text:p text:style-name="P100"><text:soft-page-break/><text:span text:style-name="T35">Allah will eliminate poverty by his hand, </text:span><text:span text:style-name="T32">and the Mahdi will descend to Damascus.</text:span></text:p>
      <text:p text:style-name="P81"><text:span text:style-name="T106"><text:s/></text:span>(Ibid., p. 66)</text:p>
      <text:p text:style-name="P100"><text:span text:style-name="T32">He will fill the </text:span><text:span text:style-name="T35">hearts of Muhammad’s community with wealth</text:span><text:span text:style-name="T32">, and his justice will be addressed to them. </text:span></text:p>
      <text:p text:style-name="P81">(al-Suyuti, Portents of the Mahdi, p. 13)</text:p>
      <text:p text:style-name="P85">The hearts of Muhammad’s community will be filled with riches. </text:p>
      <text:p text:style-name="P100"><text:span text:style-name="T32">(al-Haythami, Al-Qawl al-Mukhtasar, p. 20)</text:span></text:p>
      <text:h text:style-name="P144" text:outline-level="1">GOODS WILL BE GIVEN WITHOUT </text:h>
      <text:h text:style-name="P144" text:outline-level="1">BEING COUNTED</text:h>
      <text:h text:style-name="P35" text:outline-level="1">In the End Times, a khalifa (successor) will distribute wealth without even counting it.</text:h>
      <text:h text:style-name="P35" text:outline-level="1"><text:s/>(Al-Muttaqi al-Hindi, Al-Burhan fi Alamat al-Mahdi, 15)</text:h>
      <text:p text:style-name="P31"><text:span text:style-name="T21">A leader will emerge from yourleaders, and </text:span><text:span text:style-name="T27">he will not count goods. </text:span><text:span text:style-name="T21">When anyone asks him for wealth, he will say: “Take.” That person will spread out his robes, and he will fill them. </text:span></text:p>
      <text:p text:style-name="P34">(Al-Muttaqi al-Hindi, Al-Burhan fi Alamat al-Mahdi, p. 15)</text:p>
      <text:p text:style-name="P31"><text:span text:style-name="T21">There will be a khalifa from among my community, </text:span><text:span text:style-name="T27">and he will distribute wealth without counting it. </text:span></text:p>
      <text:p text:style-name="P31"><text:span text:style-name="T21">(</text:span><text:span text:style-name="T22">Ibid., </text:span><text:span text:style-name="T21">p. 15)</text:span></text:p>
      <text:h text:style-name="P10" text:outline-level="1"/>
      <text:h text:style-name="P144" text:outline-level="1">IT WILL RAIN IN ABUNDANCE</text:h>
      <text:p text:style-name="P31"><text:span text:style-name="T21">He will fill Earth with justice and well-being. The ground gives forth its fruits, </text:span><text:span text:style-name="T27">and the sky rains. </text:span><text:span text:style-name="T21">My community will be blessed in a hitherto unseen manner.</text:span></text:p>
      <text:p text:style-name="P34"><text:s/>(Ibn Abu Sayba, c VII, p. 512-513; al-Suyuti, Portents of the Mahdi, p. 35)</text:p>
      <text:p text:style-name="P31"><text:span text:style-name="T21">In his time, the[Muhammad’s] community, both the good and the bad, will possess blessings the like of which have never been seen before. </text:span><text:span text:style-name="T27">Although much rain falls, not a drop will be wasted, </text:span><text:span text:style-name="T21">and the soil will be fertile and abundant without asking for a single seed.</text:span></text:p>
      <text:p text:style-name="P31"><text:span text:style-name="T21"><text:s/>(al-Haythami, Al-Qawl al-Mukhtasar, p. 20-21)</text:span></text:p>
      <text:p text:style-name="P31"><text:span text:style-name="T21">(In the Mahdi’s time) </text:span><text:span text:style-name="T27">the sky will begrudge none of its rain and will cause rain to fall generously. </text:span><text:span text:style-name="T21">The ground will hold back none of its plants and will give them forth to perfection… (Mukhtasar Tazkirah al-Qurtubi, p. 437)</text:span></text:p>
      <text:p text:style-name="P157"/>
      <text:h text:style-name="P144" text:outline-level="1">EARTH WILL BE FILLED WITH JUSTICE</text:h>
      <text:p text:style-name="P31"><text:span text:style-name="T21">Even if no more than a day remains until Doomsday, Allah will send an individual from my community, and </text:span><text:span text:style-name="T27">he will fill Earth with justice, </text:span><text:span text:style-name="T21">in the same way that it is now filled with cruelty.</text:span></text:p>
      <text:p text:style-name="P34">(Sunan Abu Dawud, 5:92)</text:p>
      <text:p text:style-name="P31"><text:soft-page-break/><text:span text:style-name="T21">The Mahdi is one of my people, and he will fill Earth with truth and justice, just as </text:span><text:span text:style-name="T27">it is now filled with cruelty and torture.</text:span><text:span text:style-name="T21"> </text:span></text:p>
      <text:p text:style-name="P34">(Sunan Abu Dawud, 5:93)</text:p>
      <text:p text:style-name="P31"><text:span text:style-name="T27">This Mahdi will fill Earth with justice,</text:span><text:span text:style-name="T24"> just </text:span><text:span text:style-name="T21">as people previously filled it with cruelty. </text:span></text:p>
      <text:p text:style-name="P34">(Sunan Ibn Majah, 10:348)</text:p>
      <text:h text:style-name="P32" text:outline-level="1"><text:span text:style-name="T27">After the Mahdi comes, the world, </text:span><text:span text:style-name="T21">now filled with oppression and vice, will overflow </text:span><text:span text:style-name="T27">with justice. </text:span></text:h>
      <text:h text:style-name="P35" text:outline-level="1">(al-Haythami, Al-Qawl al-Mukhtasar,, p. 20)</text:h>
      <text:p text:style-name="P31"><text:span text:style-name="T27">There will be such an abundance of justice in the Mahdi’s time that just as</text:span><text:span text:style-name="T21"> all stolen goods will be returned to their owners, anything belonging to anyone else, even something stuck in a person’s tooth, will be returned to its owner. </text:span></text:p>
      <text:p text:style-name="P34">(Ibid., p. 23)</text:p>
      <text:h text:style-name="P144" text:outline-level="1">THERE WILL BE PEACE AND SECURITY</text:h>
      <text:p text:style-name="P31"><text:span text:style-name="T27">Earth will be filled with security, and small groups of women will be able to perform Hajj without any men alongside them.</text:span><text:span text:style-name="T21"> </text:span></text:p>
      <text:p text:style-name="P34">(Nu’aym ibn Hammad, “Fitan,” vr. 74b; Suyuti, c. II, p. 77; (al-Haythami, Al-Qawl al-Mukhtasar, p. 23)</text:p>
      <text:p text:style-name="P31"><text:span text:style-name="T21">He will fill the world, previously full of cruelty, with justice. There will be such justice that </text:span><text:span text:style-name="T27">nobody who is sleeping will even be awoken and not a drop of blood will be spilt. </text:span><text:span text:style-name="T21">The world will return to the Age of Happiness.</text:span></text:p>
      <text:p text:style-name="P34"><text:s/>(Nu’aym ibn Hammad, “Fitan,” vr. 74b; Suyuti, c. II, p. 77; (al-Haythami, Al-Qawl al-Mukhtasar, p. 29)</text:p>
      <text:p text:style-name="P31"><text:span text:style-name="T21">People will take the oath of allegiance to him between the Rukun and the Maqam. The Mahdi will be so compassionate that </text:span><text:span text:style-name="T27">in his time nobody will be awoken out of sleep and nobody’s nose will bleed.</text:span></text:p>
      <text:p text:style-name="P31"><text:span text:style-name="T27"><text:s/></text:span><text:span text:style-name="T21">(al-Haythami, Al-Qawl al-Mukhtasar, p. 42)</text:span></text:p>
      <text:p text:style-name="P11"><text:s/></text:p>
      <text:h text:style-name="P144" text:outline-level="1">ALL CONFLICTS AND DISAGREEMENTS WILL END</text:h>
      <text:p text:style-name="P36">Earth will be filled with peace, just as a bowl is filled with water. No enmity will remain between anyone. All enmity, conflict, and disagreement will surely vanish.</text:p>
      <text:p text:style-name="P31"><text:span text:style-name="T27"><text:s/></text:span><text:span text:style-name="T21">(Sahih Muslim, 1:136)</text:span></text:p>
      <text:h text:style-name="P32" text:outline-level="1"><text:span text:style-name="T27">The battle will abandon its load (arms and equipment).</text:span><text:span text:style-name="T21"> </text:span></text:h>
      <text:h text:style-name="P35" text:outline-level="1">(Sunan Ibn Majah, 10:334)</text:h>
      <text:h text:style-name="P37" text:outline-level="1">War will abandon its load (namely, arms and the like).</text:h>
      <text:h text:style-name="P32" text:outline-level="1"><text:span text:style-name="T27"><text:s/></text:span><text:span text:style-name="T24">(</text:span><text:span text:style-name="T21">Mukhtasar Tazkirah al-Qurtubi, p. 496)</text:span></text:h>
      <text:p text:style-name="P31"><text:span text:style-name="T27">He will do away with enmity and hatred. </text:span><text:span text:style-name="T21">The venom will be removed from poisonous animals. Even a small boy will place his hand in </text:span><text:soft-page-break/><text:span text:style-name="T21">a serpent’s mouth, and the serpent will not harm him. The wolf will be like a dog in a herd of sheep or goats.</text:span></text:p>
      <text:p text:style-name="P34"><text:s/>(Sunan Ibn Majah, pp. 331-35)</text:p>
      <text:p text:style-name="P31"><text:span text:style-name="T27">In his time, the wolf will play with the sheep and snakes will not harm children. </text:span><text:span text:style-name="T21">A person will sow a handful of seed and will receive back 700 handfuls of grain. </text:span></text:p>
      <text:p text:style-name="P34">(al-Haythami, Al-Qawl al-Mukhtasar, p. 43)</text:p>
      <text:p text:style-name="P11"/>
      <text:h text:style-name="P144" text:outline-level="1">LOVE AND UNITY WILL PREVAIL</text:h>
      <text:p text:style-name="P31"><text:span text:style-name="T21">Just as Allah has freed them from the heresy of ascribing partners to Him through us and has placed friendship and discourse in their hearts and made them brothers [and sisters] in religion, </text:span><text:span text:style-name="T27">so He will save them from the sin of corruption through the Mahdi and will make them brothers [and sisters to each other]. </text:span></text:p>
      <text:p text:style-name="P34">(at-Tabarani, Haysami, c. VII, p. 317; Nu’aym ibn Hammad, vr 52b; Al-Muttaqi al-Hindi, Al-Burhan fi Alamat al-Mahdi, p. 20)</text:p>
      <text:p text:style-name="P31"><text:span text:style-name="T21">In the same way that through us they were freed from heresy and ascribing partners to Allah and </text:span><text:span text:style-name="T27">placed friendship and discourse in their hearts, so it will be again (when the Mahdi comes). </text:span></text:p>
      <text:p text:style-name="P31"><text:span text:style-name="T24">(</text:span><text:span text:style-name="T21">Al-Muttaqi al-Hindi, Al-Burhan fi Alamat al-Mahdi, p. 20)</text:span></text:p>
      <text:p text:style-name="P31"><text:span text:style-name="T21">One of my sons Muhammad ibn Abdullah (the Mahdi) and the Lord will give life to the Sunnah. His justice and plenty will ease the hearts of believers. </text:span><text:span text:style-name="T27">He will bring friendship and discourse to the Persian and Arab nations. </text:span></text:p>
      <text:p text:style-name="P31"><text:span text:style-name="T24">(</text:span><text:span text:style-name="T21">Ibid., p. 66)</text:span></text:p>
      <text:p text:style-name="P154"/>
      <text:h text:style-name="P144" text:outline-level="1">LIVES WILL BE LONGER</text:h>
      <text:p text:style-name="P31"><text:span text:style-name="T21">In his time … </text:span><text:span text:style-name="T27">lives will be longer </text:span><text:span text:style-name="T21">and things entrusted for safekeeping will not be lost. The wicked will be destroyed and nobody will be left who does not like our Prophet (saas).</text:span></text:p>
      <text:p text:style-name="P34"><text:s/>(al-Haythami, Al-Qawl al-Mukhtasar, p. 43)</text:p>
      <text:p text:style-name="P31"><text:span text:style-name="T27">Lives will be longer, </text:span><text:span text:style-name="T21">and things entrusted will be returned to their place.</text:span></text:p>
      <text:p text:style-name="P34"><text:s/>(Imam al-Suyuti, Signs of the Last Day, Death, and Resurrection, p. 179)</text:p>
      <text:h text:style-name="P12" text:outline-level="1"/>
      <text:h text:style-name="P144" text:outline-level="1">THE DEAD WILL ENVY THE LIVING</text:h>
      <text:p text:style-name="P31"><text:span text:style-name="T21">His time will be one of such justice that </text:span><text:span text:style-name="T27">the dead in the graves will envy the living… </text:span></text:p>
      <text:p text:style-name="P34">(al-Haythami, Al-Qawl al-Mukhtasar, p. 22)</text:p>
      <text:p text:style-name="P31"><text:span text:style-name="T21">They will overcome all the oppressors and the cruel. There will be such justice in his time </text:span><text:span text:style-name="T27">that the dead will envy the living. </text:span></text:p>
      <text:p text:style-name="P34">(Al-Muttaqi al-Hindi, Al-Burhan fi Alamat al-Mahdi, p. 68)</text:p>
      <text:p text:style-name="P36"><text:soft-page-break/>The living will wish that the deadwere alive (in order that they might see the blessings imparted to them).</text:p>
      <text:p text:style-name="P31"><text:span text:style-name="T27"><text:s/></text:span><text:span text:style-name="T24">(</text:span><text:span text:style-name="T38">Mukhtasar Tazkirah al-Qurtubi, p. 437)</text:span></text:p>
      <text:p text:style-name="P3">In describing how the Mahdi will appear and make Islamic moral values prevail, Bediuzzaman Said Nursi said he would witness this beautiful time from his grave and give thanks: </text:p>
      <text:p text:style-name="P3">In the End Times, the true lords of this sphere of life, in other words the Mahdi and his followers, will, by the will of Allah, come and widen that sphere, and the seeds will sprout. I shall WATCH FROM MY GRAVE and give thanks to Allah. </text:p>
      <text:p text:style-name="P3">(Bediuzzaman Said Nursi, Risale-i Nur Collection: Kastamonu Letters, p. 99)</text:p>
      <text:p text:style-name="P154"/>
      <text:h text:style-name="P144" text:outline-level="1">THE MAHDI’S PHYSICAL FEATURES</text:h>
      <text:p text:style-name="P3">In addition to his moral values and struggle, our Prophet (saas) described the Mahdi’s physical appearance in great detail so that those who see him will immediately recognize him.</text:p>
      <text:p text:style-name="P6"><text:span text:style-name="T21">One verse reveals that the People of the Book will recognize the Prophet (saas) as </text:span><text:span text:style-name="T27">“they recognize their own sons.”</text:span></text:p>
      <text:p text:style-name="P5"/>
      <text:p text:style-name="P5">Those We have given the Book recognize it as they recognise their own sons. Yet a group of them knowingly conceal the truth. (Surat al-Baqara, 146)</text:p>
      <text:p text:style-name="P5"/>
      <text:p text:style-name="P3">In the figurative sense, this verse refers to recognizing the Mahdi. When the Mahdi appears, people will recognize him, due to our Prophet’s (saas) descriptions of him, just as they do their own children. Yet despite this, some people will pretend not to recognize him and will deny him.</text:p>
      <text:p text:style-name="P90"/>
      <text:h text:style-name="P9" text:outline-level="1">HE IS BEAUTIFUL AND RADIANT</text:h>
      <text:p text:style-name="P36">He (the Mahdi) is a beautiful young man with an attractive face. The radiance of his countenance rises to his head and the black of his hair. </text:p>
      <text:p text:style-name="P34">(Mahdisim and Imamate, p. 153)</text:p>
      <text:h text:style-name="P37" text:outline-level="1">His face is radiant, just like a shining star.</text:h>
      <text:h text:style-name="P32" text:outline-level="1"><text:span text:style-name="T27"><text:s/></text:span><text:span text:style-name="T21">(al-Haythami, Al-Qawl al-Mukhtasar, p. 33; Al-Muttaqi al-Hindi, Al-Burhan fi Alamat al-Mahdi, p. 22)</text:span></text:h>
      <text:p text:style-name="P36">His face is like a star shining in the sky. </text:p>
      <text:p text:style-name="P31"><text:span text:style-name="T21">(al-Daylami, c. IV, p. 221, Ibn Jawzi, c. II, p. 558; Ali al-Qari, `Ali b. al-Sultan Muhammad al-Harawi, al-Hanaf</text:span><text:span text:style-name="T24">i</text:span><text:span text:style-name="T21"> “Risaletül Meşreb elverdi fi mezhebil Mahdi”)</text:span></text:p>
      <text:p text:style-name="P31"><text:span text:style-name="T21">He (the Mahdi) is a young man of medium stature and with a beautiful face … </text:span><text:span text:style-name="T27">The radiance of his face shines like day in his </text:span><text:soft-page-break/><text:span text:style-name="T27">hair, beard, and the blackness of his head, and gives him greatness. </text:span></text:p>
      <text:p text:style-name="P27">(Al-Uqayli, Al-Najmu al-Saqib, )</text:p>
      <text:h text:style-name="P32" text:outline-level="1"><text:span text:style-name="T21">The Mahdi is one of my [Muhammad’s] children. </text:span><text:span text:style-name="T27">His face shines like a star.</text:span></text:h>
      <text:h text:style-name="P28" text:outline-level="1"><text:s/>(Ibid)</text:h>
      <text:p text:style-name="P100"><text:span text:style-name="T32">He is lovely of face. </text:span><text:span text:style-name="T35">The light of his face gives him majesty. </text:span></text:p>
      <text:p text:style-name="P64">(Fera Idu Fevaidi'l Fiqr, )</text:p>
      <text:p text:style-name="P85">There is a color in his face like that of a bright star. </text:p>
      <text:p text:style-name="P64">(Ibid., p. 12)</text:p>
      <text:p text:style-name="P3">Allah tells us of Prophet Yusuf’s (as) beauty: </text:p>
      <text:p text:style-name="P20"/>
      <text:p text:style-name="P23"><text:span text:style-name="T21">She said </text:span><text:span text:style-name="T41"></text:span><text:span text:style-name="T21">to Yusuf</text:span><text:span text:style-name="T41"></text:span><text:span text:style-name="T21">: “Go out to them.” When they saw him, they were amazed by him and cut their hands. (Surah Yusuf, 31)</text:span></text:p>
      <text:p text:style-name="P21"/>
      <text:h text:style-name="P9" text:outline-level="1">HE HAS BLACK HAIR</text:h>
      <text:p text:style-name="P31"><text:span text:style-name="T21">The light of his face rises to his head and </text:span><text:span text:style-name="T27">the black of his hair</text:span><text:span text:style-name="T21">.</text:span></text:p>
      <text:p text:style-name="P34"><text:s/>(Mahdisim and Imamate, p. 153)</text:p>
      <text:p text:style-name="P150"><text:span text:style-name="T27">He has black hair. </text:span><text:span text:style-name="T21">His beard is black.</text:span><text:span text:style-name="T127"> </text:span></text:p>
      <text:p text:style-name="P149">(Fera Idu Fevaidi'l Fiqr,)</text:p>
      <text:p text:style-name="P36">The radiance of his face shines like day in his hair, beard, and the blackness of his head, and gives him greatness.</text:p>
      <text:p text:style-name="P31"><text:span text:style-name="T27"><text:s/></text:span><text:span text:style-name="T125">(Al-Uqayli, Al-Najmu al-Saqib,)</text:span></text:p>
      <text:p text:style-name="P13"/>
      <text:h text:style-name="P9" text:outline-level="1">HE HAS A MOLE ON HIS FACE</text:h>
      <text:p text:style-name="P31"><text:span text:style-name="T21">The Mahdi has a thick beard, bright front teeth, </text:span><text:span text:style-name="T27">a mole on his face</text:span><text:span text:style-name="T21">, and a broad forehead. </text:span></text:p>
      <text:p text:style-name="P29">(Fera Idu Fevaidi'l Fiqr,)</text:p>
      <text:h text:style-name="P37" text:outline-level="1">He has a mole on his face.</text:h>
      <text:h text:style-name="P32" text:outline-level="1"><text:span text:style-name="T27"><text:s/></text:span><text:span text:style-name="T21">(al-Haythami, Al-Qawl al-Mukhtasar, p. 41)</text:span></text:h>
      <text:h text:style-name="P9" text:outline-level="1">HE HAS THE SIGN OF THE PROPHET </text:h>
      <text:h text:style-name="P9" text:outline-level="1">(SAAS) ON HIS SHOULDER</text:h>
      <text:p text:style-name="P34">The Mahdi will have the sign of our Prophet (saas) on his shoulder.<text:tab/></text:p>
      <text:p text:style-name="P34">(Ibid., p. 41)</text:p>
      <text:p text:style-name="P87">The sign of the Prophet (saas) is on his shoulder.</text:p>
      <text:p text:style-name="P100"><text:span text:style-name="T29"><text:s/></text:span><text:span text:style-name="T32">(Barzanji, Al-Isha'ah, p. 165; </text:span><text:span text:style-name="T21">Al-Muttaqi al-Hindi</text:span><text:span text:style-name="T32">, Al-Burhan fi Alamat al-Mahdi, p. 23)</text:span></text:p>
      <text:h text:style-name="P37" text:outline-level="1">The mark of the Prophet (saas) is on his shoulder.</text:h>
      <text:h text:style-name="P32" text:outline-level="1"><text:span text:style-name="T27"><text:s/></text:span><text:span text:style-name="T38">(Barzanji, Al-Isha'ah, p. 163)</text:span></text:h>
      <text:p text:style-name="P3">As can be seen from these hadiths, the Mahdi will have “the sign of the Prophet (saas),” an evident mark, between his shoulders. Islamic sources describe this mark as follows: </text:p>
      <text:p text:style-name="P2"><text:soft-page-break/>Abu Saib ibn Yazid relates that: “My eye saw the seal of the Prophet (saas) between his shoulders.”</text:p>
      <text:p text:style-name="P2"><text:s/>(Sunan Tirmidhi, 6:126)</text:p>
      <text:p text:style-name="P15"/>
      <text:h text:style-name="P9" text:outline-level="1">HIS COMPLEXION</text:h>
      <text:p text:style-name="P85">The Mahdi is Arab in coloring…</text:p>
      <text:p text:style-name="P100"><text:span text:style-name="T36"><text:s/></text:span><text:span text:style-name="T32">(al-Haythami, Al-Qawl al-Mukhtasar, p .15-75)</text:span></text:p>
      <text:p text:style-name="P3">Note: The Arab complexion is a mixture of red and white.</text:p>
      <text:p text:style-name="P3">Our Prophet (saas) had a reddish-white complexion. However, the visible parts of his skin were nearer to brown because of the Sun and the wind. The Mahdi will be the same color as the Prophet (saas), whose complexion is described thus:</text:p>
      <text:p text:style-name="P34">Anas b. Malik said this about the Prophet’s (saas) complexion: He was white, but a brownish white.</text:p>
      <text:p text:style-name="P34"><text:s/>(Ibn Kathir, Shamail Rasul, p. 28)</text:p>
      <text:p text:style-name="P34">Not dark brown and not white, but with a little red. The Servant of God’s color is as white as that of someone who has just left the baths and grown a little pink, a color the like of which nobody else will have at that time. In other words, his complexion is a radiant white mixed with pink. </text:p>
      <text:p text:style-name="P34">(Ibid., p. 28)</text:p>
      <text:p text:style-name="P11"/>
      <text:h text:style-name="P9" text:outline-level="1">HIS GENERAL APPEARANCE</text:h>
      <text:p text:style-name="P31"><text:span text:style-name="T21">The Mahdi’s height </text:span><text:span text:style-name="T38">is like that of the sons of Israel (Bani Israel). </text:span></text:p>
      <text:p text:style-name="P34">(al-Haythami, Al-Qawl al-Mukhtasar, pp. 29-36)</text:p>
      <text:h text:style-name="P37" text:outline-level="1">His body is an Israeli body.</text:h>
      <text:h text:style-name="P32" text:outline-level="1"><text:span text:style-name="T27"><text:s/></text:span><text:span text:style-name="T24">(</text:span><text:span text:style-name="T21">Al-Muttaqi al-Hindi</text:span><text:span text:style-name="T38">, Al-Burhan fi Alamat al-Mahdi, p. 24)</text:span></text:h>
      <text:p text:style-name="P31"><text:span text:style-name="T21">It is as if the Mahdi were one of the People of Israel</text:span><text:span text:style-name="T27">.</text:span><text:span text:style-name="T21"> (His behavior resembles theirs, being majestic and intelligent).</text:span></text:p>
      <text:p text:style-name="P34"><text:s/>(Ibid., pp. 23-30) </text:p>
      <text:h text:style-name="P37" text:outline-level="1">He is ... a majestic individual. </text:h>
      <text:h text:style-name="P35" text:outline-level="1">( Mahdisim and Imamate)</text:h>
      <text:p text:style-name="P154"/>
      <text:p text:style-name="P31"><text:span text:style-name="T27">The Mahdi's body is Israeli.</text:span><text:span text:style-name="T21"> It is as if the Mahdi were an official of the People of Israel (one of their leaders).</text:span></text:p>
      <text:p text:style-name="P34"><text:s/>(Ibn Hajar al-Makki)</text:p>
      <text:p text:style-name="P36">(His external appearance) resembles that of one of the Beni Israel.</text:p>
      <text:p text:style-name="P31"><text:span text:style-name="T27"><text:s/></text:span><text:span text:style-name="T125">(Al-Uqayli, Al-Najmu al-Saqib, )</text:span></text:p>
      <text:h text:style-name="P37" text:outline-level="1">It is as if he were one of the Children of Israel.</text:h>
      <text:h text:style-name="P32" text:outline-level="1"><text:span text:style-name="T21"><text:s/></text:span><text:span text:style-name="T127">(Fera Idu Fevaidi'l Fiqr, )</text:span></text:h>
      <text:p text:style-name="P154"/>
      <text:h text:style-name="P9" text:outline-level="1">HIS HEIGHT</text:h>
      <text:p text:style-name="P31"><text:soft-page-break/><text:span text:style-name="T21">The Mahdi will be of </text:span><text:span text:style-name="T27">average height</text:span><text:span text:style-name="T21">.</text:span></text:p>
      <text:p text:style-name="P34"><text:s/>(al-Haythami, Al-Qawl al-Mukhtasar, p. 41)</text:p>
      <text:p text:style-name="P31"><text:span text:style-name="T21">The Mahdi’s name is Muhammad ibn Abdullah. </text:span><text:span text:style-name="T27">He is of middling height...</text:span></text:p>
      <text:p text:style-name="P29">(Fera Idu Fevaidi'l Fiqr, p. 11)</text:p>
      <text:p text:style-name="P3">We learn from accounts that he is the same height as our Prophet (saas):</text:p>
      <text:p text:style-name="P34">Anas stated that: ‘The Prophet (saas) was of middling height.” As we know, the word “rab’a” in the hadith means normal, medium stature. But there is a limit to normal height in the eyes of tall people, because normal height refers seven handspans.</text:p>
      <text:p text:style-name="P34"><text:s/>(Hadith at-Tirmidhi, Shamail Sharif, p. 15)</text:p>
      <text:p text:style-name="P11"/>
      <text:h text:style-name="P9" text:outline-level="1">HE HAS A BROAD BODY</text:h>
      <text:p text:style-name="P6"><text:span text:style-name="T21">The hadiths reveal that the Mahdi has a broad abdomen, chest, brow, and a gap between his legs and thighs. </text:span><text:span text:style-name="T27">His head will be large in proportion to the width of his forehead. All of these descriptions</text:span><text:span text:style-name="T21">indicate that the Mahdi’s body will be broad.</text:span></text:p>
      <text:h text:style-name="P37" text:outline-level="1">He is large of body... </text:h>
      <text:h text:style-name="P28" text:outline-level="1">(Al-Uqayli, An-Najmu al-Saqib, )</text:h>
      <text:h text:style-name="P32" text:outline-level="1"><text:span text:style-name="T21">His brow is clear…</text:span><text:span text:style-name="T27"> His abdomen is large, the space between his thighs is broad… </text:span></text:h>
      <text:h text:style-name="P30" text:outline-level="1"><text:s/>(Fera Idu Fevaidi'l Fiqr,)</text:h>
      <text:h text:style-name="P37" text:outline-level="1">The space between his thighs is open... </text:h>
      <text:h text:style-name="P30" text:outline-level="1">(Ibid)</text:h>
      <text:p text:style-name="P85">The Mahdi is from the line of Hassan (ra). There is a gap between his legs. </text:p>
      <text:p text:style-name="P81">(al-Suyuti, Portents of the Mahdi, p. 22)</text:p>
      <text:p text:style-name="P85">His ... brow is wide. He will fill Earth with justice and hand out goods in abundance. </text:p>
      <text:p text:style-name="P81">(Ibid., p. 22)</text:p>
      <text:h text:style-name="P10" text:outline-level="1"/>
      <text:h text:style-name="P9" text:outline-level="1">HIS BROW IS CLEAR AND BROAD</text:h>
      <text:p text:style-name="P3">The hadiths relate that the Mahdi’s brow will be clear and broad, and that his head will be proportionately large.</text:p>
      <text:p text:style-name="P31"><text:span text:style-name="T21">The Mahdi is one of my people ... </text:span><text:span text:style-name="T27">His brow is open</text:span><text:span text:style-name="T21">.</text:span></text:p>
      <text:p text:style-name="P34"><text:s/>(Al-Muttaqi al-Hindi, Al-Burhan fi Alamat, p. 21)</text:p>
      <text:p text:style-name="P31"><text:span text:style-name="T21">The Mahdi is one of us, and </text:span><text:span text:style-name="T27">his brow is open</text:span><text:span text:style-name="T21">... </text:span></text:p>
      <text:p text:style-name="P34">(Ibid., p. 21)</text:p>
      <text:p text:style-name="P31"><text:span text:style-name="T21">Allah will send a son of my line, </text:span><text:span text:style-name="T27">with a clear brow</text:span><text:span text:style-name="T21">, who will fill Earth with justice and distribute goods and property in abundance. </text:span></text:p>
      <text:p text:style-name="P34">(al-Haythami, Al-Qawl al-Mukhtasar, p .23)</text:p>
      <text:p text:style-name="P34">He is broad of brow.</text:p>
      <text:p text:style-name="P29"><text:soft-page-break/>(Fera Idu Fevaidi'l Fiqr)</text:p>
      <text:p text:style-name="P31"><text:span text:style-name="T21">Allah will send one of my line who is </text:span><text:span text:style-name="T27">broad of brow.</text:span></text:p>
      <text:p text:style-name="P31"><text:span text:style-name="T27"><text:s/></text:span><text:span text:style-name="T127">(Ibid., p. 11)</text:span></text:p>
      <text:p text:style-name="P11"/>
      <text:h text:style-name="P9" text:outline-level="1">HE HAS A LARGE STOMACH</text:h>
      <text:p text:style-name="P31"><text:span text:style-name="T21">His brow is open … </text:span><text:span text:style-name="T27">his stomach large, </text:span><text:span text:style-name="T21">and the space between his thighs is open…</text:span></text:p>
      <text:p text:style-name="P31"><text:span text:style-name="T21"><text:s/></text:span><text:span text:style-name="T127">(Ibid., p. 13)</text:span></text:p>
      <text:p text:style-name="P11"/>
      <text:h text:style-name="P9" text:outline-level="1">HIS THIGHS ARE LONG</text:h>
      <text:p text:style-name="P31"><text:span text:style-name="T27">His thighs are long, </text:span><text:span text:style-name="T21">he is Arab in coloring. </text:span></text:p>
      <text:p text:style-name="P34">(Barzanji, Al-Isha'ah, pp. 162-63)</text:p>
      <text:p text:style-name="P11"/>
      <text:h text:style-name="P9" text:outline-level="1">HIS GAIT</text:h>
      <text:h text:style-name="P32" text:outline-level="1"><text:span text:style-name="T21">One feature of his is that as he </text:span><text:span text:style-name="T27">walks there is a space between his thighs, and they are at a distance from one another. </text:span></text:h>
      <text:h text:style-name="P35" text:outline-level="1">(al-Haythami, Al-Qawl al-Mukhtasar, p. 32)</text:h>
      <text:p text:style-name="P11"/>
      <text:h text:style-name="P9" text:outline-level="1">HIS AGE</text:h>
      <text:p text:style-name="P3">The hadiths mention how old the Mahdi will be when he embarks upon his task, when people will recognize him, and when they will see and follow his activities.</text:p>
      <text:p text:style-name="P34">He will be sent when he is between 30 and 40. The Mahdi is one of my children… He is around 40.</text:p>
      <text:p text:style-name="P34"><text:s/>(Ibid., p. 41)</text:p>
      <text:p text:style-name="P31"><text:span text:style-name="T27">He is 40 years old. </text:span><text:span text:style-name="T21">According to another account he is between 30 and 40</text:span></text:p>
      <text:p text:style-name="P34"><text:s/>(Barzanji, Al-Isha'ah, p. 16)</text:p>
      <text:p text:style-name="P31"><text:span text:style-name="T21">The Mahdi is one of my people. He is</text:span><text:span text:style-name="T27"> 40 years old. </text:span><text:span text:style-name="T21">His face is like a bright star. </text:span></text:p>
      <text:p text:style-name="P31"><text:span text:style-name="T127">(Fera Idu Fevaidi'l Fiqr )</text:span></text:p>
      <text:p text:style-name="P154"/>
      <text:h text:style-name="P9" text:outline-level="1">HIS BEARD</text:h>
      <text:h text:style-name="P37" text:outline-level="1">His beard will be thick and luxurious.</text:h>
      <text:h text:style-name="P32" text:outline-level="1"><text:span text:style-name="T27"><text:s/></text:span><text:span text:style-name="T21">(al-Haythami, Al-Qawl al-Mukhtasar, p. 23)</text:span></text:h>
      <text:h text:style-name="P37" text:outline-level="1">His beard is thick. </text:h>
      <text:h text:style-name="P35" text:outline-level="1">(Barzanji, Al-Isha'ah, p. 163)</text:h>
      <text:p text:style-name="P154"/>
      <text:h text:style-name="P9" text:outline-level="1">HIS NOSE IS BEAUTIFUL</text:h>
      <text:h text:style-name="P32" text:outline-level="1"><text:span text:style-name="T21">His brow is broad, </text:span><text:span text:style-name="T27">and his nose will be thin. </text:span></text:h>
      <text:h text:style-name="P35" text:outline-level="1">(Hadith al-Tirmidhi)</text:h>
      <text:p text:style-name="P100"><text:span text:style-name="T32">He will have a clear brow and a small nose</text:span><text:span text:style-name="T35">…</text:span></text:p>
      <text:p text:style-name="P100"><text:span text:style-name="T36"><text:s/></text:span><text:span text:style-name="T32">(Barzanji, Al-Isha'ah, p. 163)</text:span></text:p>
      <text:p text:style-name="P34"><text:soft-page-break/>He has a clear brow and a fine nose. </text:p>
      <text:p text:style-name="P31"><text:span text:style-name="T21">(Imam Ahmad, II-291, III-17; Sunan Abu Dawud, vol. 14, p. 404)</text:span><text:span text:style-name="T38"> </text:span></text:p>
      <text:p text:style-name="P11"/>
      <text:h text:style-name="P9" text:outline-level="1">HIS EYEBROWS AND EYES</text:h>
      <text:p text:style-name="P31"><text:span text:style-name="T21">He has a clear brow, a small nose, and </text:span><text:span text:style-name="T27">large eyes... </text:span></text:p>
      <text:p text:style-name="P31"><text:span text:style-name="T21">(Barzanji, Al-Isha'ah, p. 163)</text:span><text:span text:style-name="T27"> </text:span></text:p>
      <text:h text:style-name="P37" text:outline-level="1">His eyebrows are curved. </text:h>
      <text:h text:style-name="P32" text:outline-level="1"><text:span text:style-name="T21">(Ibid., p. 163)</text:span></text:h>
      <text:h text:style-name="P32" text:outline-level="1"><text:span text:style-name="T21">The </text:span><text:span text:style-name="T27">Mahdi’s </text:span><text:span text:style-name="T21">eyebrows </text:span><text:span text:style-name="T27">... will have a space between them. </text:span></text:h>
      <text:h text:style-name="P35" text:outline-level="1">(al-Haythami, Al-Qawl al-Mukhtasar, p. 41)</text:h>
      <text:p text:style-name="P6"><text:span text:style-name="T21">The hadiths state that there will be a space between the Mahdi’s eyebrows and </text:span><text:span text:style-name="T27">that the gap between his eyes and eyebrows will be large.</text:span></text:p>
      <text:h text:style-name="P14" text:outline-level="1"/>
      <text:h text:style-name="P9" text:outline-level="1">THE BEAUTY AND BRIGHTNESS OF HIS TEETH</text:h>
      <text:h text:style-name="P37" text:outline-level="1">His teeth will be bright. </text:h>
      <text:h text:style-name="P35" text:outline-level="1">(Nu’aym ibn Hammad, vr. 52a; al-Haythami, Al-Qawl al-Mukhtasar, p. 41)</text:h>
      <text:h text:style-name="P32" text:outline-level="1"><text:span text:style-name="T21">The Mahdi will have a thick beard, </text:span><text:span text:style-name="T27">and his front teeth will be bright.</text:span></text:h>
      <text:h text:style-name="P32" text:outline-level="1"><text:span text:style-name="T27"><text:s/></text:span><text:span text:style-name="T127">(Fera Idu Fevaidi'l Fiqr,)</text:span></text:h>
      <text:p text:style-name="P156"/>
      <text:h text:style-name="P16" text:outline-level="1">CONCLUSION</text:h>
      <text:h text:style-name="P4" text:outline-level="1"/>
      <text:h text:style-name="P4" text:outline-level="1"/>
      <text:h text:style-name="P4" text:outline-level="1">Throughout this book, we have examined what the hadiths of our Prophet Muhammed (saas) say about the portents of the Mahdi’s coming, a man who will appear in the End Times having particular characteristics that will enable him to be recognized.</text:h>
      <text:p text:style-name="P6"><text:span text:style-name="T21">In these hadiths, our Prophet (saas) provides much information about the Mahdi’s moral values and physical appearance. For example, the Mahdi’s moral values will resemble those of our Prophet’s (saas), who will proise him for his fear and respect of Allah and proper morals. He also states that the Mahdi is a most valuable individual who help people attain salvation in this world and in the Hereafter, and that when he appears people will “follow him, even by crawling over the snow”:</text:span></text:p>
      <text:p text:style-name="P2">Ibn Abi Sayba and Naim ibn Hammad recount this in the Fitan, as do Ibn Majah and Abu Naim from Ibn Mas`ud. He said: “He (the Mahdi) will rule the world and fill Earth, which was previously filled with oppression and cruelty, with justice. Whoever is living at that time, let him/her come to the Mahdi and join him, even by crawling over the snow, because he is the Mahdi. (al-Suyuti, Portents of the Mahdi, p. 14)</text:p>
      <text:p text:style-name="P3">The period in which we are now living is the time when this historical event, the glad tidings of which are imparted by our Prophet (saas), will soon take place. All Muslims who know this and want the honor of being alongside the Mahdi when he appears must read this information with great care, seek every means of properly recognizing this awaited individual, and use it as a guide to recognize him.</text:p>
      <text:p text:style-name="P90">Muslims have a major responsibility for preparing the ground for and assisting this awaited individual, who will be a means whereby Islam returns to its true essence, the Qur’an’s moral values will prevail, and who will establish great unity among Muslims. Being close to the Mahdi in order to support and assist him in his auspicious activities directed toward all people is a great blessing and honor.</text:p>
      <text:p text:style-name="P9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Font544" svg:font-family="Font544, 'Times New Roman'"/>
    <style:font-face style:name="Font555" svg:font-family="Font555, 'Times New Roman'"/>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style:font-name="Times New Roman" fo:font-family="'Times New Roman'" style:font-family-generic="roman" style:font-pitch="variable" fo:font-size="14pt" fo:language="en" fo:country="GB"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line-height="0.564cm" fo:text-align="justify" style:justify-single-word="false" fo:keep-with-next="always"/>
      <style:text-properties style:font-name="Times New Roman" fo:font-family="'Times New Roman'" style:font-family-generic="roman" style:font-pitch="variable" fo:language="tr" fo:country="T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default-outline-level="4" style:class="text">
      <style:paragraph-properties fo:margin-left="-0.635cm" fo:margin-right="0cm" fo:margin-top="0cm" fo:margin-bottom="0.212cm" loext:contextual-spacing="false" fo:line-height="0.564cm" fo:text-align="justify" style:justify-single-word="false" fo:text-indent="0cm" style:auto-text-indent="false" fo:keep-with-next="always"/>
      <style:text-properties style:font-name="Times New Roman" fo:font-family="'Times New Roman'" style:font-family-generic="roman" style:font-pitch="variable" fo:language="tr" fo:country="T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cm" fo:margin-bottom="0.212cm" loext:contextual-spacing="false" fo:line-height="0.564cm" fo:keep-with-next="alway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cm" fo:margin-bottom="0.212cm" loext:contextual-spacing="false" fo:line-height="0.564cm" fo:keep-with-next="always"/>
      <style:text-properties style:font-name="Times New Roman" fo:font-family="'Times New Roman'"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cm" fo:margin-bottom="0.212cm" loext:contextual-spacing="false" fo:line-height="0.564cm" fo:text-align="justify" style:justify-single-word="false" fo:keep-with-next="always"/>
      <style:text-properties style:font-name="Times New Roman" fo:font-family="'Times New Roman'"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c_20_kutu_20_ici_20_kaynak" style:display-name="c kutu ici kaynak" style:family="paragraph" style:parent-style-name="Standard">
      <style:paragraph-properties fo:margin-left="1cm" fo:margin-right="0.199cm" fo:text-align="end" style:justify-single-word="false" fo:text-indent="0cm" style:auto-text-indent="false"/>
      <style:text-properties style:font-name="Font555" fo:font-family="Font555, 'Times New Roman'" fo:font-size="8pt" fo:font-style="italic" style:font-name-asian="Times New Roman" style:font-family-asian="'Times New Roman'" style:font-family-generic-asian="roman" style:font-pitch-asian="variable" style:font-size-asian="8pt" style:font-style-asian="italic" style:font-name-complex="Font555" style:font-family-complex="Font555, 'Times New Roman'"/>
    </style:style>
    <style:style style:name="_30_0_20_HADIS" style:display-name="00 HADIS" style:family="paragraph" style:parent-style-name="Standard">
      <style:paragraph-properties fo:margin-left="0.199cm" fo:margin-right="0.199cm" fo:margin-top="0.15cm" fo:margin-bottom="0.15cm" loext:contextual-spacing="false" fo:line-height="0.459cm" fo:text-align="justify" style:justify-single-word="false" fo:text-indent="0cm" style:auto-text-indent="false"/>
      <style:text-properties style:font-name="Font555" fo:font-family="Font555, 'Times New Roman'" fo:font-size="9pt" fo:font-style="italic" style:font-name-asian="Times New Roman" style:font-family-asian="'Times New Roman'" style:font-family-generic-asian="roman" style:font-pitch-asian="variable" style:font-size-asian="9pt" style:font-style-asian="italic" style:font-name-complex="Font555" style:font-family-complex="Font555, 'Times New Roman'"/>
    </style:style>
    <style:style style:name="c_20_anametin" style:display-name="c anametin" style:family="paragraph" style:parent-style-name="Standard">
      <style:paragraph-properties fo:margin-left="0cm" fo:margin-right="0cm" fo:line-height="0.522cm" fo:text-align="justify" style:justify-single-word="false" fo:text-indent="0.7cm" style:auto-text-indent="false"/>
      <style:text-properties style:font-name="Font555" fo:font-family="Font555, 'Times New Roman'" fo:font-size="11pt" style:font-name-asian="Times New Roman" style:font-family-asian="'Times New Roman'" style:font-family-generic-asian="roman" style:font-pitch-asian="variable" style:font-size-asian="11pt" style:font-name-complex="Font555" style:font-family-complex="Font555, 'Times New Roman'"/>
    </style:style>
    <style:style style:name="Gövde_20_Metni_20_2" style:display-name="Gövde Metni 2" style:family="paragraph" style:parent-style-name="Standard">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_30_0_20_ANA_20_METIN" style:display-name="00 ANA METIN" style:family="paragraph" style:parent-style-name="Standard">
      <style:paragraph-properties fo:margin-left="0cm" fo:margin-right="0cm" fo:line-height="0.459cm" fo:text-align="justify" style:justify-single-word="false" fo:text-indent="0.4cm" style:auto-text-indent="false"/>
      <style:text-properties style:font-name="Font555" fo:font-family="Font555, 'Times New Roman'" fo:font-size="10pt" style:font-name-asian="Times New Roman" style:font-family-asian="'Times New Roman'" style:font-family-generic-asian="roman" style:font-pitch-asian="variable" style:font-size-asian="10pt" style:font-name-complex="Font555" style:font-family-complex="Font555, 'Times New Roman'"/>
    </style:style>
    <style:style style:name="Gövde_20_Metni_20_3" style:display-name="Gövde Metni 3" style:family="paragraph" style:parent-style-name="Standard">
      <style:paragraph-properties fo:line-height="0.459cm" fo:text-align="justify" style:justify-single-word="false"/>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c_20_kutu_20_ici" style:display-name="c kutu ici" style:family="paragraph" style:parent-style-name="Standard">
      <style:paragraph-properties fo:margin-left="0.7cm" fo:margin-right="0.7cm" fo:line-height="0.522cm" fo:text-align="justify" style:justify-single-word="false" fo:text-indent="0cm" style:auto-text-indent="false"/>
      <style:text-properties style:font-name="Font555" fo:font-family="Font555, 'Times New Roman'" fo:font-size="11pt" fo:font-style="italic" style:font-name-asian="Times New Roman" style:font-family-asian="'Times New Roman'" style:font-family-generic-asian="roman" style:font-pitch-asian="variable" style:font-size-asian="11pt" style:font-style-asian="italic" style:font-name-complex="Font555" style:font-family-complex="Font555, 'Times New Roman'"/>
    </style:style>
    <style:style style:name="Text_20_body_20_indent" style:display-name="Text body indent" style:family="paragraph" style:parent-style-name="Standard" style:class="text">
      <style:paragraph-properties fo:margin-left="0cm" fo:margin-right="0cm" fo:line-height="0.459cm" fo:text-align="justify" style:justify-single-word="false" fo:text-indent="0.318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_30_0_20_AYET" style:display-name="00 AYET" style:family="paragraph" style:parent-style-name="Standard">
      <style:paragraph-properties fo:margin-left="0.4cm" fo:margin-right="0cm" fo:line-height="0.459cm" fo:text-align="justify" style:justify-single-word="false" fo:text-indent="0cm" style:auto-text-indent="false"/>
      <style:text-properties style:font-name="Font555" fo:font-family="Font555, 'Times New Roman'" fo:font-size="9pt" fo:font-weight="bold" style:font-name-asian="Times New Roman" style:font-family-asian="'Times New Roman'" style:font-family-generic-asian="roman" style:font-pitch-asian="variable" style:font-size-asian="9pt" style:font-weight-asian="bold" style:font-name-complex="Font555" style:font-family-complex="Font555, 'Times New Roman'"/>
    </style:style>
    <style:style style:name="Açıklama_20_Metni" style:display-name="Açıklama Metni" style:family="paragraph" style:parent-style-name="Standard">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çıklama_20_Konusu" style:display-name="Açıklama Konusu" style:family="paragraph" style:parent-style-name="Açıklama_20_Metni" style:next-style-name="Açıklama_20_Metni">
      <style:text-properties style:font-name="Times" fo:font-family="Times" style:font-family-generic="roman" style:font-pitch="variable" fo:font-size="10pt" fo:font-weight="bold" style:font-name-asian="Times" style:font-family-asian="Times" style:font-family-generic-asian="roman" style:font-pitch-asian="variable" style:font-size-asian="10pt" style:font-weight-asian="bold" style:font-name-complex="Times" style:font-family-complex="Times" style:font-family-generic-complex="roman" style:font-pitch-complex="variable" style:font-weight-complex="bold"/>
    </style:style>
    <style:style style:name="Gövde_20_Metni_20_Girintisi_20_2" style:display-name="Gövde Metni Girintisi 2" style:family="paragraph" style:parent-style-name="Standard">
      <style:paragraph-properties fo:margin-left="0.499cm" fo:margin-right="0cm" fo:margin-top="0cm" fo:margin-bottom="0.212cm" loext:contextual-spacing="false" fo:line-height="200%" fo:text-indent="0cm" style:auto-text-indent="false"/>
    </style:style>
    <style:style style:name="Öbek_20_Metni" style:display-name="Öbek Metni" style:family="paragraph" style:parent-style-name="Standard">
      <style:paragraph-properties fo:margin-left="1cm" fo:margin-right="-2.24cm" fo:line-height="0.564cm" fo:text-align="justify" style:justify-single-word="false" fo:orphans="0" fo:widows="0" fo:text-indent="0cm" style:auto-text-indent="false" style:text-autospace="none"/>
      <style:text-properties style:font-name="Times New Roman" fo:font-family="'Times New Roman'" style:font-family-generic="roman" style:font-pitch="variable" fo:language="en" fo:country="AU"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_30_0_20_ARA_20_BASLIK" style:display-name="00 ARA BASLIK" style:family="paragraph" style:parent-style-name="Standard">
      <style:paragraph-properties fo:margin-left="0.4cm" fo:margin-right="0cm" fo:line-height="0.459cm" fo:text-indent="0cm" style:auto-text-indent="false"/>
      <style:text-properties style:font-name="Font544" fo:font-family="Font544, 'Times New Roman'" fo:font-size="10pt" fo:letter-spacing="0.009cm" fo:font-weight="bold" style:font-name-asian="Times New Roman" style:font-family-asian="'Times New Roman'" style:font-family-generic-asian="roman" style:font-pitch-asian="variable" style:font-size-asian="10pt" style:font-weight-asian="bold" style:font-name-complex="Font544" style:font-family-complex="Font544, 'Times New Roman'"/>
    </style:style>
    <style:style style:name="c_20_giris_20_baslik" style:display-name="c giris baslik" style:family="paragraph" style:parent-style-name="Standard">
      <style:paragraph-properties fo:text-align="center" style:justify-single-word="false"/>
      <style:text-properties style:font-name="New York" fo:font-family="'New York'"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New York" style:font-family-complex="'New York'" style:font-family-generic-complex="roman" style:font-pitch-complex="variable"/>
    </style:style>
    <style:style style:name="WW8Num1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WW8Num2z0"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style style:name="WW8Num8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text-properties fo:font-weight="normal" style:font-weight-asian="normal"/>
    </style:style>
    <style:style style:name="WW8Num16z0" style:family="text">
      <style:text-properties fo:font-weight="normal" style:font-weight-asian="normal"/>
    </style:style>
    <style:style style:name="WW8Num17z0" style:family="text"/>
    <style:style style:name="WW8Num18z0"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Varsayılan_20_Paragraf_20_Yazı_20_Tipi" style:display-name="Varsayılan Paragraf Yazı Tipi" style:family="text"/>
    <style:style style:name="Açıklama_20_Başvurusu" style:display-name="Açıklama Başvurusu" style:family="text" style:parent-style-name="Varsayılan_20_Paragraf_20_Yazı_20_Tipi">
      <style:text-properties fo:font-size="9pt" style:font-size-asian="9pt"/>
    </style:style>
    <style:style style:name="_20_Char_20_Char" style:display-name=" Char Char" style:family="text" style:parent-style-name="Varsayılan_20_Paragraf_20_Yazı_20_Tipi">
      <style:text-properties fo:font-size="12pt" fo:language="en" fo:country="U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2.54cm" fo:text-indent="-0.318cm" fo:margin-left="2.54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ORTENTS AND FEATURES OF THE MAHDI'S COMING</dc:title>
    <dc:subject>PORTENTS AND FEATURES OF THE MAHDI'S COMING</dc:subject>
    <meta:initial-creator>HARUN YAHYA</meta:initial-creator>
    <meta:creation-date>2007-10-13T03:07:00</meta:creation-date>
    <dc:date>2020-06-20T17:44:54.423450515</dc:date>
    <meta:editing-cycles>8</meta:editing-cycles>
    <meta:editing-duration>PT1H3M35S</meta:editing-duration>
    <meta:generator>LibreOffice/6.4.4.2$Linux_X86_64 LibreOffice_project/523b8e55cdb4890550c54dc0a0ee2ea29d34e811</meta:generator>
    <meta:keyword>PORTENTS AND FEATURES OF THE MAHDI'S COMING</meta:keyword>
    <meta:document-statistic meta:table-count="0" meta:image-count="0" meta:object-count="0" meta:page-count="65" meta:paragraph-count="1064" meta:word-count="19554" meta:character-count="112220" meta:non-whitespace-character-count="93425"/>
  </office:meta>
</office:document-meta>
</file>